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2257" officeooo:paragraph-rsid="002c2257"/>
    </style:style>
    <style:style style:name="P2" style:family="paragraph" style:parent-style-name="Standard">
      <style:text-properties officeooo:rsid="002f73c6" officeooo:paragraph-rsid="002f73c6"/>
    </style:style>
    <style:style style:name="P3" style:family="paragraph" style:parent-style-name="Standard">
      <style:paragraph-properties fo:break-before="page"/>
      <style:text-properties officeooo:rsid="002f73c6" officeooo:paragraph-rsid="002f73c6"/>
    </style:style>
    <style:style style:name="P4" style:family="paragraph" style:parent-style-name="Standard">
      <style:paragraph-properties fo:break-before="page">
        <style:tab-stops/>
      </style:paragraph-properties>
      <style:text-properties officeooo:rsid="002f73c6" officeooo:paragraph-rsid="002f73c6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P8" style:family="paragraph">
      <style:paragraph-properties fo:text-align="center"/>
      <style:text-properties style:font-name="Times New Roman" fo:font-size="8pt" style:font-size-asian="8pt" style:font-size-complex="8pt"/>
    </style:style>
    <style:style style:name="P9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10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11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12" style:family="paragraph">
      <style:paragraph-properties fo:text-align="center"/>
      <style:text-properties style:font-name="Times New Roman" fo:font-size="6pt" style:font-size-asian="6pt" style:font-size-complex="6pt"/>
    </style:style>
    <style:style style:name="P13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14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15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6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6666ff"/>
    </style:style>
    <style:style style:name="P2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none" draw:fill-color="#ffffff"/>
      <style:text-properties fo:font-size="6pt" style:font-size-asian="6pt" style:font-size-complex="6pt"/>
    </style:style>
    <style:style style:name="P22" style:family="paragraph">
      <loext:graphic-properties draw:fill="none" draw:fill-color="#ffffff"/>
      <style:text-properties style:font-name="Times New Roman1" fo:font-size="6pt" style:font-size-asian="6pt" style:font-size-complex="6pt"/>
    </style:style>
    <style:style style:name="P23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ffffff"/>
      <style:text-properties fo:font-size="12pt"/>
    </style:style>
    <style:style style:name="P27" style:family="paragraph">
      <style:text-properties fo:font-size="12pt"/>
    </style:style>
    <style:style style:name="P28" style:family="paragraph">
      <loext:graphic-properties draw:fill="solid" draw:fill-color="#ff6600"/>
      <style:paragraph-properties fo:text-align="center"/>
      <style:text-properties fo:font-size="9pt" style:font-size-asian="9pt" style:font-size-complex="9pt"/>
    </style:style>
    <style:style style:name="P29" style:family="paragraph">
      <loext:graphic-properties draw:fill="solid" draw:fill-color="#ffff00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="solid" draw:fill-color="#99ff66"/>
      <style:paragraph-properties fo:text-align="center"/>
      <style:text-properties fo:font-size="9pt" style:font-size-asian="9pt" style:font-size-complex="9pt"/>
    </style:style>
    <style:style style:name="P31" style:family="paragraph">
      <loext:graphic-properties draw:fill="none" draw:fill-color="#ff3333" draw:opacity="50%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none" draw:fill-color="#ffffff"/>
      <style:text-properties fo:font-size="5pt" style:font-size-asian="5pt" style:font-size-complex="5pt"/>
    </style:style>
    <style:style style:name="P33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ffffff"/>
      <style:text-properties fo:font-size="10pt" style:font-size-asian="10pt" style:font-size-complex="10pt"/>
    </style:style>
    <style:style style:name="P36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5pt" style:language-asian="zh" style:country-asian="CN" style:font-style-asian="normal" style:font-weight-asian="normal" style:font-name-complex="FreeSans" style:font-size-complex="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5pt" style:language-asian="zh" style:country-asian="CN" style:font-style-asian="normal" style:font-weight-asian="normal" style:font-name-complex="FreeSans" style:font-size-complex="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style:paragraph-properties fo:text-align="center"/>
      <style:text-properties fo:font-size="12pt"/>
    </style:style>
    <style:style style:name="P40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a4acf1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Times New Roman" fo:font-size="8pt" style:font-size-asian="8pt" style:font-size-complex="8pt"/>
    </style:style>
    <style:style style:name="T4" style:family="text">
      <style:text-properties style:font-name="Times New Roman"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style:font-name="Times New Roman1" fo:font-size="6pt" style:font-size-asian="6pt" style:font-size-complex="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5pt" style:language-asian="zh" style:country-asian="CN" style:font-style-asian="normal" style:font-weight-asian="normal" style:font-name-complex="FreeSans" style:font-size-complex="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dash" draw:stroke-dash="Line_20_Style_20_9" svg:stroke-color="#000000" draw:fill-color="#000000" draw:textarea-horizontal-align="center" draw:textarea-vertical-align="middle" style:run-through="foreground"/>
    </style:style>
    <style:style style:name="gr4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/>
    </style:style>
    <style:style style:name="gr5" style:family="graphic">
      <style:graphic-properties draw:stroke="none" svg:stroke-color="#000000" draw:fill="none" draw:fill-color="#ffffff" fo:min-height="0.2555in" style:run-through="foreground"/>
    </style:style>
    <style:style style:name="gr6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7764in" fo:min-width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3508in" style:run-through="foreground"/>
    </style:style>
    <style:style style:name="gr28" style:family="graphic">
      <style:graphic-properties draw:stroke="none" svg:stroke-color="#000000" draw:fill="none" draw:fill-color="#ffffff" fo:min-height="0.1925in" style:run-through="foreground"/>
    </style:style>
    <style:style style:name="gr29" style:family="graphic">
      <style:graphic-properties draw:textarea-horizontal-align="justify" draw:textarea-vertical-align="middle" draw:auto-grow-height="false" fo:min-height="0.4898in" fo:min-width="0.5638in" style:run-through="foreground"/>
    </style:style>
    <style:style style:name="gr30" style:family="graphic">
      <style:graphic-properties draw:textarea-horizontal-align="justify" draw:textarea-vertical-align="middle" draw:auto-grow-height="false" fo:min-height="0.4902in" fo:min-width="0.5638in" style:run-through="foreground"/>
    </style:style>
    <style:style style:name="gr31" style:family="graphic">
      <style:graphic-properties draw:textarea-horizontal-align="justify" draw:textarea-vertical-align="middle" draw:auto-grow-height="false" fo:min-height="0.4898in" fo:min-width="0.5634in" style:run-through="foreground"/>
    </style:style>
    <style:style style:name="gr32" style:family="graphic">
      <style:graphic-properties draw:stroke="none" svg:stroke-color="#000000" draw:fill="none" draw:fill-color="#ffffff" fo:min-height="0.2409in" style:run-through="foreground"/>
    </style:style>
    <style:style style:name="gr33" style:family="graphic">
      <style:graphic-properties draw:textarea-horizontal-align="justify" draw:textarea-vertical-align="middle" draw:auto-grow-height="false" fo:min-height="0.6583in" fo:min-width="0.7583in" style:run-through="foreground"/>
    </style:style>
    <style:style style:name="gr34" style:family="graphic">
      <style:graphic-properties svg:stroke-color="#ffffff" draw:fill-color="#6666ff" draw:textarea-horizontal-align="justify" draw:textarea-vertical-align="middle" draw:auto-grow-height="false" fo:min-height="0.1291in" fo:min-width="0.1555in" style:run-through="foreground"/>
    </style:style>
    <style:style style:name="gr35" style:family="graphic">
      <style:graphic-properties draw:stroke="dash" draw:stroke-dash="Line_20_Style_20_9" svg:stroke-color="#000000" draw:textarea-horizontal-align="center" draw:textarea-vertical-align="middle" style:run-through="foreground"/>
    </style:style>
    <style:style style:name="gr36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/>
    </style:style>
    <style:style style:name="gr37" style:family="graphic">
      <style:graphic-properties svg:stroke-color="#ffffff" draw:fill-color="#6666ff" draw:textarea-horizontal-align="justify" draw:textarea-vertical-align="middle" draw:auto-grow-height="false" fo:min-height="0.1882in" fo:min-width="0.1882in" style:run-through="foreground"/>
    </style:style>
    <style:style style:name="gr38" style:family="graphic">
      <style:graphic-properties draw:stroke="none" svg:stroke-color="#000000" draw:fill="none" draw:fill-color="#ffffff" fo:min-height="0.1319in" style:run-through="foreground"/>
    </style:style>
    <style:style style:name="gr39" style:family="graphic">
      <style:graphic-properties draw:stroke="none" svg:stroke-color="#000000" draw:fill="none" draw:fill-color="#ffffff" fo:min-height="0.1661in" style:run-through="foreground"/>
    </style:style>
    <style:style style:name="gr40" style:family="graphic">
      <style:graphic-properties draw:stroke="none" svg:stroke-color="#000000" draw:fill="none" draw:fill-color="#ffffff" fo:min-height="0.172in" style:run-through="foreground"/>
    </style:style>
    <style:style style:name="gr41" style:family="graphic">
      <style:graphic-properties draw:stroke="none" svg:stroke-color="#000000" draw:fill="none" draw:fill-color="#ffffff" fo:min-height="0.1445in" style:run-through="foreground"/>
    </style:style>
    <style:style style:name="gr42" style:family="graphic">
      <style:graphic-properties draw:stroke="none" svg:stroke-color="#000000" draw:fill="none" draw:fill-color="#ffffff" fo:min-height="0.1634in" style:run-through="foreground"/>
    </style:style>
    <style:style style:name="gr43" style:family="graphic">
      <style:graphic-properties draw:marker-start="" draw:marker-end="Arrowheads_20_3" draw:textarea-horizontal-align="center" draw:textarea-vertical-align="middle" style:run-through="foreground"/>
    </style:style>
    <style:style style:name="gr44" style:family="graphic">
      <style:graphic-properties draw:stroke="none" svg:stroke-color="#000000" draw:fill="none" draw:fill-color="#ffffff" fo:min-height="0.1126in" style:run-through="foreground"/>
    </style:style>
    <style:style style:name="gr45" style:family="graphic">
      <style:graphic-properties draw:stroke="none" svg:stroke-color="#000000" draw:fill="none" draw:fill-color="#ffffff" fo:min-height="0.1236in" style:run-through="foreground"/>
    </style:style>
    <style:style style:name="gr46" style:family="graphic">
      <style:graphic-properties draw:stroke="none" svg:stroke-color="#000000" draw:fill="none" draw:fill-color="#ffffff" fo:min-height="0.1362in" style:run-through="foreground"/>
    </style:style>
    <style:style style:name="gr47" style:family="graphic">
      <style:graphic-properties draw:stroke="none" svg:stroke-color="#000000" draw:fill="none" draw:fill-color="#ffffff" fo:min-height="0.1181in" style:run-through="foreground"/>
    </style:style>
    <style:style style:name="gr48" style:family="graphic">
      <style:graphic-properties draw:stroke="none" svg:stroke-color="#000000" draw:fill="none" draw:fill-color="#ffffff" fo:min-height="0.1457in" style:run-through="foreground"/>
    </style:style>
    <style:style style:name="gr4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8311in" draw:shadow-offset-x="0.1201in" draw:shadow-offset-y="0.1201in" draw:shadow-opacity="50%" style:run-through="foreground"/>
    </style:style>
    <style:style style:name="gr50" style:family="graphic">
      <style:graphic-properties draw:stroke="none" svg:stroke-color="#000000" draw:fill="none" draw:fill-color="#ffffff" fo:min-height="0.1984in" style:run-through="foreground"/>
    </style:style>
    <style:style style:name="gr51" style:family="graphic">
      <style:graphic-properties draw:textarea-horizontal-align="justify" draw:textarea-vertical-align="middle" draw:auto-grow-height="false" fo:min-height="0.4909in" fo:min-width="0.5638in" style:run-through="foreground"/>
    </style:style>
    <style:style style:name="gr52" style:family="graphic">
      <style:graphic-properties draw:textarea-horizontal-align="justify" draw:textarea-vertical-align="middle" draw:auto-grow-height="false" fo:min-height="0.4898in" fo:min-width="0.5646in" style:run-through="foreground"/>
    </style:style>
    <style:style style:name="gr53" style:family="graphic">
      <style:graphic-properties draw:textarea-horizontal-align="justify" draw:textarea-vertical-align="middle" draw:auto-grow-height="false" fo:min-height="0.4909in" fo:min-width="0.5646in" style:run-through="foreground"/>
    </style:style>
    <style:style style:name="gr54" style:family="graphic">
      <style:graphic-properties draw:stroke="none" svg:stroke-color="#000000" draw:fill="none" draw:fill-color="#ffffff" fo:min-height="0.1665in" style:run-through="foreground"/>
    </style:style>
    <style:style style:name="gr55" style:family="graphic">
      <style:graphic-properties draw:textarea-horizontal-align="justify" draw:textarea-vertical-align="middle" draw:auto-grow-height="false" fo:min-height="0.3756in" fo:min-width="0.4327in" style:run-through="foreground"/>
    </style:style>
    <style:style style:name="gr56" style:family="graphic">
      <style:graphic-properties draw:textarea-horizontal-align="justify" draw:textarea-vertical-align="middle" draw:auto-grow-height="false" fo:min-height="0.3772in" fo:min-width="0.4335in" style:run-through="foreground"/>
    </style:style>
    <style:style style:name="gr57" style:family="graphic">
      <style:graphic-properties draw:textarea-horizontal-align="justify" draw:textarea-vertical-align="middle" draw:auto-grow-height="false" fo:min-height="0.3756in" fo:min-width="0.4319in" style:run-through="foreground"/>
    </style:style>
    <style:style style:name="gr58" style:family="graphic">
      <style:graphic-properties draw:stroke="none" svg:stroke-color="#000000" draw:fill="none" draw:fill-color="#ffffff" fo:min-height="0.1382in" style:run-through="foreground"/>
    </style:style>
    <style:style style:name="gr59" style:family="graphic">
      <style:graphic-properties draw:stroke="none" svg:stroke-color="#000000" draw:fill="none" draw:fill-color="#ffffff" fo:min-height="0.1374in" style:run-through="foreground"/>
    </style:style>
    <style:style style:name="gr60" style:family="graphic">
      <style:graphic-properties draw:textarea-horizontal-align="justify" draw:textarea-vertical-align="middle" draw:auto-grow-height="false" fo:min-height="0.2846in" fo:min-width="0.3291in" style:run-through="foreground"/>
    </style:style>
    <style:style style:name="gr61" style:family="graphic">
      <style:graphic-properties draw:textarea-horizontal-align="justify" draw:textarea-vertical-align="middle" draw:auto-grow-height="false" fo:min-height="0.2854in" fo:min-width="0.3299in" style:run-through="foreground"/>
    </style:style>
    <style:style style:name="gr62" style:family="graphic">
      <style:graphic-properties draw:textarea-horizontal-align="justify" draw:textarea-vertical-align="middle" draw:auto-grow-height="false" fo:min-height="0.2846in" fo:min-width="0.3283in" style:run-through="foreground"/>
    </style:style>
    <style:style style:name="gr63" style:family="graphic">
      <style:graphic-properties draw:textarea-horizontal-align="justify" draw:textarea-vertical-align="middle" draw:auto-grow-height="false" fo:min-height="0.3764in" fo:min-width="0.4327in" style:run-through="foreground"/>
    </style:style>
    <style:style style:name="gr64" style:family="graphic">
      <style:graphic-properties draw:textarea-horizontal-align="justify" draw:textarea-vertical-align="middle" draw:auto-grow-height="false" fo:min-height="0.3783in" fo:min-width="0.4335in" style:run-through="foreground"/>
    </style:style>
    <style:style style:name="gr65" style:family="graphic">
      <style:graphic-properties draw:textarea-horizontal-align="justify" draw:textarea-vertical-align="middle" draw:auto-grow-height="false" fo:min-height="0.3764in" fo:min-width="0.4319in" style:run-through="foreground"/>
    </style:style>
    <style:style style:name="gr66" style:family="graphic">
      <style:graphic-properties svg:stroke-color="#ffffff" draw:fill-color="#6666ff" draw:textarea-horizontal-align="justify" draw:textarea-vertical-align="middle" draw:auto-grow-height="false" fo:min-height="0.1291in" fo:min-width="0.1319in" style:run-through="foreground"/>
    </style:style>
    <style:style style:name="gr67" style:family="graphic">
      <style:graphic-properties draw:stroke="solid" svg:stroke-color="#000000" draw:fill="solid" draw:fill-color="#ff6600" fo:min-height="0.2563in" style:run-through="foreground"/>
    </style:style>
    <style:style style:name="gr68" style:family="graphic">
      <style:graphic-properties draw:stroke="solid" svg:stroke-color="#000000" draw:fill="solid" draw:fill-color="#ffff00" fo:min-height="0.1811in" style:run-through="foreground"/>
    </style:style>
    <style:style style:name="gr69" style:family="graphic">
      <style:graphic-properties draw:stroke="solid" svg:stroke-color="#000000" draw:fill="solid" draw:fill-color="#99ff66" fo:min-height="0.2035in" style:run-through="foreground"/>
    </style:style>
    <style:style style:name="gr70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/>
    </style:style>
    <style:style style:name="gr71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/>
    </style:style>
    <style:style style:name="gr72" style:family="graphic">
      <style:graphic-properties draw:stroke="none" svg:stroke-color="#000000" draw:fill="none" draw:fill-color="#ffffff" fo:min-height="0.0807in" style:run-through="foreground"/>
    </style:style>
    <style:style style:name="gr73" style:family="graphic">
      <style:graphic-properties draw:textarea-horizontal-align="justify" draw:textarea-vertical-align="middle" draw:auto-grow-height="false" fo:min-height="0.6583in" fo:min-width="0.75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svg:stroke-color="#ffffff" draw:fill-color="#6666ff" draw:textarea-horizontal-align="justify" draw:textarea-vertical-align="middle" draw:auto-grow-height="false" fo:min-height="0.1457in" fo:min-width="0.14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dash" draw:stroke-dash="Line_20_Style_20_9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dash" draw:stroke-dash="Line_20_Style_20_9" svg:stroke-color="#000000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none" svg:stroke-color="#000000" draw:fill="none" draw:fill-color="#ffffff" fo:min-height="0.1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none" svg:stroke-color="#000000" draw:fill="none" draw:fill-color="#ffffff" fo:min-height="0.144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svg:stroke-color="#000000" draw:fill="none" draw:fill-color="#ffffff" fo:min-height="0.16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marker-start="" draw:marker-end="Arrowheads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none" svg:stroke-color="#000000" draw:fill="none" draw:fill-color="#ffffff" fo:min-height="0.1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svg:stroke-color="#000000" draw:fill="none" draw:fill-color="#ffffff" fo:min-height="0.136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none" svg:stroke-color="#000000" draw:fill="none" draw:fill-color="#ffffff" fo:min-height="0.1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none" svg:stroke-color="#000000" draw:fill="none" draw:fill-color="#ffffff" fo:min-height="0.145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solid" svg:stroke-color="#000000" draw:fill="solid" draw:fill-color="#ff6600" draw:textarea-vertical-align="middle" fo:min-height="0.2563in" style:run-through="foreground"/>
    </style:style>
    <style:style style:name="gr87" style:family="graphic">
      <style:graphic-properties draw:stroke="solid" svg:stroke-color="#000000" draw:fill="solid" draw:fill-color="#ffff00" draw:textarea-vertical-align="middle" fo:min-height="0.1811in" style:run-through="foreground"/>
    </style:style>
    <style:style style:name="gr88" style:family="graphic">
      <style:graphic-properties draw:stroke="solid" svg:stroke-color="#000000" draw:fill="solid" draw:fill-color="#99ff66" draw:textarea-vertical-align="middle" fo:min-height="0.2035in" style:run-through="foreground"/>
    </style:style>
    <style:style style:name="gr89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2.1807in" draw:shadow-offset-x="0.1201in" draw:shadow-offset-y="0.1201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dash" draw:stroke-dash="Dashed_20__28_var_29_" svg:stroke-color="#ff0000" draw:fill="none" draw:fill-color="#ff3333" draw:opacity="50%" draw:textarea-horizontal-align="justify" draw:textarea-vertical-align="bottom" draw:auto-grow-height="false" fo:min-height="1.4437in" fo:min-width="1.7319in" draw:shadow-offset-x="0.1201in" draw:shadow-offset-y="0.1201in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none" svg:stroke-color="#000000" draw:fill="none" draw:fill-color="#ffffff" fo:min-height="0.1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svg:stroke-color="#000000" draw:fill="none" draw:fill-color="#ffffff" fo:min-height="0.08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svg:stroke-color="#000000" draw:fill="none" draw:fill-color="#ffffff" fo:min-height="0.16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svg:stroke-color="#000000" draw:fill="none" draw:fill-color="#ffffff" fo:min-height="0.3429in" style:run-through="foreground"/>
    </style:style>
    <style:style style:name="gr95" style:family="graphic">
      <style:graphic-properties draw:textarea-horizontal-align="justify" draw:textarea-vertical-align="middle" draw:auto-grow-height="false" fo:min-height="0.2689in" fo:min-width="0.3098in" style:run-through="foreground"/>
    </style:style>
    <style:style style:name="gr96" style:family="graphic">
      <style:graphic-properties draw:textarea-horizontal-align="justify" draw:textarea-vertical-align="middle" draw:auto-grow-height="false" fo:min-height="0.2689in" fo:min-width="0.3102in" style:run-through="foreground"/>
    </style:style>
    <style:style style:name="gr97" style:family="graphic">
      <style:graphic-properties draw:stroke="none" svg:stroke-color="#000000" draw:fill="none" draw:fill-color="#ffffff" fo:min-height="0.1945in" style:run-through="foreground"/>
    </style:style>
    <style:style style:name="gr98" style:family="graphic">
      <style:graphic-properties draw:stroke="none" svg:stroke-color="#000000" draw:fill="none" draw:fill-color="#ffffff" fo:min-height="0.3839in" style:run-through="foreground"/>
    </style:style>
    <style:style style:name="gr99" style:family="graphic">
      <style:graphic-properties draw:textarea-horizontal-align="justify" draw:textarea-vertical-align="middle" draw:auto-grow-height="false" fo:min-height="0.361in" fo:min-width="0.4165in" style:run-through="foreground"/>
    </style:style>
    <style:style style:name="gr100" style:family="graphic">
      <style:graphic-properties draw:textarea-horizontal-align="justify" draw:textarea-vertical-align="middle" draw:auto-grow-height="false" fo:min-height="0.361in" fo:min-width="0.4173in" style:run-through="foreground"/>
    </style:style>
    <style:style style:name="gr101" style:family="graphic">
      <style:graphic-properties draw:stroke="none" svg:stroke-color="#000000" draw:fill="none" draw:fill-color="#ffffff" fo:min-height="0.1937in" style:run-through="foreground"/>
    </style:style>
    <style:style style:name="gr102" style:family="graphic">
      <style:graphic-properties svg:stroke-color="#ffffff" draw:fill-color="#6666ff" draw:textarea-horizontal-align="justify" draw:textarea-vertical-align="middle" draw:auto-grow-height="false" fo:min-height="0.0709in" fo:min-width="0.0862in" style:run-through="foreground"/>
    </style:style>
    <style:style style:name="gr103" style:family="graphic">
      <style:graphic-properties svg:stroke-color="#ffffff" draw:fill-color="#6666ff" draw:textarea-horizontal-align="justify" draw:textarea-vertical-align="middle" draw:auto-grow-height="false" fo:min-height="0.0799in" fo:min-width="0.07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draw:stroke="none" svg:stroke-color="#000000" draw:fill="none" draw:fill-color="#ffffff" fo:min-height="0.09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5" style:family="graphic">
      <style:graphic-properties draw:stroke="none" svg:stroke-color="#000000" draw:fill="none" draw:fill-color="#ffffff" fo:min-height="0.192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6" style:family="graphic">
      <style:graphic-properties draw:stroke="solid" svg:stroke-color="#000000" draw:fill="solid" draw:fill-color="#ff6600" draw:textarea-vertical-align="middle" fo:min-height="0.15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7" style:family="graphic">
      <style:graphic-properties draw:stroke="solid" svg:stroke-color="#000000" draw:fill="solid" draw:fill-color="#ffff00" draw:textarea-vertical-align="middle" fo:min-height="0.1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8" style:family="graphic">
      <style:graphic-properties draw:textarea-horizontal-align="justify" draw:textarea-vertical-align="middle" draw:auto-grow-height="false" fo:min-height="0.4283in" fo:min-width="0.4929in" style:run-through="foreground"/>
    </style:style>
    <style:style style:name="gr109" style:family="graphic">
      <style:graphic-properties draw:textarea-horizontal-align="justify" draw:textarea-vertical-align="middle" draw:auto-grow-height="false" fo:min-height="0.4291in" fo:min-width="0.4929in" style:run-through="foreground"/>
    </style:style>
    <style:style style:name="gr110" style:family="graphic">
      <style:graphic-properties draw:stroke="none" svg:stroke-color="#000000" draw:fill="none" draw:fill-color="#ffffff" fo:min-height="0.1602in" style:run-through="foreground"/>
    </style:style>
    <style:style style:name="gr1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3" style:family="graphic">
      <style:graphic-properties draw:stroke="none" svg:stroke-color="#000000" draw:fill="none" draw:fill-color="#ffffff" fo:min-height="0.0965in" style:run-through="foreground"/>
    </style:style>
    <style:style style:name="gr114" style:family="graphic">
      <style:graphic-properties draw:stroke="none" svg:stroke-color="#000000" draw:fill="none" draw:fill-color="#ffffff" fo:min-height="0.1075in" style:run-through="foreground"/>
    </style:style>
    <style:style style:name="gr115" style:family="graphic">
      <style:graphic-properties draw:stroke="none" svg:stroke-color="#000000" draw:fill="none" draw:fill-color="#ffffff" fo:min-height="0.2118in" style:run-through="foreground"/>
    </style:style>
    <style:style style:name="gr116" style:family="graphic">
      <style:graphic-properties draw:stroke="none" svg:stroke-color="#000000" draw:fill="none" draw:fill-color="#ffffff" fo:min-height="0.245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1" draw:style-name="gr6" draw:text-style-name="P8" svg:width="0.4067in" svg:height="0.7768in" svg:x="0.1929in" svg:y="0.2236in"><text:p text:style-name="P6"><text:span text:style-name="T3">In</text:span><text:span text:style-name="T3">p</text:span><text:span text:style-name="T3">ut</text:span></text:p><text:p text:style-name="P6"><text:span text:style-name="T3">1</text:span><text:span text:style-name="T3">x</text:span><text:span text:style-name="T3">1</text:span><text:span text:style-name="T3">5</text:span><text:span text:style-name="T3">x</text:span><text:span text:style-name="T3">1</text:span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7" draw:text-style-name="P9" svg:width="0.7748in" svg:height="0.7768in" svg:x="0.6217in" svg:y="0.2236in"><text:p text:style-name="P6"><text:span text:style-name="T3">CON</text:span><text:span text:style-name="T3">V1+</text:span><text:span text:style-name="T3">ReL</text:span><text:span text:style-name="T3">U</text:span></text:p><text:p text:style-name="P6"><text:span text:style-name="T3">filters</text:span><text:span text:style-name="T3">: 20</text:span></text:p><text:p text:style-name="P6"><text:span text:style-name="T3">f_siz</text:span><text:span text:style-name="T3">e: </text:span><text:span text:style-name="T3">4x4</text:span></text:p><text:p text:style-name="P6"><text:span text:style-name="T3">stride</text:span><text:span text:style-name="T3">: 1</text:span></text:p><text:p text:style-name="P6"><text:span text:style-name="T3">paddi</text:span><text:span text:style-name="T3">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8" draw:text-style-name="P10" svg:width="0.5287in" svg:height="0.7768in" svg:x="1.4181in" svg:y="0.2236in"><text:p text:style-name="P6"><text:span text:style-name="T3">P</text:span><text:span text:style-name="T3">O</text:span><text:span text:style-name="T3">O</text:span><text:span text:style-name="T3">L</text:span><text:span text:style-name="T3">1</text:span></text:p><text:p text:style-name="P6"><text:span text:style-name="T3">f</text:span><text:span text:style-name="T3">_</text:span><text:span text:style-name="T3">s</text:span><text:span text:style-name="T3">i</text:span><text:span text:style-name="T3">z</text:span><text:span text:style-name="T3">e</text:span><text:span text:style-name="T3">:</text:span><text:span text:style-name="T3"> </text:span><text:span text:style-name="T3">2</text:span><text:span text:style-name="T3">x</text:span><text:span text:style-name="T3">2</text:span></text:p><text:p text:style-name="P6"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:</text:span><text:span text:style-name="T3"> </text:span><text:span text:style-name="T3">2</text:span></text:p><text:p text:style-name="P6"><text:span text:style-name="T3">p</text:span><text:span text:style-name="T3">a</text:span><text:span text:style-name="T3">d</text:span><text:span text:style-name="T3">d</text:span><text:span text:style-name="T3">i</text:span><text:span text:style-name="T3">n</text:span><text:span text:style-name="T3">g</text:span><text:span text:style-name="T3">:</text:span><text:span text:style-name="T3"> </text:span><text:span text:style-name="T3">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9" draw:text-style-name="P9" svg:width="0.7406in" svg:height="0.7768in" svg:x="1.9626in" svg:y="0.2236in"><text:p text:style-name="P6"><text:span text:style-name="T3">CONV</text:span><text:span text:style-name="T3">2+ReL</text:span><text:span text:style-name="T3">U</text:span></text:p><text:p text:style-name="P6"><text:span text:style-name="T3">filters: </text:span><text:span text:style-name="T3">40</text:span></text:p><text:p text:style-name="P6"><text:span text:style-name="T3">f_size: </text:span><text:span text:style-name="T3">3x3</text:span></text:p><text:p text:style-name="P6"><text:span text:style-name="T3">stride: </text:span><text:span text:style-name="T3">1</text:span></text:p><text:p text:style-name="P6"><text:span text:style-name="T3">paddi</text:span><text:span text:style-name="T3">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10" draw:text-style-name="P10" svg:width="0.5524in" svg:height="0.7768in" svg:x="2.7193in" svg:y="0.2236in"><text:p text:style-name="P6"><text:span text:style-name="T3">POOL</text:span><text:span text:style-name="T3">2</text:span></text:p><text:p text:style-name="P6"><text:span text:style-name="T3">stride: </text:span><text:span text:style-name="T3">2</text:span></text:p><text:p text:style-name="P6"><text:span text:style-name="T3">paddi</text:span><text:span text:style-name="T3">ng: 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11" draw:text-style-name="P11" svg:width="0.5524in" svg:height="0.7768in" svg:x="3.2937in" svg:y="0.2236in"><text:p text:style-name="P6"><text:span text:style-name="T3">FC</text:span><text:span text:style-name="T3">1+</text:span><text:span text:style-name="T3">Re</text:span><text:span text:style-name="T3">L</text:span><text:span text:style-name="T3">U</text:span></text:p><text:p text:style-name="P6"><text:span text:style-name="T3">60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11" draw:text-style-name="P11" svg:width="0.5524in" svg:height="0.7768in" svg:x="3.8681in" svg:y="0.2236in"><text:p text:style-name="P6"><text:span text:style-name="T3">F</text:span><text:span text:style-name="T3">C</text:span><text:span text:style-name="T3">2</text:span><text:span text:style-name="T3">+</text:span><text:span text:style-name="T3">R</text:span><text:span text:style-name="T3">e</text:span><text:span text:style-name="T3">L</text:span><text:span text:style-name="T3">U</text:span></text:p><text:p text:style-name="P6"><text:span text:style-name="T3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name="Shape1" draw:style-name="gr12" draw:text-style-name="P12" svg:width="0.3331in" svg:height="0.7768in" svg:x="0.1929in" svg:y="0.0319in"><text:p text:style-name="P6"><text:span text:style-name="T4">I</text:span><text:span text:style-name="T4">n</text:span><text:span text:style-name="T4">p</text:span><text:span text:style-name="T4">u</text:span><text:span text:style-name="T4">t</text:span></text:p><text:p text:style-name="P6"><text:span text:style-name="T4">1</text:span><text:span text:style-name="T4">x</text:span><text:span text:style-name="T4">3</text:span><text:span text:style-name="T4">9</text:span><text:span text:style-name="T4">x</text:span><text:span text:style-name="T4">3</text:span><text:span text:style-name="T4">9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13" draw:text-style-name="P13" svg:width="0.5504in" svg:height="0.7768in" svg:x="0.5437in" svg:y="0.0319in"><text:p text:style-name="P6"><text:span text:style-name="T4">C</text:span><text:span text:style-name="T4">O</text:span><text:span text:style-name="T4">N</text:span><text:span text:style-name="T4">V</text:span><text:span text:style-name="T4">1</text:span><text:span text:style-name="T4">+</text:span><text:span text:style-name="T4">R</text:span><text:span text:style-name="T4">e</text:span><text:span text:style-name="T4">L</text:span><text:span text:style-name="T4">U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2</text:span><text:span text:style-name="T4">0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4</text:span><text:span text:style-name="T4">x</text:span><text:span text:style-name="T4">4</text:span></text:p><text:p text:style-name="P6"><text:span text:style-name="T4">s</text:span><text:span text:style-name="T4">t</text:span><text:span text:style-name="T4">r</text:span><text:span text:style-name="T4">i</text:span><text:span text:style-name="T4">d</text:span><text:span text:style-name="T4">e</text:span><text:span text:style-name="T4">:</text:span><text:span text:style-name="T4"> </text:span><text:span text:style-name="T4">1</text:span></text:p><text:p text:style-name="P6"><text:span text:style-name="T4">p</text:span><text:span text:style-name="T4">a</text:span><text:span text:style-name="T4">d</text:span><text:span text:style-name="T4">d</text:span><text:span text:style-name="T4">i</text:span><text:span text:style-name="T4">n</text:span><text:span text:style-name="T4">g</text:span><text:span text:style-name="T4">:</text:span><text:span text:style-name="T4"> </text:span><text:span text:style-name="T4">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3" draw:text-style-name="P13" svg:width="0.5504in" svg:height="0.7768in" svg:x="1.5366in" svg:y="0.0319in"><text:p text:style-name="P6"><text:span text:style-name="T4">C</text:span><text:span text:style-name="T4">O</text:span><text:span text:style-name="T4">N</text:span><text:span text:style-name="T4">V</text:span><text:span text:style-name="T4">2</text:span><text:span text:style-name="T4">+</text:span><text:span text:style-name="T4">R</text:span><text:span text:style-name="T4">e</text:span><text:span text:style-name="T4">L</text:span><text:span text:style-name="T4">U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4</text:span><text:span text:style-name="T4">0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3</text:span><text:span text:style-name="T4">x</text:span><text:span text:style-name="T4">3</text:span></text:p><text:p text:style-name="P6"><text:span text:style-name="T4">s</text:span><text:span text:style-name="T4">t</text:span><text:span text:style-name="T4">r</text:span><text:span text:style-name="T4">i</text:span><text:span text:style-name="T4">d</text:span><text:span text:style-name="T4">e</text:span><text:span text:style-name="T4">:</text:span><text:span text:style-name="T4"> </text:span><text:span text:style-name="T4">1</text:span></text:p><text:p text:style-name="P6"><text:span text:style-name="T4">p</text:span><text:span text:style-name="T4">a</text:span><text:span text:style-name="T4">d</text:span><text:span text:style-name="T4">d</text:span><text:span text:style-name="T4">i</text:span><text:span text:style-name="T4">n</text:span><text:span text:style-name="T4">g</text:span><text:span text:style-name="T4">:</text:span><text:span text:style-name="T4"> </text:span><text:span text:style-name="T4">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4" draw:text-style-name="P14" svg:width="0.4098in" svg:height="0.7768in" svg:x="1.111in" svg:y="0.0319in"><text:p text:style-name="P6"><text:span text:style-name="T4">P</text:span><text:span text:style-name="T4">O</text:span><text:span text:style-name="T4">O</text:span><text:span text:style-name="T4">L</text:span><text:span text:style-name="T4">1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2</text:span><text:span text:style-name="T4">x</text:span><text:span text:style-name="T4">2</text:span></text:p><text:p text:style-name="P6"><text:span text:style-name="T4">s</text:span><text:span text:style-name="T4">t</text:span><text:span text:style-name="T4">r</text:span><text:span text:style-name="T4">i</text:span><text:span text:style-name="T4">d</text:span><text:span text:style-name="T4">e</text:span><text:span text:style-name="T4">:</text:span><text:span text:style-name="T4"> </text:span><text:span text:style-name="T4">2</text:span></text:p><text:p text:style-name="P6"><text:span text:style-name="T4">p</text:span><text:span text:style-name="T4">a</text:span><text:span text:style-name="T4">d</text:span><text:span text:style-name="T4">d</text:span><text:span text:style-name="T4">i</text:span><text:span text:style-name="T4">n</text:span><text:span text:style-name="T4">g</text:span><text:span text:style-name="T4">:</text:span><text:span text:style-name="T4"> </text:span><text:span text:style-name="T4">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5" draw:text-style-name="P14" svg:width="0.4157in" svg:height="0.7768in" svg:x="2.1055in" svg:y="0.0374in"><text:p text:style-name="P6"><text:span text:style-name="T4">P</text:span><text:span text:style-name="T4">O</text:span><text:span text:style-name="T4">O</text:span><text:span text:style-name="T4">L</text:span><text:span text:style-name="T4">2</text:span></text:p><text:p text:style-name="P6"><text:span text:style-name="T4">s</text:span><text:span text:style-name="T4">t</text:span><text:span text:style-name="T4">r</text:span><text:span text:style-name="T4">i</text:span><text:span text:style-name="T4">d</text:span><text:span text:style-name="T4">e</text:span><text:span text:style-name="T4">:</text:span><text:span text:style-name="T4"> </text:span><text:span text:style-name="T4">2</text:span></text:p><text:p text:style-name="P6"><text:span text:style-name="T4">p</text:span><text:span text:style-name="T4">a</text:span><text:span text:style-name="T4">d</text:span><text:span text:style-name="T4">d</text:span><text:span text:style-name="T4">i</text:span><text:span text:style-name="T4">n</text:span><text:span text:style-name="T4">g</text:span><text:span text:style-name="T4">:</text:span><text:span text:style-name="T4"> </text:span><text:span text:style-name="T4">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13" draw:text-style-name="P13" svg:width="0.5504in" svg:height="0.7768in" svg:x="2.5374in" svg:y="0.0319in"><text:p text:style-name="P6"><text:span text:style-name="T4">C</text:span><text:span text:style-name="T4">O</text:span><text:span text:style-name="T4">N</text:span><text:span text:style-name="T4">V</text:span><text:span text:style-name="T4">3</text:span><text:span text:style-name="T4">+</text:span><text:span text:style-name="T4">R</text:span><text:span text:style-name="T4">e</text:span><text:span text:style-name="T4">L</text:span><text:span text:style-name="T4">U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6</text:span><text:span text:style-name="T4">0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3</text:span><text:span text:style-name="T4">x</text:span><text:span text:style-name="T4">3</text:span></text:p><text:p text:style-name="P6"><text:span text:style-name="T4">s</text:span><text:span text:style-name="T4">t</text:span><text:span text:style-name="T4">r</text:span><text:span text:style-name="T4">i</text:span><text:span text:style-name="T4">d</text:span><text:span text:style-name="T4">e</text:span><text:span text:style-name="T4">:</text:span><text:span text:style-name="T4"> </text:span><text:span text:style-name="T4">1</text:span></text:p><text:p text:style-name="P6"><text:span text:style-name="T4">p</text:span><text:span text:style-name="T4">a</text:span><text:span text:style-name="T4">d</text:span><text:span text:style-name="T4">d</text:span><text:span text:style-name="T4">i</text:span><text:span text:style-name="T4">n</text:span><text:span text:style-name="T4">g</text:span><text:span text:style-name="T4">:</text:span><text:span text:style-name="T4"> </text:span><text:span text:style-name="T4">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4" draw:text-style-name="P14" svg:width="0.4098in" svg:height="0.7768in" svg:x="3.0992in" svg:y="0.0319in"><text:p text:style-name="P6"><text:span text:style-name="T4">POOL3</text:span></text:p><text:p text:style-name="P6"><text:span text:style-name="T4">f_size: </text:span><text:span text:style-name="T4">2x2</text:span></text:p><text:p text:style-name="P6"><text:span text:style-name="T4">stride: 2</text:span></text:p><text:p text:style-name="P6"><text:span text:style-name="T4">padding: 0</text:span></text:p><draw:enhanced-geometry svg:viewBox="0 0 21600 21600" draw:type="rectangle" draw:enhanced-path="M 0 0 L 21600 0 21600 21600 0 21600 0 0 Z N"/></draw:custom-shape><draw:custom-shape text:anchor-type="paragraph" draw:z-index="17" draw:name="Shape1" draw:style-name="gr18" draw:text-style-name="P13" svg:width="0.548in" svg:height="0.7768in" svg:x="3.5252in" svg:y="0.0319in"><text:p text:style-name="P6"><text:span text:style-name="T4">CON</text:span><text:span text:style-name="T4">V4+</text:span><text:span text:style-name="T4">ReL</text:span><text:span text:style-name="T4">U</text:span></text:p><text:p text:style-name="P6"><text:span text:style-name="T4">filter</text:span><text:span text:style-name="T4">s: 80</text:span></text:p><text:p text:style-name="P6"><text:span text:style-name="T4">f_siz</text:span><text:span text:style-name="T4">e: </text:span><text:span text:style-name="T4">2x2</text:span></text:p><text:p text:style-name="P6"><text:span text:style-name="T4">strid</text:span><text:span text:style-name="T4">e: 1</text:span></text:p><text:p text:style-name="P6"><text:span text:style-name="T4">padd</text:span><text:span text:style-name="T4">ing: </text:span><text:span text:style-name="T4">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6" draw:text-style-name="P15" svg:width="0.4512in" svg:height="0.7768in" svg:x="4.0898in" svg:y="0.0319in"><text:p text:style-name="P6"><text:span text:style-name="T4">F</text:span><text:span text:style-name="T4">C</text:span><text:span text:style-name="T4">1</text:span><text:span text:style-name="T4">+</text:span><text:span text:style-name="T4">R</text:span><text:span text:style-name="T4">e</text:span><text:span text:style-name="T4">L</text:span><text:span text:style-name="T4">U</text:span></text:p><text:p text:style-name="P6"><text:span text:style-name="T4">1</text:span><text:span text:style-name="T4">2</text:span><text:span text:style-name="T4">0</text:span><text:span text:style-name="T4">/</text:span><text:span text:style-name="T4">1</text:span><text:span text:style-name="T4">0</text:span><text:span text:style-name="T4">0</text:span><text:span text:style-name="T4">/</text:span><text:span text:style-name="T4">1</text:span><text:span text:style-name="T4">0</text:span><text:span text:style-name="T4">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17" draw:text-style-name="P15" svg:width="0.4217in" svg:height="0.7768in" svg:x="4.5571in" svg:y="0.0319in"><text:p text:style-name="P6"><text:span text:style-name="T4">F</text:span><text:span text:style-name="T4">C</text:span><text:span text:style-name="T4">2</text:span><text:span text:style-name="T4">+</text:span><text:span text:style-name="T4">R</text:span><text:span text:style-name="T4">e</text:span><text:span text:style-name="T4">L</text:span><text:span text:style-name="T4">U</text:span></text:p><text:p text:style-name="P6"><text:span text:style-name="T4">1</text:span><text:span text:style-name="T4">0</text:span><text:span text:style-name="T4">/</text:span><text:span text:style-name="T4">6</text:span><text:span text:style-name="T4">/</text:span><text:span text:style-name="T4">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"><draw:custom-shape text:anchor-type="paragraph" draw:z-index="18" draw:name="Shape1" draw:style-name="gr19" draw:text-style-name="P12" svg:width="0.4012in" svg:height="0.7768in" svg:x="0.1764in" svg:y="0.0319in"><text:p text:style-name="P6"><text:span text:style-name="T4">I</text:span><text:span text:style-name="T4">n</text:span><text:span text:style-name="T4">p</text:span><text:span text:style-name="T4">u</text:span><text:span text:style-name="T4">t</text:span></text:p><text:p text:style-name="P6"><text:span text:style-name="T4">1</text:span><text:span text:style-name="T4">x</text:span><text:span text:style-name="T4">1</text:span><text:span text:style-name="T4">9</text:span><text:span text:style-name="T4">2</text:span><text:span text:style-name="T4">x</text:span><text:span text:style-name="T4">2</text:span><text:span text:style-name="T4">5</text:span><text:span text:style-name="T4">6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13" draw:text-style-name="P13" svg:width="0.5504in" svg:height="0.7768in" svg:x="0.5937in" svg:y="0.0319in"><text:p text:style-name="P6"><text:span text:style-name="T4">C</text:span><text:span text:style-name="T4">O</text:span><text:span text:style-name="T4">N</text:span><text:span text:style-name="T4">V</text:span><text:span text:style-name="T4">1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3</text:span><text:span text:style-name="T4">2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3</text:span><text:span text:style-name="T4">x</text:span><text:span text:style-name="T4">3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14" draw:text-style-name="P14" svg:width="0.4098in" svg:height="0.7768in" svg:x="1.161in" svg:y="0.0319in"><text:p text:style-name="P6"><text:span text:style-name="T4">P</text:span><text:span text:style-name="T4">O</text:span><text:span text:style-name="T4">O</text:span><text:span text:style-name="T4">L</text:span><text:span text:style-name="T4">1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2</text:span><text:span text:style-name="T4">x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3" draw:text-style-name="P13" svg:width="0.5504in" svg:height="0.7768in" svg:x="1.9366in" svg:y="0.0319in"><text:p text:style-name="P6"><text:span text:style-name="T4">C</text:span><text:span text:style-name="T4">O</text:span><text:span text:style-name="T4">N</text:span><text:span text:style-name="T4">V</text:span><text:span text:style-name="T4">2</text:span></text:p><text:p text:style-name="P6"><text:span text:style-name="T4">fil</text:span><text:span text:style-name="T4">te</text:span><text:span text:style-name="T4">rs: </text:span><text:span text:style-name="T4">64</text:span></text:p><text:p text:style-name="P6"><text:span text:style-name="T4">f_</text:span><text:span text:style-name="T4">si</text:span><text:span text:style-name="T4">ze</text:span><text:span text:style-name="T4">: </text:span><text:span text:style-name="T4">2x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5" draw:text-style-name="P14" svg:width="0.4157in" svg:height="0.7768in" svg:x="2.5055in" svg:y="0.0374in"><text:p text:style-name="P6"><text:span text:style-name="T4">POO</text:span><text:span text:style-name="T4">L2</text:span></text:p><text:p text:style-name="P6"><text:span text:style-name="T4">f_siz</text:span><text:span text:style-name="T4">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6" draw:text-style-name="P15" svg:width="0.4512in" svg:height="0.7768in" svg:x="4.6307in" svg:y="0.0319in"><text:p text:style-name="P6"><text:span text:style-name="T4">FC1</text:span></text:p><text:p text:style-name="P6"><text:span text:style-name="T4">1000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13" draw:text-style-name="P13" svg:width="0.5504in" svg:height="0.7768in" svg:x="3.2925in" svg:y="0.0319in"><text:p text:style-name="P6"><text:span text:style-name="T4">CONV3</text:span></text:p><text:p text:style-name="P6"><text:span text:style-name="T4">filters: 128</text:span></text:p><text:p text:style-name="P6"><text:span text:style-name="T4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4" draw:text-style-name="P14" svg:width="0.4098in" svg:height="0.7768in" svg:x="3.8543in" svg:y="0.0319in"><text:p text:style-name="P6"><text:span text:style-name="T4">POO</text:span><text:span text:style-name="T4">L3</text:span></text:p><text:p text:style-name="P6"><text:span text:style-name="T4">f_siz</text:span><text:span text:style-name="T4">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27" draw:name="Shape1" draw:style-name="gr16" draw:text-style-name="P15" svg:width="0.4512in" svg:height="0.7768in" svg:x="5.4429in" svg:y="0.0319in"><text:p text:style-name="P6"><text:span text:style-name="T4">FC2</text:span></text:p><text:p text:style-name="P6"><text:span text:style-name="T4">100</text:span><text:span text:style-name="T4">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Shape1" draw:style-name="gr20" draw:text-style-name="P16" svg:width="0.3331in" svg:height="0.7768in" svg:x="1.5854in" svg:y="0.0319in"><text:p text:style-name="P6"><text:span text:style-name="T4">DR</text:span><text:span text:style-name="T4">OP</text:span><text:span text:style-name="T4">1</text:span></text:p><text:p text:style-name="P6"><text:span text:style-name="T4">p: </text:span><text:span text:style-name="T4">0.1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20" draw:text-style-name="P16" svg:width="0.3331in" svg:height="0.7768in" svg:x="2.9402in" svg:y="0.0374in"><text:p text:style-name="P6"><text:span text:style-name="T4">DROP2</text:span></text:p><text:p text:style-name="P6"><text:span text:style-name="T4">p: 0.2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20" draw:text-style-name="P16" svg:width="0.3331in" svg:height="0.7768in" svg:x="4.2783in" svg:y="0.0319in"><text:p text:style-name="P6"><text:span text:style-name="T4">DROP3</text:span></text:p><text:p text:style-name="P6"><text:span text:style-name="T4">p: 0.3</text:span></text:p><draw:enhanced-geometry svg:viewBox="0 0 21600 21600" draw:type="rectangle" draw:enhanced-path="M 0 0 L 21600 0 21600 21600 0 21600 0 0 Z N"/></draw:custom-shape><draw:custom-shape text:anchor-type="paragraph" draw:z-index="31" draw:name="Shape1" draw:style-name="gr20" draw:text-style-name="P16" svg:width="0.3331in" svg:height="0.7768in" svg:x="5.0957in" svg:y="0.0319in"><text:p text:style-name="P6"><text:span text:style-name="T4">DROP4</text:span></text:p><text:p text:style-name="P6"><text:span text:style-name="T4">p: 0.5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17" draw:text-style-name="P15" svg:width="0.4217in" svg:height="0.7768in" svg:x="5.9083in" svg:y="0.0319in"><text:p text:style-name="P6"><text:span text:style-name="T4">FC3</text:span></text:p><text:p text:style-name="P6"><text:span text:style-name="T4">16</text:span></text:p><draw:enhanced-geometry svg:viewBox="0 0 21600 21600" draw:mirror-horizontal="false" draw:mirror-vertical="false" draw:type="rectangle" draw:enhanced-path="M 0 0 L 21600 0 21600 21600 0 21600 0 0 Z N"/></draw:custom-shape>s</text:p>
      <text:p text:style-name="Standard"/>
      <text:p text:style-name="Standard"/>
      <text:p text:style-name="Standard"/>
      <text:p text:style-name="Standard"><draw:custom-shape text:anchor-type="paragraph" draw:z-index="32" draw:name="Shape1" draw:style-name="gr12" draw:text-style-name="P12" svg:width="0.3331in" svg:height="0.7768in" svg:x="0.2319in" svg:y="0.4228in"><text:p text:style-name="P6"><text:span text:style-name="T4">Inp</text:span><text:span text:style-name="T4">ut</text:span></text:p><text:p text:style-name="P6"><text:span text:style-name="T4">96x</text:span><text:span text:style-name="T4">96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21" draw:text-style-name="P13" svg:width="0.4051in" svg:height="0.7768in" svg:x="0.5827in" svg:y="0.4228in"><text:p text:style-name="P6"><text:span text:style-name="T4">CO</text:span><text:span text:style-name="T4">NV</text:span><text:span text:style-name="T4">1.1</text:span></text:p><text:p text:style-name="P6"><text:span text:style-name="T4">filte</text:span><text:span text:style-name="T4">rs: </text:span><text:span text:style-name="T4">32</text:span></text:p><text:p text:style-name="P6"><text:span text:style-name="T4">f_si</text:span><text:span text:style-name="T4">ze: </text:span><text:span text:style-name="T4">4x4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4" draw:text-style-name="P14" svg:width="0.4098in" svg:height="0.7768in" svg:x="1.4327in" svg:y="0.4228in"><text:p text:style-name="P6"><text:span text:style-name="T4">POO</text:span><text:span text:style-name="T4">L1</text:span></text:p><text:p text:style-name="P6"><text:span text:style-name="T4">f_siz</text:span><text:span text:style-name="T4">e: </text:span><text:span text:style-name="T4">2x2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22" draw:text-style-name="P13" svg:width="0.3787in" svg:height="0.7768in" svg:x="2.2083in" svg:y="0.4228in"><text:p text:style-name="P6"><text:span text:style-name="T4">C</text:span><text:span text:style-name="T4">O</text:span><text:span text:style-name="T4">N</text:span><text:span text:style-name="T4">V</text:span><text:span text:style-name="T4">2</text:span><text:span text:style-name="T4">.</text:span><text:span text:style-name="T4">1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3</text:span><text:span text:style-name="T4">2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3</text:span><text:span text:style-name="T4">x</text:span><text:span text:style-name="T4">3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5" draw:text-style-name="P14" svg:width="0.4157in" svg:height="0.7768in" svg:x="2.9992in" svg:y="0.4283in"><text:p text:style-name="P6"><text:span text:style-name="T4">P</text:span><text:span text:style-name="T4">O</text:span><text:span text:style-name="T4">O</text:span><text:span text:style-name="T4">L</text:span><text:span text:style-name="T4">2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2</text:span><text:span text:style-name="T4">x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6" draw:text-style-name="P15" svg:width="0.4512in" svg:height="0.7768in" svg:x="5.3681in" svg:y="0.4228in"><text:p text:style-name="P6"><text:span text:style-name="T4">F</text:span><text:span text:style-name="T4">C</text:span><text:span text:style-name="T4">1</text:span></text:p><text:p text:style-name="P6"><text:span text:style-name="T4">1</text:span><text:span text:style-name="T4">5</text:span><text:span text:style-name="T4">0</text:span><text:span text:style-name="T4">0</text:span></text:p><draw:enhanced-geometry svg:viewBox="0 0 21600 21600" draw:type="rectangle" draw:enhanced-path="M 0 0 L 21600 0 21600 21600 0 21600 0 0 Z N"/></draw:custom-shape><draw:custom-shape text:anchor-type="paragraph" draw:z-index="38" draw:name="Shape1" draw:style-name="gr17" draw:text-style-name="P15" svg:width="0.4217in" svg:height="0.7768in" svg:x="6.6457in" svg:y="0.4228in"><text:p text:style-name="P6"><text:span text:style-name="T4">F</text:span><text:span text:style-name="T4">C</text:span><text:span text:style-name="T4">3</text:span></text:p><text:p text:style-name="P6"><text:span text:style-name="T4">1</text:span><text:span text:style-name="T4">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9" draw:name="Shape1" draw:style-name="gr23" draw:text-style-name="P13" svg:width="0.3858in" svg:height="0.7768in" svg:x="3.7862in" svg:y="0.4228in"><text:p text:style-name="P6"><text:span text:style-name="T4">C</text:span><text:span text:style-name="T4">O</text:span><text:span text:style-name="T4">N</text:span><text:span text:style-name="T4">V</text:span><text:span text:style-name="T4">3</text:span><text:span text:style-name="T4">.</text:span><text:span text:style-name="T4">1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6</text:span><text:span text:style-name="T4">4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3</text:span><text:span text:style-name="T4">x</text:span><text:span text:style-name="T4">3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4" draw:text-style-name="P14" svg:width="0.4098in" svg:height="0.7768in" svg:x="4.5917in" svg:y="0.4228in"><text:p text:style-name="P6"><text:span text:style-name="T4">P</text:span><text:span text:style-name="T4">O</text:span><text:span text:style-name="T4">O</text:span><text:span text:style-name="T4">L</text:span><text:span text:style-name="T4">3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2</text:span><text:span text:style-name="T4">x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41" draw:name="Shape1" draw:style-name="gr16" draw:text-style-name="P15" svg:width="0.4512in" svg:height="0.7768in" svg:x="6.1807in" svg:y="0.4228in"><text:p text:style-name="P6"><text:span text:style-name="T4">F</text:span><text:span text:style-name="T4">C</text:span><text:span text:style-name="T4">2</text:span></text:p><text:p text:style-name="P6"><text:span text:style-name="T4">1</text:span><text:span text:style-name="T4">5</text:span><text:span text:style-name="T4">0</text:span><text:span text:style-name="T4">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2" draw:name="Shape1" draw:style-name="gr24" draw:text-style-name="P16" svg:width="0.3331in" svg:height="0.7768in" svg:x="1.8571in" svg:y="0.4228in"><text:p text:style-name="P6"><text:span text:style-name="T4">D</text:span><text:span text:style-name="T4">R</text:span><text:span text:style-name="T4">O</text:span><text:span text:style-name="T4">P</text:span><text:span text:style-name="T4">1</text:span></text:p><text:p text:style-name="P6"><text:span text:style-name="T4">p</text:span><text:span text:style-name="T4">:</text:span><text:span text:style-name="T4"> </text:span><text:span text:style-name="T4">0</text:span><text:span text:style-name="T4">.</text:span><text:span text:style-name="T4">1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24" draw:text-style-name="P16" svg:width="0.3331in" svg:height="0.7768in" svg:x="3.4339in" svg:y="0.4283in"><text:p text:style-name="P6"><text:span text:style-name="T4">D</text:span><text:span text:style-name="T4">R</text:span><text:span text:style-name="T4">O</text:span><text:span text:style-name="T4">P</text:span><text:span text:style-name="T4">2</text:span></text:p><text:p text:style-name="P6"><text:span text:style-name="T4">p</text:span><text:span text:style-name="T4">:</text:span><text:span text:style-name="T4"> </text:span><text:span text:style-name="T4">0</text:span><text:span text:style-name="T4">.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24" draw:text-style-name="P16" svg:width="0.3331in" svg:height="0.7768in" svg:x="5.0161in" svg:y="0.4228in"><text:p text:style-name="P6"><text:span text:style-name="T4">D</text:span><text:span text:style-name="T4">R</text:span><text:span text:style-name="T4">O</text:span><text:span text:style-name="T4">P</text:span><text:span text:style-name="T4">3</text:span></text:p><text:p text:style-name="P6"><text:span text:style-name="T4">p</text:span><text:span text:style-name="T4">:</text:span><text:span text:style-name="T4"> </text:span><text:span text:style-name="T4">0</text:span><text:span text:style-name="T4">.</text:span><text:span text:style-name="T4">3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24" draw:text-style-name="P16" svg:width="0.3331in" svg:height="0.7768in" svg:x="5.8335in" svg:y="0.4228in"><text:p text:style-name="P6"><text:span text:style-name="T4">D</text:span><text:span text:style-name="T4">R</text:span><text:span text:style-name="T4">O</text:span><text:span text:style-name="T4">P</text:span><text:span text:style-name="T4">4</text:span></text:p><text:p text:style-name="P6"><text:span text:style-name="T4">p</text:span><text:span text:style-name="T4">:</text:span><text:span text:style-name="T4"> </text:span><text:span text:style-name="T4">0</text:span><text:span text:style-name="T4">.</text:span><text:span text:style-name="T4">5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25" draw:text-style-name="P13" svg:width="0.4106in" svg:height="0.7768in" svg:x="1.0075in" svg:y="0.4228in"><text:p text:style-name="P6"><text:span text:style-name="T4">C</text:span><text:span text:style-name="T4">O</text:span><text:span text:style-name="T4">N</text:span><text:span text:style-name="T4">V</text:span><text:span text:style-name="T4">1</text:span><text:span text:style-name="T4">.</text:span><text:span text:style-name="T4">2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3</text:span><text:span text:style-name="T4">2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4</text:span><text:span text:style-name="T4">x</text:span><text:span text:style-name="T4">4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22" draw:text-style-name="P13" svg:width="0.3787in" svg:height="0.7768in" svg:x="2.6043in" svg:y="0.428in"><text:p text:style-name="P6"><text:span text:style-name="T4">C</text:span><text:span text:style-name="T4">O</text:span><text:span text:style-name="T4">N</text:span><text:span text:style-name="T4">V</text:span><text:span text:style-name="T4">2</text:span><text:span text:style-name="T4">.</text:span><text:span text:style-name="T4">2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3</text:span><text:span text:style-name="T4">2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3</text:span><text:span text:style-name="T4">x</text:span><text:span text:style-name="T4">3</text:span></text:p><draw:enhanced-geometry svg:viewBox="0 0 21600 21600" draw:type="rectangle" draw:enhanced-path="M 0 0 L 21600 0 21600 21600 0 21600 0 0 Z N"/></draw:custom-shape><draw:custom-shape text:anchor-type="paragraph" draw:z-index="48" draw:name="Shape1" draw:style-name="gr23" draw:text-style-name="P13" svg:width="0.3858in" svg:height="0.7768in" svg:x="4.1898in" svg:y="0.4228in"><text:p text:style-name="P6"><text:span text:style-name="T4">C</text:span><text:span text:style-name="T4">O</text:span><text:span text:style-name="T4">N</text:span><text:span text:style-name="T4">V</text:span><text:span text:style-name="T4">3</text:span><text:span text:style-name="T4">.</text:span><text:span text:style-name="T4">2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6</text:span><text:span text:style-name="T4">4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3</text:span><text:span text:style-name="T4">x</text:span><text:span text:style-name="T4">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49" draw:name="Shape1" draw:style-name="gr12" draw:text-style-name="P12" svg:width="0.3331in" svg:height="0.7768in" svg:x="0.2189in" svg:y="0.852in"><text:p text:style-name="P6"><text:span text:style-name="T4">I</text:span><text:span text:style-name="T4">n</text:span><text:span text:style-name="T4">p</text:span><text:span text:style-name="T4">u</text:span><text:span text:style-name="T4">t</text:span></text:p><text:p text:style-name="P6"><text:span text:style-name="T4">1</text:span><text:span text:style-name="T4">9</text:span><text:span text:style-name="T4">2</text:span><text:span text:style-name="T4">x</text:span><text:span text:style-name="T4">2</text:span><text:span text:style-name="T4">5</text:span><text:span text:style-name="T4">6</text:span></text:p><draw:enhanced-geometry svg:viewBox="0 0 21600 21600" draw:type="rectangle" draw:enhanced-path="M 0 0 L 21600 0 21600 21600 0 21600 0 0 Z N"/></draw:custom-shape><draw:custom-shape text:anchor-type="paragraph" draw:z-index="50" draw:name="Shape1" draw:style-name="gr13" draw:text-style-name="P13" svg:width="0.5504in" svg:height="0.7768in" svg:x="0.5693in" svg:y="0.852in"><text:p text:style-name="P6"><text:span text:style-name="T4">C</text:span><text:span text:style-name="T4">O</text:span><text:span text:style-name="T4">N</text:span><text:span text:style-name="T4">V</text:span><text:span text:style-name="T4">1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3</text:span><text:span text:style-name="T4">2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3</text:span><text:span text:style-name="T4">x</text:span><text:span text:style-name="T4">3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14" draw:text-style-name="P14" svg:width="0.4098in" svg:height="0.7768in" svg:x="1.1366in" svg:y="0.852in"><text:p text:style-name="P6"><text:span text:style-name="T4">P</text:span><text:span text:style-name="T4">O</text:span><text:span text:style-name="T4">O</text:span><text:span text:style-name="T4">L</text:span><text:span text:style-name="T4">1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2</text:span><text:span text:style-name="T4">x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52" draw:name="Shape1" draw:style-name="gr13" draw:text-style-name="P13" svg:width="0.5504in" svg:height="0.7768in" svg:x="1.5626in" svg:y="0.852in"><text:p text:style-name="P6"><text:span text:style-name="T4">C</text:span><text:span text:style-name="T4">O</text:span><text:span text:style-name="T4">N</text:span><text:span text:style-name="T4">V</text:span><text:span text:style-name="T4">2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6</text:span><text:span text:style-name="T4">4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2</text:span><text:span text:style-name="T4">x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53" draw:name="Shape1" draw:style-name="gr15" draw:text-style-name="P14" svg:width="0.4157in" svg:height="0.7768in" svg:x="2.1311in" svg:y="0.8575in"><text:p text:style-name="P6"><text:span text:style-name="T4">P</text:span><text:span text:style-name="T4">O</text:span><text:span text:style-name="T4">O</text:span><text:span text:style-name="T4">L</text:span><text:span text:style-name="T4">2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2</text:span><text:span text:style-name="T4">x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54" draw:name="Shape1" draw:style-name="gr16" draw:text-style-name="P15" svg:width="0.4512in" svg:height="0.7768in" svg:x="3.5563in" svg:y="0.852in"><text:p text:style-name="P6"><text:span text:style-name="T4">F</text:span><text:span text:style-name="T4">C</text:span><text:span text:style-name="T4">1</text:span></text:p><text:p text:style-name="P6"><text:span text:style-name="T4">5</text:span><text:span text:style-name="T4">0</text:span><text:span text:style-name="T4">0</text:span></text:p><draw:enhanced-geometry svg:viewBox="0 0 21600 21600" draw:type="rectangle" draw:enhanced-path="M 0 0 L 21600 0 21600 21600 0 21600 0 0 Z N"/></draw:custom-shape><draw:custom-shape text:anchor-type="paragraph" draw:z-index="55" draw:name="Shape1" draw:style-name="gr17" draw:text-style-name="P15" svg:width="0.4217in" svg:height="0.7768in" svg:x="4.4902in" svg:y="0.852in"><text:p text:style-name="P6"><text:span text:style-name="T4">F</text:span><text:span text:style-name="T4">C</text:span><text:span text:style-name="T4">3</text:span></text:p><text:p text:style-name="P6"><text:span text:style-name="T4">1</text:span><text:span text:style-name="T4">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6" draw:name="Shape1" draw:style-name="gr13" draw:text-style-name="P13" svg:width="0.5504in" svg:height="0.7768in" svg:x="2.5618in" svg:y="0.852in"><text:p text:style-name="P6"><text:span text:style-name="T4">C</text:span><text:span text:style-name="T4">O</text:span><text:span text:style-name="T4">N</text:span><text:span text:style-name="T4">V</text:span><text:span text:style-name="T4">3</text:span></text:p><text:p text:style-name="P6"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s</text:span><text:span text:style-name="T4">:</text:span><text:span text:style-name="T4"> </text:span><text:span text:style-name="T4">1</text:span><text:span text:style-name="T4">2</text:span><text:span text:style-name="T4">8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2</text:span><text:span text:style-name="T4">x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57" draw:name="Shape1" draw:style-name="gr14" draw:text-style-name="P14" svg:width="0.4098in" svg:height="0.7768in" svg:x="3.1236in" svg:y="0.852in"><text:p text:style-name="P6"><text:span text:style-name="T4">P</text:span><text:span text:style-name="T4">O</text:span><text:span text:style-name="T4">O</text:span><text:span text:style-name="T4">L</text:span><text:span text:style-name="T4">3</text:span></text:p><text:p text:style-name="P6"><text:span text:style-name="T4">f</text:span><text:span text:style-name="T4">_</text:span><text:span text:style-name="T4">s</text:span><text:span text:style-name="T4">i</text:span><text:span text:style-name="T4">z</text:span><text:span text:style-name="T4">e</text:span><text:span text:style-name="T4">:</text:span><text:span text:style-name="T4"> </text:span><text:span text:style-name="T4">2</text:span><text:span text:style-name="T4">x</text:span><text:span text:style-name="T4">2</text:span></text:p><draw:enhanced-geometry svg:viewBox="0 0 21600 21600" draw:type="rectangle" draw:enhanced-path="M 0 0 L 21600 0 21600 21600 0 21600 0 0 Z N"/></draw:custom-shape><draw:custom-shape text:anchor-type="paragraph" draw:z-index="58" draw:name="Shape1" draw:style-name="gr16" draw:text-style-name="P15" svg:width="0.4512in" svg:height="0.7768in" svg:x="4.0252in" svg:y="0.852in"><text:p text:style-name="P6"><text:span text:style-name="T4">F</text:span><text:span text:style-name="T4">C</text:span><text:span text:style-name="T4">2</text:span></text:p><text:p text:style-name="P6"><text:span text:style-name="T4">5</text:span><text:span text:style-name="T4">0</text:span><text:span text:style-name="T4">0</text:span></text:p><draw:enhanced-geometry svg:viewBox="0 0 21600 21600" draw:mirror-horizontal="false" draw:mirror-vertical="false" draw:type="rectangle" draw:enhanced-path="M 0 0 L 21600 0 21600 21600 0 21600 0 0 Z N"/></draw:custom-shape>inh</text:p>
      <text:p text:style-name="P3"><draw:g text:anchor-type="paragraph" draw:z-index="60" draw:style-name="gr1"><draw:g draw:style-name="gr2"><draw:frame draw:name="Shape11" draw:style-name="gr27" draw:text-style-name="P18" svg:width="0.1886in" svg:height="0.3512in" draw:transform="rotate (-0.803724120543389) translate (2.45555555555556in 1.51805555555556in)"><draw:text-box><text:p>...</text:p></draw:text-box></draw:frame><draw:frame draw:name="Shape11" draw:style-name="gr28" draw:text-style-name="P18" svg:width="0.2413in" svg:height="0.1925in" draw:transform="rotate (-0.803724120543389) translate (3.01388888888889in 1.02986111111111in)"><draw:text-box><text:p>...</text:p></draw:text-box></draw:frame><draw:custom-shape draw:name="Shape2" draw:style-name="gr29" svg:width="0.5642in" svg:height="0.4898in" svg:x="2.2862in" svg:y="1.0614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3354in" svg:y="1.1106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4492in" svg:y="1.2197in"><text:p/><draw:enhanced-geometry svg:viewBox="0 0 21600 21600" draw:type="rectangle" draw:enhanced-path="M 0 0 L 21600 0 21600 21600 0 21600 0 0 Z N"/></draw:custom-shape><draw:frame draw:name="Shape11" draw:style-name="gr28" draw:text-style-name="P18" svg:width="0.2421in" svg:height="0.1925in" draw:transform="rotate (-0.801629725440996) translate (2.43541666666667in 1.03819444444444in)"><draw:text-box><text:p>…</text:p></draw:text-box></draw:frame></draw:g><draw:g draw:style-name="gr2"><draw:frame draw:name="Shape11" draw:style-name="gr28" draw:text-style-name="P18" svg:width="0.2531in" svg:height="0.1925in" draw:transform="rotate (-0.802851455917392) translate (1.39027777777778in 1.55625in)"><draw:text-box><text:p>.…</text:p></draw:text-box></draw:frame><draw:frame draw:name="Shape11" draw:style-name="gr32" draw:text-style-name="P18" svg:width="0.3248in" svg:height="0.2413in" draw:transform="rotate (-0.802851455917392) translate (2.14097222222222in 0.891666666666667in)"><draw:text-box><text:p>….</text:p></draw:text-box></draw:frame><draw:custom-shape draw:name="Shape2" draw:style-name="gr33" svg:width="0.7587in" svg:height="0.6587in" svg:x="1.2146in" svg:y="0.9272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2811in" svg:y="0.9933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4335in" svg:y="1.1398in"><text:p/><draw:enhanced-geometry svg:viewBox="0 0 21600 21600" draw:type="rectangle" draw:enhanced-path="M 0 0 L 21600 0 21600 21600 0 21600 0 0 Z N"/></draw:custom-shape><draw:frame draw:name="Shape11" draw:style-name="gr32" draw:text-style-name="P18" svg:width="0.3248in" svg:height="0.2413in" draw:transform="rotate (-0.802851455917392) translate (1.41597222222222in 0.894444444444444in)"><draw:text-box><text:p>….</text:p></draw:text-box></draw:frame></draw:g><draw:custom-shape draw:name="Shape2" draw:style-name="gr33" svg:width="0.7587in" svg:height="0.6587in" svg:x="0.2028in" svg:y="1.0236in"><text:p/><draw:enhanced-geometry svg:viewBox="0 0 21600 21600" draw:type="rectangle" draw:enhanced-path="M 0 0 L 21600 0 21600 21600 0 21600 0 0 Z N"/></draw:custom-shape><draw:g draw:style-name="gr2"><draw:custom-shape draw:name="Shape3" draw:style-name="gr34" draw:text-style-name="P19" svg:width="0.1559in" svg:height="0.1295in" svg:x="1.7016in" svg:y="1.346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1.8571in" svg:y1="1.3472in" svg:x2="2.7496in" svg:y2="1.4559in"><text:p/></draw:line><draw:line draw:name="Shape4" draw:style-name="gr35" draw:text-style-name="P6" svg:x1="1.8567in" svg:y1="1.4764in" svg:x2="2.7492in" svg:y2="1.4764in"><text:p/></draw:line></draw:g></draw:g><draw:custom-shape draw:name="Shape3" draw:style-name="gr36" draw:text-style-name="P19" svg:width="0.1421in" svg:height="0.1461in" svg:x="2.7492in" svg:y="1.337in"><text:p/><draw:enhanced-geometry svg:viewBox="0 0 21600 21600" draw:type="rectangle" draw:enhanced-path="M 0 0 L 21600 0 21600 21600 0 21600 0 0 Z N"/></draw:custom-shape><draw:line draw:name="Shape4" draw:style-name="gr35" draw:text-style-name="P6" svg:x1="7.6992in" svg:y1="1.3933in" svg:x2="7.9909in" svg:y2="1.2917in"><text:p/></draw:line><draw:g draw:style-name="gr2"><draw:line draw:name="Shape4" draw:style-name="gr35" draw:text-style-name="P6" svg:x1="8.761in" svg:y1="1.3591in" svg:x2="8.8831in" svg:y2="1.3591in"><text:p/></draw:line><draw:line draw:name="Shape4" draw:style-name="gr35" draw:text-style-name="P6" svg:x1="8.7791in" svg:y1="1.4059in" svg:x2="8.872in" svg:y2="1.4059in"><text:p/></draw:line></draw:g><draw:line draw:name="Shape4" draw:style-name="gr4" draw:text-style-name="P6" svg:x1="8.0102in" svg:y1="1.2917in" svg:x2="8.1421in" svg:y2="1.6689in"><text:p/></draw:line><draw:line draw:name="Shape4" draw:style-name="gr4" draw:text-style-name="P6" svg:x1="8.7327in" svg:y1="1.3425in" svg:x2="8.8134in" svg:y2="1.5528in"><text:p/></draw:line><draw:g draw:style-name="gr2"><draw:custom-shape draw:name="Shape3" draw:style-name="gr37" draw:text-style-name="P19" svg:width="0.1886in" svg:height="0.1886in" svg:x="0.6689in" svg:y="1.279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0.8528in" svg:y1="1.2799in" svg:x2="1.7331in" svg:y2="1.4465in"><text:p/></draw:line><draw:line draw:name="Shape4" draw:style-name="gr35" draw:text-style-name="P6" svg:x1="0.8528in" svg:y1="1.4681in" svg:x2="1.7331in" svg:y2="1.4681in"><text:p/></draw:line></draw:g></draw:g><draw:line draw:name="Shape6" draw:style-name="gr3" draw:text-style-name="P5" svg:x1="7.7083in" svg:y1="1.5177in" svg:x2="8.0992in" svg:y2="1.5913in"><text:p/></draw:line><draw:frame draw:name="Shape5" draw:style-name="gr38" draw:text-style-name="P20" svg:width="0.9114in" svg:height="0.1323in" svg:x="0.1264in" svg:y="1.7299in"><draw:text-box><text:p text:style-name="P6"><text:span text:style-name="T6">1</text:span><text:span text:style-name="T6">x</text:span><text:span text:style-name="T6">1</text:span><text:span text:style-name="T6">9</text:span><text:span text:style-name="T6">2</text:span><text:span text:style-name="T6">x</text:span><text:span text:style-name="T6">2</text:span><text:span text:style-name="T6">5</text:span><text:span text:style-name="T6">6</text:span></text:p></draw:text-box></draw:frame><draw:frame draw:name="Shape5" draw:style-name="gr39" draw:text-style-name="P7" svg:width="0.2087in" svg:height="0.1661in" svg:x="7.9339in" svg:y="1.1823in"><draw:text-box><text:p><text:span text:style-name="T2">F</text:span><text:span text:style-name="T2">C</text:span><text:span text:style-name="T2">1</text:span></text:p></draw:text-box></draw:frame><draw:frame draw:name="Shape5" draw:style-name="gr40" draw:text-style-name="P21" svg:width="0.274in" svg:height="0.1724in" svg:x="8.2311in" svg:y="1.6917in"><draw:text-box><text:p><text:span text:style-name="T6">1</text:span><text:span text:style-name="T6">0</text:span><text:span text:style-name="T6">0</text:span><text:span text:style-name="T6">0</text:span></text:p></draw:text-box></draw:frame><draw:frame draw:name="Shape5" draw:style-name="gr41" draw:text-style-name="P21" svg:width="0.2524in" svg:height="0.1449in" svg:x="8.6508in" svg:y="1.6264in"><draw:text-box><text:p><text:span text:style-name="T6">1</text:span><text:span text:style-name="T6">0</text:span><text:span text:style-name="T6">0</text:span><text:span text:style-name="T6">0</text:span></text:p></draw:text-box></draw:frame><draw:frame draw:name="Shape5" draw:style-name="gr42" draw:text-style-name="P21" svg:width="0.1252in" svg:height="0.1634in" svg:x="8.9173in" svg:y="1.3898in"><draw:text-box><text:p><text:span text:style-name="T6">1</text:span><text:span text:style-name="T6">6</text:span></text:p></draw:text-box></draw:frame><draw:line draw:name="Shape7" draw:style-name="gr43" draw:text-style-name="P6" svg:x1="2.9984in" svg:y1="0.8571in" svg:x2="2.9984in" svg:y2="1.1425in"><text:p/></draw:line><draw:frame draw:name="Shape8" draw:style-name="gr44" draw:text-style-name="P22" svg:width="0.1815in" svg:height="0.113in" svg:x="0.6819in" svg:y="1.1736in"><draw:text-box><text:p><text:span text:style-name="T7">3</text:span><text:span text:style-name="T7">x</text:span><text:span text:style-name="T7">3</text:span></text:p></draw:text-box></draw:frame><draw:frame draw:name="Shape8" draw:style-name="gr44" draw:text-style-name="P22" svg:width="0.1815in" svg:height="0.113in" svg:x="1.7016in" svg:y="1.2343in"><draw:text-box><text:p><text:span text:style-name="T7">2</text:span><text:span text:style-name="T7">x</text:span><text:span text:style-name="T7">2</text:span></text:p></draw:text-box></draw:frame><draw:frame draw:name="Shape9" draw:style-name="gr45" draw:text-style-name="P21" svg:width="0.326in" svg:height="0.124in" draw:transform="rotate (-0.00907571211037019) translate (1.56736111111111in 1.79722222222222in)"><draw:text-box><text:p><text:span text:style-name="T6">2</text:span><text:span text:style-name="T6">5</text:span><text:span text:style-name="T6">4</text:span><text:span text:style-name="T6">x</text:span><text:span text:style-name="T6">1</text:span><text:span text:style-name="T6">9</text:span><text:span text:style-name="T6">0</text:span></text:p></draw:text-box></draw:frame><draw:frame draw:name="Shape9" draw:style-name="gr45" draw:text-style-name="P21" svg:width="0.2713in" svg:height="0.124in" draw:transform="rotate (-0.00907571211037019) translate (2.5875in 1.72361111111111in)"><draw:text-box><text:p><text:span text:style-name="T6">1</text:span><text:span text:style-name="T6">2</text:span><text:span text:style-name="T6">7</text:span><text:span text:style-name="T6">x</text:span><text:span text:style-name="T6">9</text:span><text:span text:style-name="T6">5</text:span></text:p></draw:text-box></draw:frame><draw:frame draw:name="Shape9" draw:style-name="gr45" draw:text-style-name="P21" svg:width="0.2776in" svg:height="0.124in" draw:transform="rotate (-0.00907571211037019) translate (4.24097222222222in 1.72083333333333in)"><draw:text-box><text:p><text:span text:style-name="T6">1</text:span><text:span text:style-name="T6">2</text:span><text:span text:style-name="T6">6</text:span><text:span text:style-name="T6">x</text:span><text:span text:style-name="T6">9</text:span><text:span text:style-name="T6">4</text:span></text:p></draw:text-box></draw:frame><draw:frame draw:name="Shape9" draw:style-name="gr46" draw:text-style-name="P21" svg:width="0.2394in" svg:height="0.1362in" draw:transform="rotate (-0.00907571211037019) translate (5.03125in 1.69722222222222in)"><draw:text-box><text:p><text:span text:style-name="T6">6</text:span><text:span text:style-name="T6">3</text:span><text:span text:style-name="T6">x</text:span><text:span text:style-name="T6">4</text:span><text:span text:style-name="T6">7</text:span></text:p></draw:text-box></draw:frame><draw:frame draw:name="Shape9" draw:style-name="gr47" draw:text-style-name="P21" svg:width="0.215in" svg:height="0.1185in" draw:transform="rotate (-0.00907571211037019) translate (6.34722222222222in 1.70625in)"><draw:text-box><text:p><text:span text:style-name="T6">6</text:span><text:span text:style-name="T6">2</text:span><text:span text:style-name="T6">x</text:span><text:span text:style-name="T6">4</text:span><text:span text:style-name="T6">6</text:span></text:p></draw:text-box></draw:frame><draw:frame draw:name="Shape9" draw:style-name="gr47" draw:text-style-name="P21" svg:width="0.2425in" svg:height="0.1185in" draw:transform="rotate (-0.00907571211037019) translate (6.88958333333333in 1.7in)"><draw:text-box><text:p><text:span text:style-name="T6">3</text:span><text:span text:style-name="T6">1</text:span><text:span text:style-name="T6">x</text:span><text:span text:style-name="T6">2</text:span><text:span text:style-name="T6">3</text:span></text:p></draw:text-box></draw:frame><draw:frame draw:name="Shape5" draw:style-name="gr48" draw:text-style-name="P23" svg:width="0.2988in" svg:height="0.1461in" svg:x="0.4835in" svg:y="0.9087in"><draw:text-box><text:p text:style-name="P6"><text:span text:style-name="T2">I</text:span><text:span text:style-name="T2">n</text:span><text:span text:style-name="T2">p</text:span><text:span text:style-name="T2">u</text:span><text:span text:style-name="T2">t</text:span></text:p></draw:text-box></draw:frame><draw:custom-shape draw:name="Shape10" draw:style-name="gr49" draw:text-style-name="P25" svg:width="2.8315in" svg:height="1.4441in" svg:x="1.0035in" svg:y="0.585in"><text:p text:style-name="P24"><text:span text:style-name="T8">Ele</text:span><text:span text:style-name="T8">men</text:span><text:span text:style-name="T8">tary </text:span><text:span text:style-name="T8">bloc</text:span><text:span text:style-name="T8">k 1</text:span></text:p><draw:enhanced-geometry svg:viewBox="0 0 21600 21600" draw:type="rectangle" draw:enhanced-path="M 0 0 L 21600 0 21600 21600 0 21600 0 0 Z N"/></draw:custom-shape><draw:g draw:style-name="gr2"><draw:frame draw:name="Shape11" draw:style-name="gr50" draw:text-style-name="P26" svg:width="0.1894in" svg:height="0.1988in" draw:transform="rotate (-0.80354958761819) translate (3.25208333333333in 1.51180555555556in)"><draw:text-box><text:p><text:span text:style-name="T9">.</text:span><text:span text:style-name="T9">.</text:span><text:span text:style-name="T9">.</text:span></text:p></draw:text-box></draw:frame><draw:frame draw:name="Shape11" draw:style-name="gr28" draw:text-style-name="P26" svg:width="0.2413in" svg:height="0.1925in" draw:transform="rotate (-0.803724120543389) translate (3.81111111111111in 1.02152777777778in)"><draw:text-box><text:p><text:span text:style-name="T9">.</text:span><text:span text:style-name="T9">.</text:span><text:span text:style-name="T9">.</text:span></text:p></draw:text-box></draw:frame><draw:custom-shape draw:name="Shape2" draw:style-name="gr29" draw:text-style-name="P27" svg:width="0.5642in" svg:height="0.4898in" svg:x="3.0839in" svg:y="1.0535in"><text:p/><draw:enhanced-geometry svg:viewBox="0 0 21600 21600" draw:type="rectangle" draw:enhanced-path="M 0 0 L 21600 0 21600 21600 0 21600 0 0 Z N"/></draw:custom-shape><draw:custom-shape draw:name="Shape2" draw:style-name="gr51" draw:text-style-name="P27" svg:width="0.5642in" svg:height="0.4913in" svg:x="3.1335in" svg:y="1.1035in"><text:p/><draw:enhanced-geometry svg:viewBox="0 0 21600 21600" draw:type="rectangle" draw:enhanced-path="M 0 0 L 21600 0 21600 21600 0 21600 0 0 Z N"/></draw:custom-shape><draw:custom-shape draw:name="Shape2" draw:style-name="gr31" draw:text-style-name="P27" svg:width="0.5634in" svg:height="0.4898in" svg:x="3.2465in" svg:y="1.2118in"><text:p/><draw:enhanced-geometry svg:viewBox="0 0 21600 21600" draw:type="rectangle" draw:enhanced-path="M 0 0 L 21600 0 21600 21600 0 21600 0 0 Z N"/></draw:custom-shape><draw:frame draw:name="Shape11" draw:style-name="gr28" draw:text-style-name="P26" svg:width="0.2425in" svg:height="0.1925in" draw:transform="rotate (-0.801629725440996) translate (3.23194444444444in 1.02986111111111in)"><draw:text-box><text:p><text:span text:style-name="T9">…</text:span></text:p></draw:text-box></draw:frame></draw:g><draw:g draw:style-name="gr2"><draw:frame draw:name="Shape11" draw:style-name="gr28" draw:text-style-name="P26" svg:width="0.1894in" svg:height="0.1925in" draw:transform="rotate (-0.80354958761819) translate (4.10902777777778in 1.51875in)"><draw:text-box><text:p><text:span text:style-name="T9">.</text:span><text:span text:style-name="T9">.</text:span><text:span text:style-name="T9">.</text:span></text:p></draw:text-box></draw:frame><draw:frame draw:name="Shape11" draw:style-name="gr28" draw:text-style-name="P26" svg:width="0.2413in" svg:height="0.1925in" draw:transform="rotate (-0.803724120543389) translate (4.66805555555556in 1.02986111111111in)"><draw:text-box><text:p><text:span text:style-name="T9">.</text:span><text:span text:style-name="T9">.</text:span><text:span text:style-name="T9">.</text:span></text:p></draw:text-box></draw:frame><draw:custom-shape draw:name="Shape2" draw:style-name="gr52" draw:text-style-name="P27" svg:width="0.565in" svg:height="0.4898in" svg:x="3.9398in" svg:y="1.0618in"><text:p/><draw:enhanced-geometry svg:viewBox="0 0 21600 21600" draw:type="rectangle" draw:enhanced-path="M 0 0 L 21600 0 21600 21600 0 21600 0 0 Z N"/></draw:custom-shape><draw:custom-shape draw:name="Shape2" draw:style-name="gr53" draw:text-style-name="P27" svg:width="0.565in" svg:height="0.4913in" svg:x="3.989in" svg:y="1.1114in"><text:p/><draw:enhanced-geometry svg:viewBox="0 0 21600 21600" draw:type="rectangle" draw:enhanced-path="M 0 0 L 21600 0 21600 21600 0 21600 0 0 Z N"/></draw:custom-shape><draw:custom-shape draw:name="Shape2" draw:style-name="gr31" draw:text-style-name="P27" svg:width="0.5634in" svg:height="0.4898in" svg:x="4.102in" svg:y="1.2205in"><text:p/><draw:enhanced-geometry svg:viewBox="0 0 21600 21600" draw:type="rectangle" draw:enhanced-path="M 0 0 L 21600 0 21600 21600 0 21600 0 0 Z N"/></draw:custom-shape><draw:frame draw:name="Shape11" draw:style-name="gr28" draw:text-style-name="P26" svg:width="0.2425in" svg:height="0.1925in" draw:transform="rotate (-0.801629725440996) translate (4.08819444444444in 1.03819444444444in)"><draw:text-box><text:p><text:span text:style-name="T9">…</text:span></text:p></draw:text-box></draw:frame></draw:g><draw:g draw:style-name="gr2"><draw:frame draw:name="Shape11" draw:style-name="gr54" draw:text-style-name="P17" svg:width="0.1453in" svg:height="0.1669in" draw:transform="rotate (-0.802327857141794) translate (4.92916666666667in 1.55in)"><draw:text-box><text:p><text:span text:style-name="T5">.</text:span><text:span text:style-name="T5">.</text:span><text:span text:style-name="T5">.</text:span></text:p></draw:text-box></draw:frame><draw:frame draw:name="Shape11" draw:style-name="gr54" draw:text-style-name="P17" svg:width="0.1858in" svg:height="0.1669in" draw:transform="rotate (-0.803898653468588) translate (5.35763888888889in 1.17430555555556in)"><draw:text-box><text:p><text:span text:style-name="T5">.</text:span><text:span text:style-name="T5">.</text:span><text:span text:style-name="T5">.</text:span></text:p></draw:text-box></draw:frame><draw:custom-shape draw:name="Shape2" draw:style-name="gr55" draw:text-style-name="P27" svg:width="0.4331in" svg:height="0.376in" svg:x="4.8in" svg:y="1.1996in"><text:p/><draw:enhanced-geometry svg:viewBox="0 0 21600 21600" draw:type="rectangle" draw:enhanced-path="M 0 0 L 21600 0 21600 21600 0 21600 0 0 Z N"/></draw:custom-shape><draw:custom-shape draw:name="Shape2" draw:style-name="gr56" draw:text-style-name="P27" svg:width="0.4335in" svg:height="0.3776in" svg:x="4.8374in" svg:y="1.2362in"><text:p/><draw:enhanced-geometry svg:viewBox="0 0 21600 21600" draw:type="rectangle" draw:enhanced-path="M 0 0 L 21600 0 21600 21600 0 21600 0 0 Z N"/></draw:custom-shape><draw:custom-shape draw:name="Shape2" draw:style-name="gr57" draw:text-style-name="P27" svg:width="0.4323in" svg:height="0.376in" svg:x="4.9244in" svg:y="1.3205in"><text:p/><draw:enhanced-geometry svg:viewBox="0 0 21600 21600" draw:type="rectangle" draw:enhanced-path="M 0 0 L 21600 0 21600 21600 0 21600 0 0 Z N"/></draw:custom-shape><draw:frame draw:name="Shape11" draw:style-name="gr54" draw:text-style-name="P17" svg:width="0.1862in" svg:height="0.1669in" draw:transform="rotate (-0.798662665712605) translate (4.91388888888889in 1.18055555555556in)"><draw:text-box><text:p><text:span text:style-name="T5">…</text:span></text:p></draw:text-box></draw:frame></draw:g><draw:g draw:style-name="gr2"><draw:frame draw:name="Shape11" draw:style-name="gr54" draw:text-style-name="P17" svg:width="0.1453in" svg:height="0.1669in" draw:transform="rotate (-0.802327857141794) translate (5.5625in 1.55in)"><draw:text-box><text:p><text:span text:style-name="T5">.</text:span><text:span text:style-name="T5">.</text:span><text:span text:style-name="T5">.</text:span></text:p></draw:text-box></draw:frame><draw:frame draw:name="Shape11" draw:style-name="gr54" draw:text-style-name="P17" svg:width="0.1858in" svg:height="0.1669in" draw:transform="rotate (-0.803898653468588) translate (5.99097222222222in 1.17430555555556in)"><draw:text-box><text:p><text:span text:style-name="T5">.</text:span><text:span text:style-name="T5">.</text:span><text:span text:style-name="T5">.</text:span></text:p></draw:text-box></draw:frame><draw:custom-shape draw:name="Shape2" draw:style-name="gr55" draw:text-style-name="P27" svg:width="0.4331in" svg:height="0.376in" svg:x="5.4335in" svg:y="1.1996in"><text:p/><draw:enhanced-geometry svg:viewBox="0 0 21600 21600" draw:type="rectangle" draw:enhanced-path="M 0 0 L 21600 0 21600 21600 0 21600 0 0 Z N"/></draw:custom-shape><draw:custom-shape draw:name="Shape2" draw:style-name="gr56" draw:text-style-name="P27" svg:width="0.4335in" svg:height="0.3776in" svg:x="5.4709in" svg:y="1.2362in"><text:p/><draw:enhanced-geometry svg:viewBox="0 0 21600 21600" draw:type="rectangle" draw:enhanced-path="M 0 0 L 21600 0 21600 21600 0 21600 0 0 Z N"/></draw:custom-shape><draw:custom-shape draw:name="Shape2" draw:style-name="gr57" draw:text-style-name="P27" svg:width="0.4323in" svg:height="0.376in" svg:x="5.5575in" svg:y="1.3205in"><text:p/><draw:enhanced-geometry svg:viewBox="0 0 21600 21600" draw:type="rectangle" draw:enhanced-path="M 0 0 L 21600 0 21600 21600 0 21600 0 0 Z N"/></draw:custom-shape><draw:frame draw:name="Shape11" draw:style-name="gr54" draw:text-style-name="P17" svg:width="0.1862in" svg:height="0.1669in" draw:transform="rotate (-0.798662665712605) translate (5.54722222222222in 1.18055555555556in)"><draw:text-box><text:p><text:span text:style-name="T5">…</text:span></text:p></draw:text-box></draw:frame></draw:g><draw:g draw:style-name="gr2"><draw:frame draw:name="Shape11" draw:style-name="gr58" draw:text-style-name="P7" svg:width="0.1098in" svg:height="0.1386in" draw:transform="rotate (-0.803200521767791) translate (6.84027777777778in 1.55902777777778in)"><draw:text-box><text:p><text:span text:style-name="T2">.</text:span><text:span text:style-name="T2">.</text:span><text:span text:style-name="T2">.</text:span></text:p></draw:text-box></draw:frame><draw:frame draw:name="Shape11" draw:style-name="gr59" draw:text-style-name="P7" svg:width="0.1413in" svg:height="0.1378in" draw:transform="rotate (-0.802851455917392) translate (7.16597222222222in 1.27361111111111in)"><draw:text-box><text:p><text:span text:style-name="T2">.</text:span><text:span text:style-name="T2">.</text:span><text:span text:style-name="T2">.</text:span></text:p></draw:text-box></draw:frame><draw:custom-shape draw:name="Shape2" draw:style-name="gr60" draw:text-style-name="P27" svg:width="0.3295in" svg:height="0.285in" svg:x="6.7429in" svg:y="1.2925in"><text:p/><draw:enhanced-geometry svg:viewBox="0 0 21600 21600" draw:type="rectangle" draw:enhanced-path="M 0 0 L 21600 0 21600 21600 0 21600 0 0 Z N"/></draw:custom-shape><draw:custom-shape draw:name="Shape2" draw:style-name="gr61" draw:text-style-name="P27" svg:width="0.3303in" svg:height="0.2858in" svg:x="6.7717in" svg:y="1.3205in"><text:p/><draw:enhanced-geometry svg:viewBox="0 0 21600 21600" draw:type="rectangle" draw:enhanced-path="M 0 0 L 21600 0 21600 21600 0 21600 0 0 Z N"/></draw:custom-shape><draw:custom-shape draw:name="Shape2" draw:style-name="gr62" draw:text-style-name="P27" svg:width="0.3287in" svg:height="0.285in" svg:x="6.8374in" svg:y="1.3843in"><text:p/><draw:enhanced-geometry svg:viewBox="0 0 21600 21600" draw:type="rectangle" draw:enhanced-path="M 0 0 L 21600 0 21600 21600 0 21600 0 0 Z N"/></draw:custom-shape><draw:frame draw:name="Shape11" draw:style-name="gr58" draw:text-style-name="P7" svg:width="0.1413in" svg:height="0.1386in" draw:transform="rotate (-0.795870138909415) translate (6.82986111111111in 1.27708333333333in)"><draw:text-box><text:p><text:span text:style-name="T2">…</text:span></text:p></draw:text-box></draw:frame></draw:g><draw:g draw:style-name="gr2"><draw:frame draw:name="Shape11" draw:style-name="gr41" draw:text-style-name="P17" svg:width="0.1453in" svg:height="0.1449in" draw:transform="rotate (-0.805643982720583) translate (6.21944444444444in 1.55in)"><draw:text-box><text:p><text:span text:style-name="T5">.</text:span><text:span text:style-name="T5">.</text:span><text:span text:style-name="T5">.</text:span></text:p></draw:text-box></draw:frame><draw:frame draw:name="Shape11" draw:style-name="gr41" draw:text-style-name="P17" svg:width="0.1858in" svg:height="0.1449in" draw:transform="rotate (-0.806516647346579) translate (6.64861111111111in 1.17430555555556in)"><draw:text-box><text:p><text:span text:style-name="T5">.</text:span><text:span text:style-name="T5">.</text:span><text:span text:style-name="T5">.</text:span></text:p></draw:text-box></draw:frame><draw:custom-shape draw:name="Shape2" draw:style-name="gr63" draw:text-style-name="P27" svg:width="0.4331in" svg:height="0.3768in" svg:x="6.0909in" svg:y="1.1996in"><text:p/><draw:enhanced-geometry svg:viewBox="0 0 21600 21600" draw:type="rectangle" draw:enhanced-path="M 0 0 L 21600 0 21600 21600 0 21600 0 0 Z N"/></draw:custom-shape><draw:custom-shape draw:name="Shape2" draw:style-name="gr64" draw:text-style-name="P27" svg:width="0.4335in" svg:height="0.3787in" svg:x="6.128in" svg:y="1.2362in"><text:p/><draw:enhanced-geometry svg:viewBox="0 0 21600 21600" draw:type="rectangle" draw:enhanced-path="M 0 0 L 21600 0 21600 21600 0 21600 0 0 Z N"/></draw:custom-shape><draw:custom-shape draw:name="Shape2" draw:style-name="gr65" draw:text-style-name="P27" svg:width="0.4323in" svg:height="0.3768in" svg:x="6.2154in" svg:y="1.3205in"><text:p/><draw:enhanced-geometry svg:viewBox="0 0 21600 21600" draw:type="rectangle" draw:enhanced-path="M 0 0 L 21600 0 21600 21600 0 21600 0 0 Z N"/></draw:custom-shape><draw:frame draw:name="Shape11" draw:style-name="gr41" draw:text-style-name="P17" svg:width="0.187in" svg:height="0.1449in" draw:transform="rotate (-0.801106126665397) translate (6.20416666666667in 1.18055555555556in)"><draw:text-box><text:p><text:span text:style-name="T5">…</text:span></text:p></draw:text-box></draw:frame></draw:g><draw:g draw:style-name="gr2"><draw:frame draw:name="Shape11" draw:style-name="gr58" draw:text-style-name="P7" svg:width="0.1098in" svg:height="0.1386in" draw:transform="rotate (-0.803200521767791) translate (7.375in 1.55902777777778in)"><draw:text-box><text:p><text:span text:style-name="T2">.</text:span><text:span text:style-name="T2">.</text:span><text:span text:style-name="T2">.</text:span></text:p></draw:text-box></draw:frame><draw:frame draw:name="Shape11" draw:style-name="gr59" draw:text-style-name="P7" svg:width="0.1413in" svg:height="0.1378in" draw:transform="rotate (-0.802851455917392) translate (7.69930555555556in 1.27361111111111in)"><draw:text-box><text:p><text:span text:style-name="T2">.</text:span><text:span text:style-name="T2">.</text:span><text:span text:style-name="T2">.</text:span></text:p></draw:text-box></draw:frame><draw:custom-shape draw:name="Shape2" draw:style-name="gr60" draw:text-style-name="P27" svg:width="0.3295in" svg:height="0.285in" svg:x="7.2764in" svg:y="1.2925in"><text:p/><draw:enhanced-geometry svg:viewBox="0 0 21600 21600" draw:type="rectangle" draw:enhanced-path="M 0 0 L 21600 0 21600 21600 0 21600 0 0 Z N"/></draw:custom-shape><draw:custom-shape draw:name="Shape2" draw:style-name="gr61" draw:text-style-name="P27" svg:width="0.3303in" svg:height="0.2858in" svg:x="7.3047in" svg:y="1.3205in"><text:p/><draw:enhanced-geometry svg:viewBox="0 0 21600 21600" draw:type="rectangle" draw:enhanced-path="M 0 0 L 21600 0 21600 21600 0 21600 0 0 Z N"/></draw:custom-shape><draw:custom-shape draw:name="Shape2" draw:style-name="gr62" draw:text-style-name="P27" svg:width="0.3287in" svg:height="0.285in" svg:x="7.3709in" svg:y="1.3843in"><text:p/><draw:enhanced-geometry svg:viewBox="0 0 21600 21600" draw:type="rectangle" draw:enhanced-path="M 0 0 L 21600 0 21600 21600 0 21600 0 0 Z N"/></draw:custom-shape><draw:frame draw:name="Shape11" draw:style-name="gr58" draw:text-style-name="P7" svg:width="0.1413in" svg:height="0.1386in" draw:transform="rotate (-0.795870138909415) translate (7.36319444444444in 1.27708333333333in)"><draw:text-box><text:p><text:span text:style-name="T2">…</text:span></text:p></draw:text-box></draw:frame></draw:g><draw:g draw:style-name="gr2"><draw:custom-shape draw:name="Shape3" draw:style-name="gr66" draw:text-style-name="P19" svg:width="0.1323in" svg:height="0.1295in" svg:x="4.2555in" svg:y="1.422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4.3874in" svg:y1="1.4236in" svg:x2="5.0925in" svg:y2="1.5323in"><text:p/></draw:line><draw:line draw:name="Shape4" draw:style-name="gr35" draw:text-style-name="P6" svg:x1="4.387in" svg:y1="1.55in" svg:x2="5.0921in" svg:y2="1.55in"><text:p/></draw:line></draw:g></draw:g><draw:g draw:style-name="gr2"><draw:custom-shape draw:name="Shape3" draw:style-name="gr66" draw:text-style-name="P19" svg:width="0.1323in" svg:height="0.1295in" svg:x="6.35in" svg:y="1.476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6.4815in" svg:y1="1.4764in" svg:x2="6.9673in" svg:y2="1.585in"><text:p/></draw:line><draw:line draw:name="Shape4" draw:style-name="gr35" draw:text-style-name="P6" svg:x1="6.4815in" svg:y1="1.6059in" svg:x2="6.9673in" svg:y2="1.6059in"><text:p/></draw:line></draw:g></draw:g><draw:g draw:style-name="gr2"><draw:custom-shape draw:name="Shape3" draw:style-name="gr66" draw:text-style-name="P19" svg:width="0.1323in" svg:height="0.1295in" svg:x="5.7575in" svg:y="1.446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5.8882in" svg:y1="1.4472in" svg:x2="6.374in" svg:y2="1.5559in"><text:p/></draw:line><draw:line draw:name="Shape4" draw:style-name="gr35" draw:text-style-name="P6" svg:x1="5.8882in" svg:y1="1.5736in" svg:x2="6.374in" svg:y2="1.5736in"><text:p/></draw:line></draw:g></draw:g><draw:g draw:style-name="gr2"><draw:custom-shape draw:name="Shape3" draw:style-name="gr66" draw:text-style-name="P19" svg:width="0.1323in" svg:height="0.1295in" svg:x="3.461in" svg:y="1.368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3.5929in" svg:y1="1.3681in" svg:x2="4.2811in" svg:y2="1.4768in"><text:p/></draw:line><draw:line draw:name="Shape4" draw:style-name="gr35" draw:text-style-name="P6" svg:x1="3.5917in" svg:y1="1.4972in" svg:x2="4.2803in" svg:y2="1.4972in"><text:p/></draw:line></draw:g></draw:g><draw:g draw:style-name="gr2"><draw:frame draw:name="Shape5" draw:style-name="gr67" draw:text-style-name="P28" svg:width="0.6614in" svg:height="0.2567in" svg:x="1.0445in" svg:y="0.6181in"><draw:text-box><text:p text:style-name="P6"><text:span text:style-name="T6"><text:s/></text:span><text:span text:style-name="T6">C</text:span><text:span text:style-name="T6">o</text:span><text:span text:style-name="T6">n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1</text:span></text:p><text:p text:style-name="P6"><text:span text:style-name="T10">F</text:span><text:span text:style-name="T10">i</text:span><text:span text:style-name="T10">l</text:span><text:span text:style-name="T10">t</text:span><text:span text:style-name="T10">e</text:span><text:span text:style-name="T10">r</text:span><text:span text:style-name="T10">s</text:span><text:span text:style-name="T10">:</text:span><text:span text:style-name="T10"> </text:span><text:span text:style-name="T10">3</text:span><text:span text:style-name="T10">2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3</text:span><text:span text:style-name="T10">x</text:span><text:span text:style-name="T10">3</text:span></text:p></draw:text-box></draw:frame><draw:line draw:name="Shape7" draw:style-name="gr43" draw:text-style-name="P6" svg:x1="1.1264in" svg:y1="0.8736in" svg:x2="1.1264in" svg:y2="1.1217in"><text:p/></draw:line><draw:frame draw:name="Shape5" draw:style-name="gr68" draw:text-style-name="P29" svg:width="0.6614in" svg:height="0.1815in" svg:x="1.8992in" svg:y="0.6496in"><draw:text-box><text:p text:style-name="P6"><text:span text:style-name="T6"><text:s/></text:span><text:span text:style-name="T6">M</text:span><text:span text:style-name="T6">a</text:span><text:span text:style-name="T6">x</text:span><text:span text:style-name="T6"> </text:span><text:span text:style-name="T6">P</text:span><text:span text:style-name="T6">o</text:span><text:span text:style-name="T6">o</text:span><text:span text:style-name="T6">l</text:span><text:span text:style-name="T6">i</text:span><text:span text:style-name="T6">n</text:span><text:span text:style-name="T6">g</text:span><text:span text:style-name="T6"> </text:span><text:span text:style-name="T6">P</text:span><text:span text:style-name="T6">1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2</text:span><text:span text:style-name="T10">x</text:span><text:span text:style-name="T10">2</text:span></text:p></draw:text-box></draw:frame><draw:frame draw:name="Shape5" draw:style-name="gr69" draw:text-style-name="P30" svg:width="0.4898in" svg:height="0.2039in" svg:x="2.7528in" svg:y="0.6535in"><draw:text-box><text:p text:style-name="P6"><text:span text:style-name="T6"><text:s/></text:span><text:span text:style-name="T6">D</text:span><text:span text:style-name="T6">r</text:span><text:span text:style-name="T6">o</text:span><text:span text:style-name="T6">p</text:span><text:span text:style-name="T6">o</text:span><text:span text:style-name="T6">u</text:span><text:span text:style-name="T6">t</text:span><text:span text:style-name="T6"> </text:span><text:span text:style-name="T6">D</text:span><text:span text:style-name="T6">1</text:span></text:p><text:p text:style-name="P6"><text:span text:style-name="T10">p</text:span><text:span text:style-name="T10">:</text:span><text:span text:style-name="T10">0</text:span><text:span text:style-name="T10">.</text:span><text:span text:style-name="T10">1</text:span></text:p></draw:text-box></draw:frame><draw:line draw:name="Shape7" draw:style-name="gr43" draw:text-style-name="P6" svg:x1="2.9992in" svg:y1="0.8571in" svg:x2="2.9992in" svg:y2="1.1425in"><text:p/></draw:line><draw:line draw:name="Shape7" draw:style-name="gr43" draw:text-style-name="P6" svg:x1="2.2244in" svg:y1="0.8307in" svg:x2="2.2244in" svg:y2="1.1161in"><text:p/></draw:line></draw:g><draw:g draw:style-name="gr2"><draw:frame draw:name="Shape5" draw:style-name="gr67" draw:text-style-name="P28" svg:width="0.6614in" svg:height="0.2567in" svg:x="3.8362in" svg:y="0.6878in"><draw:text-box><text:p text:style-name="P6"><text:span text:style-name="T6"><text:s/></text:span><text:span text:style-name="T6">C</text:span><text:span text:style-name="T6">o</text:span><text:span text:style-name="T6">n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2</text:span></text:p><text:p text:style-name="P6"><text:span text:style-name="T10">F</text:span><text:span text:style-name="T10">i</text:span><text:span text:style-name="T10">l</text:span><text:span text:style-name="T10">t</text:span><text:span text:style-name="T10">e</text:span><text:span text:style-name="T10">r</text:span><text:span text:style-name="T10">s</text:span><text:span text:style-name="T10">:</text:span><text:span text:style-name="T10"> </text:span><text:span text:style-name="T10">6</text:span><text:span text:style-name="T10">4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2</text:span><text:span text:style-name="T10">x</text:span><text:span text:style-name="T10">2</text:span></text:p></draw:text-box></draw:frame><draw:line draw:name="Shape7" draw:style-name="gr43" draw:text-style-name="P6" svg:x1="3.8736in" svg:y1="0.9445in" svg:x2="3.8736in" svg:y2="1.1925in"><text:p/></draw:line><draw:frame draw:name="Shape5" draw:style-name="gr68" draw:text-style-name="P29" svg:width="0.6614in" svg:height="0.1815in" svg:x="4.5201in" svg:y="0.6925in"><draw:text-box><text:p text:style-name="P6"><text:span text:style-name="T6"><text:s/></text:span><text:span text:style-name="T6">M</text:span><text:span text:style-name="T6">a</text:span><text:span text:style-name="T6">x</text:span><text:span text:style-name="T6"> </text:span><text:span text:style-name="T6">P</text:span><text:span text:style-name="T6">o</text:span><text:span text:style-name="T6">o</text:span><text:span text:style-name="T6">l</text:span><text:span text:style-name="T6">i</text:span><text:span text:style-name="T6">n</text:span><text:span text:style-name="T6">g</text:span><text:span text:style-name="T6"> </text:span><text:span text:style-name="T6">P</text:span><text:span text:style-name="T6">2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2</text:span><text:span text:style-name="T10">x</text:span><text:span text:style-name="T10">2</text:span></text:p></draw:text-box></draw:frame><draw:frame draw:name="Shape5" draw:style-name="gr69" draw:text-style-name="P30" svg:width="0.4898in" svg:height="0.2039in" svg:x="5.261in" svg:y="0.6906in"><draw:text-box><text:p text:style-name="P6"><text:span text:style-name="T6"><text:s/></text:span><text:span text:style-name="T6">D</text:span><text:span text:style-name="T6">r</text:span><text:span text:style-name="T6">o</text:span><text:span text:style-name="T6">p</text:span><text:span text:style-name="T6">o</text:span><text:span text:style-name="T6">u</text:span><text:span text:style-name="T6">t</text:span><text:span text:style-name="T6"> </text:span><text:span text:style-name="T6">D</text:span><text:span text:style-name="T6">2</text:span></text:p><text:p text:style-name="P6"><text:span text:style-name="T10">p</text:span><text:span text:style-name="T10">:</text:span><text:span text:style-name="T10">0</text:span><text:span text:style-name="T10">.</text:span><text:span text:style-name="T10">2</text:span></text:p></draw:text-box></draw:frame><draw:line draw:name="Shape7" draw:style-name="gr43" draw:text-style-name="P6" svg:x1="5.3846in" svg:y1="0.8945in" svg:x2="5.3846in" svg:y2="1.1799in"><text:p/></draw:line><draw:line draw:name="Shape7" draw:style-name="gr43" draw:text-style-name="P6" svg:x1="4.7362in" svg:y1="0.8736in" svg:x2="4.7362in" svg:y2="1.1591in"><text:p/></draw:line></draw:g><draw:g draw:style-name="gr2"><draw:frame draw:name="Shape5" draw:style-name="gr67" draw:text-style-name="P28" svg:width="0.6614in" svg:height="0.2567in" svg:x="6.0189in" svg:y="0.6406in"><draw:text-box><text:p text:style-name="P6"><text:span text:style-name="T6"><text:s/></text:span><text:span text:style-name="T6">C</text:span><text:span text:style-name="T6">o</text:span><text:span text:style-name="T6">n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3</text:span></text:p><text:p text:style-name="P6"><text:span text:style-name="T10">F</text:span><text:span text:style-name="T10">i</text:span><text:span text:style-name="T10">l</text:span><text:span text:style-name="T10">t</text:span><text:span text:style-name="T10">e</text:span><text:span text:style-name="T10">r</text:span><text:span text:style-name="T10">s</text:span><text:span text:style-name="T10">:</text:span><text:span text:style-name="T10"> </text:span><text:span text:style-name="T10">1</text:span><text:span text:style-name="T10">2</text:span><text:span text:style-name="T10">8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2</text:span><text:span text:style-name="T10">x</text:span><text:span text:style-name="T10">2</text:span></text:p></draw:text-box></draw:frame><draw:line draw:name="Shape7" draw:style-name="gr43" draw:text-style-name="P6" svg:x1="6.0646in" svg:y1="0.8972in" svg:x2="6.0646in" svg:y2="1.2173in"><text:p/></draw:line><draw:frame draw:name="Shape5" draw:style-name="gr68" draw:text-style-name="P29" svg:width="0.6614in" svg:height="0.1815in" svg:x="6.5228in" svg:y="0.9189in"><draw:text-box><text:p text:style-name="P6"><text:span text:style-name="T6"><text:s/></text:span><text:span text:style-name="T6">M</text:span><text:span text:style-name="T6">a</text:span><text:span text:style-name="T6">x</text:span><text:span text:style-name="T6"> </text:span><text:span text:style-name="T6">P</text:span><text:span text:style-name="T6">o</text:span><text:span text:style-name="T6">o</text:span><text:span text:style-name="T6">l</text:span><text:span text:style-name="T6">i</text:span><text:span text:style-name="T6">n</text:span><text:span text:style-name="T6">g</text:span><text:span text:style-name="T6"> </text:span><text:span text:style-name="T6">P</text:span><text:span text:style-name="T6">3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2</text:span><text:span text:style-name="T10">x</text:span><text:span text:style-name="T10">2</text:span></text:p></draw:text-box></draw:frame><draw:frame draw:name="Shape5" draw:style-name="gr69" draw:text-style-name="P30" svg:width="0.4898in" svg:height="0.2039in" svg:x="7.2193in" svg:y="0.9146in"><draw:text-box><text:p text:style-name="P6"><text:span text:style-name="T6"><text:s/></text:span><text:span text:style-name="T6">D</text:span><text:span text:style-name="T6">r</text:span><text:span text:style-name="T6">o</text:span><text:span text:style-name="T6">p</text:span><text:span text:style-name="T6">o</text:span><text:span text:style-name="T6">u</text:span><text:span text:style-name="T6">t</text:span><text:span text:style-name="T6"> </text:span><text:span text:style-name="T6">D</text:span><text:span text:style-name="T6">3</text:span></text:p><text:p text:style-name="P6"><text:span text:style-name="T10">p</text:span><text:span text:style-name="T10">:</text:span><text:span text:style-name="T10">0</text:span><text:span text:style-name="T10">.</text:span><text:span text:style-name="T10">3</text:span></text:p></draw:text-box></draw:frame><draw:line draw:name="Shape7" draw:style-name="gr43" draw:text-style-name="P6" svg:x1="7.2209in" svg:y1="1.1181in" svg:x2="7.2209in" svg:y2="1.4035in"><text:p/></draw:line><draw:line draw:name="Shape7" draw:style-name="gr43" draw:text-style-name="P6" svg:x1="6.6945in" svg:y1="1.1in" svg:x2="6.6945in" svg:y2="1.3484in"><text:p/></draw:line></draw:g><draw:g draw:style-name="gr2"><draw:line draw:name="Shape4" draw:style-name="gr35" draw:text-style-name="P6" svg:x1="2.8909in" svg:y1="1.3382in" svg:x2="3.4417in" svg:y2="1.4669in"><text:p/></draw:line><draw:line draw:name="Shape4" draw:style-name="gr35" draw:text-style-name="P6" svg:x1="2.8909in" svg:y1="1.4827in" svg:x2="3.4417in" svg:y2="1.4827in"><text:p/></draw:line></draw:g><draw:g draw:style-name="gr2"><draw:custom-shape draw:name="Shape3" draw:style-name="gr66" draw:text-style-name="P19" svg:width="0.1323in" svg:height="0.1295in" svg:x="5.1047in" svg:y="1.4417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5.2366in" svg:y1="1.4413in" svg:x2="5.7224in" svg:y2="1.55in"><text:p/></draw:line><draw:line draw:name="Shape4" draw:style-name="gr35" draw:text-style-name="P6" svg:x1="5.2354in" svg:y1="1.5709in" svg:x2="5.7213in" svg:y2="1.5709in"><text:p/></draw:line></draw:g></draw:g><draw:g draw:style-name="gr2"><draw:custom-shape draw:name="Shape3" draw:style-name="gr66" draw:text-style-name="P19" svg:width="0.1323in" svg:height="0.1295in" svg:x="6.9673in" svg:y="1.476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7.0988in" svg:y1="1.4764in" svg:x2="7.5846in" svg:y2="1.585in"><text:p/></draw:line><draw:line draw:name="Shape4" draw:style-name="gr35" draw:text-style-name="P6" svg:x1="7.0988in" svg:y1="1.6059in" svg:x2="7.5846in" svg:y2="1.6059in"><text:p/></draw:line></draw:g></draw:g><draw:frame draw:name="Shape9" draw:style-name="gr45" draw:text-style-name="P21" svg:width="0.1161in" svg:height="0.124in" draw:transform="rotate (-0.785398163397448) translate (1.33263888888889in 1.7in)"><draw:text-box><text:p><text:span text:style-name="T6">3</text:span><text:span text:style-name="T6">2</text:span></text:p></draw:text-box></draw:frame><draw:frame draw:name="Shape9" draw:style-name="gr45" draw:text-style-name="P21" svg:width="0.1161in" svg:height="0.124in" draw:transform="rotate (-0.785398163397448) translate (2.34097222222222in 1.61180555555556in)"><draw:text-box><text:p><text:span text:style-name="T6">3</text:span><text:span text:style-name="T6">2</text:span></text:p></draw:text-box></draw:frame><draw:frame draw:name="Shape9" draw:style-name="gr45" draw:text-style-name="P21" svg:width="0.1161in" svg:height="0.124in" draw:transform="rotate (-0.785398163397448) translate (3.14166666666667in 1.64513888888889in)"><draw:text-box><text:p><text:span text:style-name="T6">3</text:span><text:span text:style-name="T6">2</text:span></text:p></draw:text-box></draw:frame><draw:frame draw:name="Shape9" draw:style-name="gr45" draw:text-style-name="P21" svg:width="0.1161in" svg:height="0.124in" draw:transform="rotate (-0.785398163397448) translate (4.00277777777778in 1.62430555555556in)"><draw:text-box><text:p><text:span text:style-name="T6">6</text:span><text:span text:style-name="T6">4</text:span></text:p></draw:text-box></draw:frame><draw:frame draw:name="Shape9" draw:style-name="gr45" draw:text-style-name="P21" svg:width="0.1161in" svg:height="0.124in" draw:transform="rotate (-0.785398163397448) translate (4.84236111111111in 1.61319444444444in)"><draw:text-box><text:p><text:span text:style-name="T6">6</text:span><text:span text:style-name="T6">4</text:span></text:p></draw:text-box></draw:frame><draw:frame draw:name="Shape9" draw:style-name="gr45" draw:text-style-name="P21" svg:width="0.1161in" svg:height="0.124in" draw:transform="rotate (-0.785398163397448) translate (5.47569444444444in 1.61319444444444in)"><draw:text-box><text:p><text:span text:style-name="T6">6</text:span><text:span text:style-name="T6">4</text:span></text:p></draw:text-box></draw:frame><draw:frame draw:name="Shape9" draw:style-name="gr46" draw:text-style-name="P21" svg:width="0.2394in" svg:height="0.1362in" draw:transform="rotate (-0.00907571211037019) translate (5.64027777777778in 1.69722222222222in)"><draw:text-box><text:p><text:span text:style-name="T6">6</text:span><text:span text:style-name="T6">3</text:span><text:span text:style-name="T6">x</text:span><text:span text:style-name="T6">4</text:span><text:span text:style-name="T6">7</text:span></text:p></draw:text-box></draw:frame><draw:frame draw:name="Shape9" draw:style-name="gr45" draw:text-style-name="P21" svg:width="0.178in" svg:height="0.124in" draw:transform="rotate (-0.785398163397449) translate (6.11180555555556in 1.60347222222222in)"><draw:text-box><text:p><text:span text:style-name="T6">1</text:span><text:span text:style-name="T6">2</text:span><text:span text:style-name="T6">8</text:span></text:p></draw:text-box></draw:frame><draw:frame draw:name="Shape9" draw:style-name="gr45" draw:text-style-name="P21" svg:width="0.178in" svg:height="0.124in" draw:transform="rotate (-0.785398163397449) translate (6.73472222222222in 1.58541666666667in)"><draw:text-box><text:p><text:span text:style-name="T6">1</text:span><text:span text:style-name="T6">2</text:span><text:span text:style-name="T6">8</text:span></text:p></draw:text-box></draw:frame><draw:frame draw:name="Shape9" draw:style-name="gr45" draw:text-style-name="P21" svg:width="0.178in" svg:height="0.124in" draw:transform="rotate (-0.785398163397449) translate (7.25347222222222in 1.58541666666667in)"><draw:text-box><text:p><text:span text:style-name="T6">1</text:span><text:span text:style-name="T6">2</text:span><text:span text:style-name="T6">8</text:span></text:p></draw:text-box></draw:frame><draw:frame draw:name="Shape9" draw:style-name="gr47" draw:text-style-name="P21" svg:width="0.2425in" svg:height="0.1185in" draw:transform="rotate (-0.00907571211037019) translate (7.43819444444444in 1.69444444444444in)"><draw:text-box><text:p><text:span text:style-name="T6">3</text:span><text:span text:style-name="T6">1</text:span><text:span text:style-name="T6">x</text:span><text:span text:style-name="T6">2</text:span><text:span text:style-name="T6">3</text:span></text:p></draw:text-box></draw:frame><draw:custom-shape draw:name="Shape10" draw:style-name="gr70" draw:text-style-name="P31" svg:width="2.1807in" svg:height="1.4441in" svg:x="3.8346in" svg:y="0.585in"><text:p text:style-name="P24"><text:span text:style-name="T11">Element</text:span><text:span text:style-name="T11">ary </text:span><text:span text:style-name="T11">block 2</text:span></text:p><draw:enhanced-geometry svg:viewBox="0 0 21600 21600" draw:type="rectangle" draw:enhanced-path="M 0 0 L 21600 0 21600 21600 0 21600 0 0 Z N"/></draw:custom-shape><draw:custom-shape draw:name="Shape10" draw:style-name="gr71" draw:text-style-name="P31" svg:width="1.7323in" svg:height="1.4441in" svg:x="6.0154in" svg:y="0.578in"><text:p text:style-name="P24"><text:span text:style-name="T11">Element</text:span><text:span text:style-name="T11">ary </text:span><text:span text:style-name="T11">block 3</text:span></text:p><draw:enhanced-geometry svg:viewBox="0 0 21600 21600" draw:type="rectangle" draw:enhanced-path="M 0 0 L 21600 0 21600 21600 0 21600 0 0 Z N"/></draw:custom-shape><draw:frame draw:name="Shape9" draw:style-name="gr45" draw:text-style-name="P21" svg:width="0.2713in" svg:height="0.124in" draw:transform="rotate (-0.00907571211037019) translate (3.38541666666667in 1.70138888888889in)"><draw:text-box><text:p><text:span text:style-name="T6">1</text:span><text:span text:style-name="T6">2</text:span><text:span text:style-name="T6">7</text:span><text:span text:style-name="T6">x</text:span><text:span text:style-name="T6">9</text:span><text:span text:style-name="T6">5</text:span></text:p></draw:text-box></draw:frame><draw:frame draw:name="Shape8" draw:style-name="gr44" draw:text-style-name="P22" svg:width="0.1815in" svg:height="0.113in" svg:x="3.461in" svg:y="1.2563in"><draw:text-box><text:p><text:span text:style-name="T7">2</text:span><text:span text:style-name="T7">x</text:span><text:span text:style-name="T7">2</text:span></text:p></draw:text-box></draw:frame><draw:frame draw:name="Shape8" draw:style-name="gr44" draw:text-style-name="P22" svg:width="0.1815in" svg:height="0.113in" svg:x="4.2492in" svg:y="1.3224in"><draw:text-box><text:p><text:span text:style-name="T7">2</text:span><text:span text:style-name="T7">x</text:span><text:span text:style-name="T7">2</text:span></text:p></draw:text-box></draw:frame><draw:frame draw:name="Shape8" draw:style-name="gr44" draw:text-style-name="P22" svg:width="0.1815in" svg:height="0.113in" svg:x="5.7575in" svg:y="1.3535in"><draw:text-box><text:p><text:span text:style-name="T7">2</text:span><text:span text:style-name="T7">x</text:span><text:span text:style-name="T7">2</text:span></text:p></draw:text-box></draw:frame><draw:frame draw:name="Shape8" draw:style-name="gr44" draw:text-style-name="P22" svg:width="0.1815in" svg:height="0.113in" svg:x="6.3425in" svg:y="1.3642in"><draw:text-box><text:p><text:span text:style-name="T7">2</text:span><text:span text:style-name="T7">x</text:span><text:span text:style-name="T7">2</text:span></text:p></draw:text-box></draw:frame><draw:line draw:name="Shape6" draw:style-name="gr3" draw:text-style-name="P5" svg:x1="7.7083in" svg:y1="1.4217in" svg:x2="8.0618in" svg:y2="1.5173in"><text:p/></draw:line><draw:line draw:name="Shape6" draw:style-name="gr3" draw:text-style-name="P5" svg:x1="7.6346in" svg:y1="1.348in" svg:x2="8.0256in" svg:y2="1.4217in"><text:p/></draw:line><draw:g draw:style-name="gr2"><draw:line draw:name="Shape6" draw:style-name="gr3" draw:text-style-name="P5" svg:x1="7.7in" svg:y1="1.6689in" svg:x2="8.1429in" svg:y2="1.6689in"><text:p/></draw:line><draw:line draw:name="Shape6" draw:style-name="gr3" draw:text-style-name="P5" svg:x1="7.6016in" svg:y1="1.2917in" svg:x2="8.0106in" svg:y2="1.2917in"><text:p/></draw:line><draw:line draw:name="Shape6" draw:style-name="gr3" draw:text-style-name="P5" svg:x1="7.7in" svg:y1="1.6693in" svg:x2="8.0626in" svg:y2="1.5209in"><text:p/></draw:line><draw:line draw:name="Shape6" draw:style-name="gr3" draw:text-style-name="P5" svg:x1="7.7091in" svg:y1="1.5177in" svg:x2="8.1in" svg:y2="1.5913in"><text:p/></draw:line><draw:line draw:name="Shape6" draw:style-name="gr3" draw:text-style-name="P5" svg:x1="7.7091in" svg:y1="1.4217in" svg:x2="8.0626in" svg:y2="1.5173in"><text:p/></draw:line><draw:line draw:name="Shape6" draw:style-name="gr3" draw:text-style-name="P5" svg:x1="7.6354in" svg:y1="1.348in" svg:x2="8.0264in" svg:y2="1.4217in"><text:p/></draw:line><draw:line draw:name="Shape6" draw:style-name="gr3" draw:text-style-name="P5" svg:x1="7.7472in" svg:y1="1.4583in" svg:x2="8.0346in" svg:y2="1.348in"><text:p/></draw:line><draw:line draw:name="Shape6" draw:style-name="gr3" draw:text-style-name="P5" svg:x1="7.7091in" svg:y1="1.5909in" svg:x2="8.0354in" svg:y2="1.4425in"><text:p/></draw:line></draw:g><draw:g draw:style-name="gr2"><draw:line draw:name="Shape6" draw:style-name="gr3" draw:text-style-name="P5" svg:x1="8.1346in" svg:y1="1.6689in" svg:x2="8.5776in" svg:y2="1.6689in"><text:p/></draw:line><draw:line draw:name="Shape6" draw:style-name="gr3" draw:text-style-name="P5" svg:x1="8.0366in" svg:y1="1.2917in" svg:x2="8.4457in" svg:y2="1.2917in"><text:p/></draw:line><draw:line draw:name="Shape6" draw:style-name="gr3" draw:text-style-name="P5" svg:x1="8.1346in" svg:y1="1.6693in" svg:x2="8.4972in" svg:y2="1.5209in"><text:p/></draw:line><draw:line draw:name="Shape6" draw:style-name="gr3" draw:text-style-name="P5" svg:x1="8.1055in" svg:y1="1.4898in" svg:x2="8.5339in" svg:y2="1.5913in"><text:p/></draw:line><draw:line draw:name="Shape6" draw:style-name="gr3" draw:text-style-name="P5" svg:x1="8.0701in" svg:y1="1.3945in" svg:x2="8.4972in" svg:y2="1.5189in"><text:p/></draw:line><draw:line draw:name="Shape6" draw:style-name="gr3" draw:text-style-name="P5" svg:x1="8.0701in" svg:y1="1.348in" svg:x2="8.461in" svg:y2="1.4217in"><text:p/></draw:line><draw:line draw:name="Shape6" draw:style-name="gr3" draw:text-style-name="P5" svg:x1="8.1055in" svg:y1="1.4898in" svg:x2="8.4693in" svg:y2="1.348in"><text:p/></draw:line><draw:line draw:name="Shape6" draw:style-name="gr3" draw:text-style-name="P5" svg:x1="8.1437in" svg:y1="1.5909in" svg:x2="8.4701in" svg:y2="1.4425in"><text:p/></draw:line></draw:g><draw:line draw:name="Shape4" draw:style-name="gr4" draw:text-style-name="P6" svg:x1="8.4457in" svg:y1="1.2917in" svg:x2="8.5776in" svg:y2="1.6689in"><text:p/></draw:line><draw:g draw:style-name="gr2"><draw:line draw:name="Shape6" draw:style-name="gr3" draw:text-style-name="P5" svg:x1="8.578in" svg:y1="1.6469in" svg:x2="8.7795in" svg:y2="1.5531in"><text:p/></draw:line><draw:line draw:name="Shape6" draw:style-name="gr3" draw:text-style-name="P5" svg:x1="8.4799in" svg:y1="1.2917in" svg:x2="8.7327in" svg:y2="1.3681in"><text:p/></draw:line><draw:line draw:name="Shape6" draw:style-name="gr3" draw:text-style-name="P5" svg:x1="8.5437in" svg:y1="1.5764in" svg:x2="8.7791in" svg:y2="1.4646in"><text:p/></draw:line><draw:line draw:name="Shape6" draw:style-name="gr3" draw:text-style-name="P5" svg:x1="8.5244in" svg:y1="1.4413in" svg:x2="8.7606in" svg:y2="1.5016in"><text:p/></draw:line><draw:line draw:name="Shape6" draw:style-name="gr3" draw:text-style-name="P5" svg:x1="8.5016in" svg:y1="1.3681in" svg:x2="8.7791in" svg:y2="1.4618in"><text:p/></draw:line><draw:line draw:name="Shape6" draw:style-name="gr3" draw:text-style-name="P5" svg:x1="8.5016in" svg:y1="1.3354in" svg:x2="8.7327in" svg:y2="1.3909in"><text:p/></draw:line><draw:line draw:name="Shape6" draw:style-name="gr3" draw:text-style-name="P5" svg:x1="8.5244in" svg:y1="1.4413in" svg:x2="8.7319in" svg:y2="1.3898in"><text:p/></draw:line><draw:line draw:name="Shape6" draw:style-name="gr3" draw:text-style-name="P5" svg:x1="8.5492in" svg:y1="1.5177in" svg:x2="8.761in" svg:y2="1.4059in"><text:p/></draw:line></draw:g><draw:g draw:style-name="gr2"><draw:line draw:name="Shape4" draw:style-name="gr35" draw:text-style-name="P6" svg:x1="8.8126in" svg:y1="1.4772in" svg:x2="8.9055in" svg:y2="1.4772in"><text:p/></draw:line></draw:g><draw:frame draw:name="Shape11" draw:style-name="gr72" draw:text-style-name="P32" svg:width="0.1378in" svg:height="0.0807in" draw:transform="rotate (-1.25663706143592) translate (8.88888888888889in 1.39722222222222in)"><draw:text-box><text:p><text:span text:style-name="T10">…</text:span><text:span text:style-name="T10">.</text:span></text:p></draw:text-box></draw:frame><draw:frame draw:name="Shape5" draw:style-name="gr39" draw:text-style-name="P7" svg:width="0.2087in" svg:height="0.1661in" svg:x="8.3693in" svg:y="1.1681in"><draw:text-box><text:p><text:span text:style-name="T2">F</text:span><text:span text:style-name="T2">C</text:span><text:span text:style-name="T2">2</text:span></text:p></draw:text-box></draw:frame><draw:frame draw:name="Shape5" draw:style-name="gr39" draw:text-style-name="P7" svg:width="0.2087in" svg:height="0.1661in" svg:x="8.6638in" svg:y="1.2315in"><draw:text-box><text:p><text:span text:style-name="T2">F</text:span><text:span text:style-name="T2">C</text:span><text:span text:style-name="T2">3</text:span></text:p></draw:text-box></draw:frame><draw:frame draw:name="Shape5" draw:style-name="gr69" draw:text-style-name="P30" svg:width="0.4898in" svg:height="0.2039in" svg:x="7.9866in" svg:y="0.8378in"><draw:text-box><text:p text:style-name="P6"><text:span text:style-name="T6"><text:s/></text:span><text:span text:style-name="T6">D</text:span><text:span text:style-name="T6">r</text:span><text:span text:style-name="T6">o</text:span><text:span text:style-name="T6">p</text:span><text:span text:style-name="T6">o</text:span><text:span text:style-name="T6">u</text:span><text:span text:style-name="T6">t</text:span><text:span text:style-name="T6"> </text:span><text:span text:style-name="T6">D</text:span><text:span text:style-name="T6">4</text:span></text:p><text:p text:style-name="P6"><text:span text:style-name="T10">p</text:span><text:span text:style-name="T10">:</text:span><text:span text:style-name="T10">0</text:span><text:span text:style-name="T10">.</text:span><text:span text:style-name="T10">5</text:span></text:p></draw:text-box></draw:frame><draw:line draw:name="Shape7" draw:style-name="gr43" draw:text-style-name="P6" svg:x1="8.2016in" svg:y1="1.0413in" svg:x2="8.2016in" svg:y2="1.2516in"><text:p/></draw:line></draw:g><draw:frame text:anchor-type="paragraph" draw:z-index="59" draw:name="Shape5" draw:style-name="gr26" draw:text-style-name="P17" svg:width="0.2524in" svg:height="0.1449in" svg:x="7.5563in" svg:y="0.0563in"><draw:text-box><text:p><text:span text:style-name="T5">FC</text:span></text:p></draw:text-box></draw:frame>input<text:tab/><text:tab/>conv<text:tab/><text:tab/>pool+ drop<text:tab/>conv<text:tab/>pool+drop<text:tab/>conv<text:tab/>pool+drop<text:tab/>fc<text:tab/>fc<text:span text:style-name="T1">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63" draw:name="Shape2" draw:style-name="gr73" svg:width="0.7587in" svg:height="0.6587in" svg:x="0.2457in" svg:y="0.5882in"><text:p/><draw:enhanced-geometry svg:viewBox="0 0 21600 21600" draw:type="rectangle" draw:enhanced-path="M 0 0 L 21600 0 21600 21600 0 21600 0 0 Z N"/></draw:custom-shape><draw:frame text:anchor-type="paragraph" draw:z-index="71" draw:name="Shape5" draw:style-name="gr78" draw:text-style-name="P20" svg:width="0.9114in" svg:height="0.1323in" svg:x="0.1693in" svg:y="1.2945in"><draw:text-box><text:p text:style-name="P6"><text:span text:style-name="T6">cx</text:span><text:span text:style-name="T6">wx</text:span><text:span text:style-name="T6">h</text:span></text:p></draw:text-box></draw:frame><draw:frame text:anchor-type="paragraph" draw:z-index="81" draw:name="Shape5" draw:style-name="gr85" draw:text-style-name="P23" svg:width="0.2988in" svg:height="0.1461in" svg:x="0.5264in" svg:y="0.4728in"><draw:text-box><text:p text:style-name="P6"><text:span text:style-name="T2">Input</text:span></text:p></draw:text-box></draw:frame><draw:g text:anchor-type="paragraph" draw:z-index="61" draw:style-name="gr1"><draw:frame draw:name="Shape11" draw:style-name="gr27" draw:text-style-name="P18" svg:width="0.1886in" svg:height="0.3512in" draw:transform="rotate (-0.803724120543389) translate (2.49861111111111in 1.08263888888889in)"><draw:text-box><text:p>...</text:p></draw:text-box></draw:frame><draw:frame draw:name="Shape11" draw:style-name="gr28" draw:text-style-name="P18" svg:width="0.2413in" svg:height="0.1925in" draw:transform="rotate (-0.803724120543389) translate (3.05555555555556in 0.59375in)"><draw:text-box><text:p>...</text:p></draw:text-box></draw:frame><draw:custom-shape draw:name="Shape2" draw:style-name="gr29" svg:width="0.5642in" svg:height="0.4898in" svg:x="2.3291in" svg:y="0.6256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3783in" svg:y="0.6748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4921in" svg:y="0.7839in"><text:p/><draw:enhanced-geometry svg:viewBox="0 0 21600 21600" draw:type="rectangle" draw:enhanced-path="M 0 0 L 21600 0 21600 21600 0 21600 0 0 Z N"/></draw:custom-shape><draw:frame draw:name="Shape11" draw:style-name="gr28" draw:text-style-name="P18" svg:width="0.2421in" svg:height="0.1925in" draw:transform="rotate (-0.801629725440996) translate (2.47847222222222in 0.600694444444444in)"><draw:text-box><text:p>…</text:p></draw:text-box></draw:frame></draw:g><draw:g text:anchor-type="paragraph" draw:z-index="62" draw:style-name="gr1"><draw:frame draw:name="Shape11" draw:style-name="gr28" draw:text-style-name="P18" svg:width="0.2531in" svg:height="0.1925in" draw:transform="rotate (-0.802851455917392) translate (1.43194444444444in 1.12083333333333in)"><draw:text-box><text:p>.…</text:p></draw:text-box></draw:frame><draw:frame draw:name="Shape11" draw:style-name="gr32" draw:text-style-name="P18" svg:width="0.3248in" svg:height="0.2413in" draw:transform="rotate (-0.802851455917392) translate (2.18402777777778in 0.455555555555556in)"><draw:text-box><text:p>….</text:p></draw:text-box></draw:frame><draw:custom-shape draw:name="Shape2" draw:style-name="gr33" svg:width="0.7587in" svg:height="0.6587in" svg:x="1.2575in" svg:y="0.4917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24in" svg:y="0.5575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4764in" svg:y="0.7039in"><text:p/><draw:enhanced-geometry svg:viewBox="0 0 21600 21600" draw:type="rectangle" draw:enhanced-path="M 0 0 L 21600 0 21600 21600 0 21600 0 0 Z N"/></draw:custom-shape><draw:frame draw:name="Shape11" draw:style-name="gr32" draw:text-style-name="P18" svg:width="0.3248in" svg:height="0.2413in" draw:transform="rotate (-0.802851455917392) translate (1.45902777777778in 0.458333333333333in)"><draw:text-box><text:p>….</text:p></draw:text-box></draw:frame></draw:g><draw:g text:anchor-type="paragraph" draw:z-index="64" draw:style-name="gr1"><draw:custom-shape draw:name="Shape3" draw:style-name="gr34" draw:text-style-name="P19" svg:width="0.1559in" svg:height="0.1295in" svg:x="1.7445in" svg:y="0.91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1.9in" svg:y1="0.911in" svg:x2="2.7925in" svg:y2="1.0197in"><text:p/></draw:line><draw:line draw:name="Shape4" draw:style-name="gr35" draw:text-style-name="P6" svg:x1="1.8996in" svg:y1="1.0402in" svg:x2="2.7921in" svg:y2="1.0402in"><text:p/></draw:line></draw:g></draw:g><draw:custom-shape text:anchor-type="paragraph" draw:z-index="65" draw:name="Shape3" draw:style-name="gr74" draw:text-style-name="P19" svg:width="0.1421in" svg:height="0.1461in" svg:x="2.7925in" svg:y="0.9016in"><text:p/><draw:enhanced-geometry svg:viewBox="0 0 21600 21600" draw:type="rectangle" draw:enhanced-path="M 0 0 L 21600 0 21600 21600 0 21600 0 0 Z N"/></draw:custom-shape><draw:line text:anchor-type="paragraph" draw:z-index="74" draw:name="Shape7" draw:style-name="gr81" draw:text-style-name="P6" svg:x1="3.0413in" svg:y1="0.4217in" svg:x2="3.0413in" svg:y2="0.7071in"><text:p/></draw:line><draw:frame text:anchor-type="paragraph" draw:z-index="75" draw:name="Shape9" draw:style-name="gr82" draw:text-style-name="P21" svg:width="0.326in" svg:height="0.124in" draw:transform="rotate (-0.00907571211037019) translate (1.61041666666667in 1.36041666666667in)"><draw:text-box><text:p><text:span text:style-name="T6">w x h</text:span></text:p></draw:text-box></draw:frame><draw:frame text:anchor-type="paragraph" draw:z-index="76" draw:name="Shape9" draw:style-name="gr82" draw:text-style-name="P21" svg:width="0.2713in" svg:height="0.124in" draw:transform="rotate (-0.00907571211037019) translate (2.63055555555556in 1.28680555555556in)"><draw:text-box><text:p><text:span text:style-name="T6">w x h </text:span></text:p></draw:text-box></draw:frame><draw:g text:anchor-type="paragraph" draw:z-index="83" draw:style-name="gr1"><draw:frame draw:name="Shape11" draw:style-name="gr50" draw:text-style-name="P26" svg:width="0.1894in" svg:height="0.1988in" draw:transform="rotate (-0.80354958761819) translate (3.29583333333333in 1.07638888888889in)"><draw:text-box><text:p><text:span text:style-name="T9">.</text:span><text:span text:style-name="T9">.</text:span><text:span text:style-name="T9">.</text:span></text:p></draw:text-box></draw:frame><draw:frame draw:name="Shape11" draw:style-name="gr28" draw:text-style-name="P26" svg:width="0.2413in" svg:height="0.1925in" draw:transform="rotate (-0.803724120543389) translate (3.85416666666667in 0.586111111111111in)"><draw:text-box><text:p><text:span text:style-name="T9">.</text:span><text:span text:style-name="T9">.</text:span><text:span text:style-name="T9">.</text:span></text:p></draw:text-box></draw:frame><draw:custom-shape draw:name="Shape2" draw:style-name="gr29" draw:text-style-name="P27" svg:width="0.5642in" svg:height="0.4898in" svg:x="3.1272in" svg:y="0.6181in"><text:p/><draw:enhanced-geometry svg:viewBox="0 0 21600 21600" draw:type="rectangle" draw:enhanced-path="M 0 0 L 21600 0 21600 21600 0 21600 0 0 Z N"/></draw:custom-shape><draw:custom-shape draw:name="Shape2" draw:style-name="gr51" draw:text-style-name="P27" svg:width="0.5642in" svg:height="0.4913in" svg:x="3.1764in" svg:y="0.6673in"><text:p/><draw:enhanced-geometry svg:viewBox="0 0 21600 21600" draw:type="rectangle" draw:enhanced-path="M 0 0 L 21600 0 21600 21600 0 21600 0 0 Z N"/></draw:custom-shape><draw:custom-shape draw:name="Shape2" draw:style-name="gr31" draw:text-style-name="P27" svg:width="0.5634in" svg:height="0.4898in" svg:x="3.2898in" svg:y="0.7764in"><text:p/><draw:enhanced-geometry svg:viewBox="0 0 21600 21600" draw:type="rectangle" draw:enhanced-path="M 0 0 L 21600 0 21600 21600 0 21600 0 0 Z N"/></draw:custom-shape><draw:frame draw:name="Shape11" draw:style-name="gr28" draw:text-style-name="P26" svg:width="0.2425in" svg:height="0.1925in" draw:transform="rotate (-0.801629725440996) translate (3.27569444444444in 0.59375in)"><draw:text-box><text:p><text:span text:style-name="T9">…</text:span></text:p></draw:text-box></draw:frame></draw:g><draw:g text:anchor-type="paragraph" draw:z-index="94" draw:style-name="gr1"><draw:frame draw:name="Shape5" draw:style-name="gr86" draw:text-style-name="P33" svg:width="0.6614in" svg:height="0.2567in" svg:x="1.0874in" svg:y="0.1819in"><draw:text-box><text:p text:style-name="P24"><text:span text:style-name="T12"><text:s/></text:span><text:span text:style-name="T12">C</text:span><text:span text:style-name="T12">o</text:span><text:span text:style-name="T12">n</text:span><text:span text:style-name="T12">v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/text:p></draw:text-box></draw:frame><draw:line draw:name="Shape7" draw:style-name="gr43" draw:text-style-name="P6" svg:x1="1.1693in" svg:y1="0.4382in" svg:x2="1.1693in" svg:y2="0.6862in"><text:p/></draw:line><draw:frame draw:name="Shape5" draw:style-name="gr87" draw:text-style-name="P34" svg:width="0.6614in" svg:height="0.1815in" svg:x="1.9421in" svg:y="0.2138in"><draw:text-box><text:p text:style-name="P24"><text:span text:style-name="T12"><text:s/></text:span><text:span text:style-name="T12">M</text:span><text:span text:style-name="T12">a</text:span><text:span text:style-name="T12">x</text:span><text:span text:style-name="T12"> </text:span><text:span text:style-name="T12">P</text:span><text:span text:style-name="T12">o</text:span><text:span text:style-name="T12">o</text:span><text:span text:style-name="T12">l</text:span><text:span text:style-name="T12">i</text:span><text:span text:style-name="T12">n</text:span><text:span text:style-name="T12">g</text:span><text:span text:style-name="T12"> </text:span></text:p></draw:text-box></draw:frame><draw:frame draw:name="Shape5" draw:style-name="gr88" draw:text-style-name="P30" svg:width="0.4898in" svg:height="0.2039in" svg:x="2.7957in" svg:y="0.2181in"><draw:text-box><text:p text:style-name="P24"><text:span text:style-name="T6"><text:s/></text:span><text:span text:style-name="T12">D</text:span><text:span text:style-name="T12">r</text:span><text:span text:style-name="T12">o</text:span><text:span text:style-name="T12">p</text:span><text:span text:style-name="T12">o</text:span><text:span text:style-name="T12">u</text:span><text:span text:style-name="T12">t</text:span></text:p></draw:text-box></draw:frame><draw:line draw:name="Shape7" draw:style-name="gr43" draw:text-style-name="P6" svg:x1="3.0417in" svg:y1="0.4217in" svg:x2="3.0417in" svg:y2="0.7071in"><text:p/></draw:line><draw:line draw:name="Shape7" draw:style-name="gr43" draw:text-style-name="P6" svg:x1="2.2681in" svg:y1="0.3953in" svg:x2="2.2681in" svg:y2="0.6807in"><text:p/></draw:line></draw:g><draw:g text:anchor-type="paragraph" draw:z-index="97" draw:style-name="gr1"><draw:line draw:name="Shape4" draw:style-name="gr35" draw:text-style-name="P6" svg:x1="2.9339in" svg:y1="0.9012in" svg:x2="3.4846in" svg:y2="1.0299in"><text:p/></draw:line><draw:line draw:name="Shape4" draw:style-name="gr35" draw:text-style-name="P6" svg:x1="2.9339in" svg:y1="1.0472in" svg:x2="3.4846in" svg:y2="1.0472in"><text:p/></draw:line></draw:g><draw:frame text:anchor-type="paragraph" draw:z-index="100" draw:name="Shape9" draw:style-name="gr82" draw:text-style-name="P21" svg:width="0.1161in" svg:height="0.124in" draw:transform="rotate (-0.785398163397448) translate (1.37569444444444in 1.26319444444444in)"><draw:text-box><text:p><text:span text:style-name="T6">d</text:span></text:p></draw:text-box></draw:frame><draw:frame text:anchor-type="paragraph" draw:z-index="101" draw:name="Shape9" draw:style-name="gr82" draw:text-style-name="P21" svg:width="0.1161in" svg:height="0.124in" draw:transform="rotate (-0.785398163397448) translate (2.38402777777778in 1.17638888888889in)"><draw:text-box><text:p><text:span text:style-name="T6">d</text:span></text:p></draw:text-box></draw:frame><draw:frame text:anchor-type="paragraph" draw:z-index="102" draw:name="Shape9" draw:style-name="gr82" draw:text-style-name="P21" svg:width="0.1161in" svg:height="0.124in" draw:transform="rotate (-0.785398163397448) translate (3.18472222222222in 1.20972222222222in)"><draw:text-box><text:p><text:span text:style-name="T6">d</text:span></text:p></draw:text-box></draw:frame><draw:frame text:anchor-type="paragraph" draw:z-index="113" draw:name="Shape9" draw:style-name="gr82" draw:text-style-name="P21" svg:width="0.2713in" svg:height="0.124in" draw:transform="rotate (-0.00907571211037019) translate (3.42847222222222in 1.26597222222222in)"><draw:text-box><text:p><text:span text:style-name="T6">w</text:span><text:span text:style-name="T6"> </text:span><text:span text:style-name="T6">x</text:span><text:span text:style-name="T6"> </text:span><text:span text:style-name="T6">h</text:span></text:p></draw:text-box></draw:frame></text:p>
      <text:p text:style-name="P2"><draw:g text:anchor-type="paragraph" draw:z-index="69" draw:style-name="gr1"><draw:custom-shape draw:name="Shape3" draw:style-name="gr37" draw:text-style-name="P19" svg:width="0.1886in" svg:height="0.1886in" svg:x="0.6807in" svg:y="0.6602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0.8646in" svg:y1="0.6602in" svg:x2="1.7449in" svg:y2="0.8268in"><text:p/></draw:line><draw:line draw:name="Shape4" draw:style-name="gr35" draw:text-style-name="P6" svg:x1="0.8646in" svg:y1="0.8484in" svg:x2="1.7449in" svg:y2="0.8484in"><text:p/></draw:line></draw:g></draw:g><draw:g text:anchor-type="paragraph" draw:z-index="93" draw:style-name="gr1"><draw:custom-shape draw:name="Shape3" draw:style-name="gr66" draw:text-style-name="P19" svg:width="0.1323in" svg:height="0.1295in" svg:x="3.4472in" svg:y="1.7535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3.5791in" svg:y1="1.7535in" svg:x2="4.2673in" svg:y2="1.8622in"><text:p/></draw:line><draw:line draw:name="Shape4" draw:style-name="gr35" draw:text-style-name="P6" svg:x1="3.578in" svg:y1="1.8827in" svg:x2="4.2665in" svg:y2="1.8827in"><text:p/></draw:line></draw:g></draw:g><draw:line text:anchor-type="paragraph" draw:z-index="66" draw:name="Shape4" draw:style-name="gr75" draw:text-style-name="P6" svg:x1="7.0941in" svg:y1="2.8898in" svg:x2="7.3858in" svg:y2="2.7882in"><text:p/></draw:line><draw:g text:anchor-type="paragraph" draw:z-index="67" draw:style-name="gr1"><draw:line draw:name="Shape4" draw:style-name="gr35" draw:text-style-name="P6" svg:x1="8.1559in" svg:y1="2.8539in" svg:x2="8.278in" svg:y2="2.8539in"><text:p/></draw:line><draw:line draw:name="Shape4" draw:style-name="gr35" draw:text-style-name="P6" svg:x1="8.1744in" svg:y1="2.9012in" svg:x2="8.2673in" svg:y2="2.9012in"><text:p/></draw:line></draw:g><draw:line text:anchor-type="paragraph" draw:z-index="68" draw:name="Shape4" draw:style-name="gr76" draw:text-style-name="P6" svg:x1="8.1276in" svg:y1="2.839in" svg:x2="8.2083in" svg:y2="3.0492in"><text:p/></draw:line><draw:line text:anchor-type="paragraph" draw:z-index="70" draw:name="Shape6" draw:style-name="gr77" draw:text-style-name="P5" svg:x1="7.1031in" svg:y1="3.0138in" svg:x2="7.4941in" svg:y2="3.0874in"><text:p/></draw:line><draw:frame text:anchor-type="paragraph" draw:z-index="72" draw:name="Shape5" draw:style-name="gr79" draw:text-style-name="P21" svg:width="0.2524in" svg:height="0.1449in" svg:x="8.0457in" svg:y="3.1228in"><draw:text-box><text:p><text:span text:style-name="T6">1000</text:span></text:p></draw:text-box></draw:frame><draw:frame text:anchor-type="paragraph" draw:z-index="73" draw:name="Shape5" draw:style-name="gr80" draw:text-style-name="P21" svg:width="0.1252in" svg:height="0.1634in" svg:x="8.3126in" svg:y="2.8862in"><draw:text-box><text:p><text:span text:style-name="T6">16</text:span></text:p></draw:text-box></draw:frame><draw:frame text:anchor-type="paragraph" draw:z-index="77" draw:name="Shape9" draw:style-name="gr82" draw:text-style-name="P21" svg:width="0.2776in" svg:height="0.124in" draw:transform="rotate (-0.00907571211037019) translate (3.63611111111111in 3.21736111111111in)"><draw:text-box><text:p><text:span text:style-name="T6">126x</text:span><text:span text:style-name="T6">94</text:span></text:p></draw:text-box></draw:frame><draw:frame text:anchor-type="paragraph" draw:z-index="78" draw:name="Shape9" draw:style-name="gr83" draw:text-style-name="P21" svg:width="0.2394in" svg:height="0.1362in" draw:transform="rotate (-0.00907571211037019) translate (4.42638888888889in 3.19236111111111in)"><draw:text-box><text:p><text:span text:style-name="T6">6</text:span><text:span text:style-name="T6">3</text:span><text:span text:style-name="T6">x</text:span><text:span text:style-name="T6">4</text:span><text:span text:style-name="T6">7</text:span></text:p></draw:text-box></draw:frame><draw:frame text:anchor-type="paragraph" draw:z-index="79" draw:name="Shape9" draw:style-name="gr84" draw:text-style-name="P21" svg:width="0.215in" svg:height="0.1185in" draw:transform="rotate (-0.00907571211037019) translate (5.74236111111111in 3.20277777777778in)"><draw:text-box><text:p><text:span text:style-name="T6">6</text:span><text:span text:style-name="T6">2</text:span><text:span text:style-name="T6">x</text:span><text:span text:style-name="T6">4</text:span><text:span text:style-name="T6">6</text:span></text:p></draw:text-box></draw:frame><draw:frame text:anchor-type="paragraph" draw:z-index="80" draw:name="Shape9" draw:style-name="gr84" draw:text-style-name="P21" svg:width="0.2425in" svg:height="0.1185in" draw:transform="rotate (-0.00907571211037019) translate (6.28472222222222in 3.19513888888889in)"><draw:text-box><text:p><text:span text:style-name="T6">31x23</text:span></text:p></draw:text-box></draw:frame><draw:g text:anchor-type="paragraph" draw:z-index="84" draw:style-name="gr1"><draw:frame draw:name="Shape11" draw:style-name="gr28" draw:text-style-name="P26" svg:width="0.1894in" svg:height="0.1925in" draw:transform="rotate (-0.80354958761819) translate (3.50347222222222in 3.01527777777778in)"><draw:text-box><text:p><text:span text:style-name="T9">.</text:span><text:span text:style-name="T9">.</text:span><text:span text:style-name="T9">.</text:span></text:p></draw:text-box></draw:frame><draw:frame draw:name="Shape11" draw:style-name="gr28" draw:text-style-name="P26" svg:width="0.2413in" svg:height="0.1925in" draw:transform="rotate (-0.803724120543389) translate (4.0625in 2.52638888888889in)"><draw:text-box><text:p><text:span text:style-name="T9">.</text:span><text:span text:style-name="T9">.</text:span><text:span text:style-name="T9">.</text:span></text:p></draw:text-box></draw:frame><draw:custom-shape draw:name="Shape2" draw:style-name="gr52" draw:text-style-name="P27" svg:width="0.565in" svg:height="0.4898in" svg:x="3.3346in" svg:y="2.5583in"><text:p/><draw:enhanced-geometry svg:viewBox="0 0 21600 21600" draw:type="rectangle" draw:enhanced-path="M 0 0 L 21600 0 21600 21600 0 21600 0 0 Z N"/></draw:custom-shape><draw:custom-shape draw:name="Shape2" draw:style-name="gr53" draw:text-style-name="P27" svg:width="0.565in" svg:height="0.4913in" svg:x="3.3839in" svg:y="2.6075in"><text:p/><draw:enhanced-geometry svg:viewBox="0 0 21600 21600" draw:type="rectangle" draw:enhanced-path="M 0 0 L 21600 0 21600 21600 0 21600 0 0 Z N"/></draw:custom-shape><draw:custom-shape draw:name="Shape2" draw:style-name="gr31" draw:text-style-name="P27" svg:width="0.5634in" svg:height="0.4898in" svg:x="3.4972in" svg:y="2.7165in"><text:p/><draw:enhanced-geometry svg:viewBox="0 0 21600 21600" draw:type="rectangle" draw:enhanced-path="M 0 0 L 21600 0 21600 21600 0 21600 0 0 Z N"/></draw:custom-shape><draw:frame draw:name="Shape11" draw:style-name="gr28" draw:text-style-name="P26" svg:width="0.2425in" svg:height="0.1925in" draw:transform="rotate (-0.801629725440996) translate (3.48263888888889in 2.53402777777778in)"><draw:text-box><text:p><text:span text:style-name="T9">…</text:span></text:p></draw:text-box></draw:frame></draw:g><draw:g text:anchor-type="paragraph" draw:z-index="85" draw:style-name="gr1"><draw:frame draw:name="Shape11" draw:style-name="gr54" draw:text-style-name="P17" svg:width="0.1453in" svg:height="0.1669in" draw:transform="rotate (-0.802327857141794) translate (4.32430555555556in 3.04652777777778in)"><draw:text-box><text:p><text:span text:style-name="T5">.</text:span><text:span text:style-name="T5">.</text:span><text:span text:style-name="T5">.</text:span></text:p></draw:text-box></draw:frame><draw:frame draw:name="Shape11" draw:style-name="gr54" draw:text-style-name="P17" svg:width="0.1858in" svg:height="0.1669in" draw:transform="rotate (-0.803898653468588) translate (4.75277777777778in 2.67083333333333in)"><draw:text-box><text:p><text:span text:style-name="T5">.</text:span><text:span text:style-name="T5">.</text:span><text:span text:style-name="T5">.</text:span></text:p></draw:text-box></draw:frame><draw:custom-shape draw:name="Shape2" draw:style-name="gr55" draw:text-style-name="P27" svg:width="0.4331in" svg:height="0.376in" svg:x="4.1953in" svg:y="2.6961in"><text:p/><draw:enhanced-geometry svg:viewBox="0 0 21600 21600" draw:type="rectangle" draw:enhanced-path="M 0 0 L 21600 0 21600 21600 0 21600 0 0 Z N"/></draw:custom-shape><draw:custom-shape draw:name="Shape2" draw:style-name="gr56" draw:text-style-name="P27" svg:width="0.4335in" svg:height="0.3776in" svg:x="4.2327in" svg:y="2.7327in"><text:p/><draw:enhanced-geometry svg:viewBox="0 0 21600 21600" draw:type="rectangle" draw:enhanced-path="M 0 0 L 21600 0 21600 21600 0 21600 0 0 Z N"/></draw:custom-shape><draw:custom-shape draw:name="Shape2" draw:style-name="gr57" draw:text-style-name="P27" svg:width="0.4323in" svg:height="0.376in" svg:x="4.3197in" svg:y="2.8165in"><text:p/><draw:enhanced-geometry svg:viewBox="0 0 21600 21600" draw:type="rectangle" draw:enhanced-path="M 0 0 L 21600 0 21600 21600 0 21600 0 0 Z N"/></draw:custom-shape><draw:frame draw:name="Shape11" draw:style-name="gr54" draw:text-style-name="P17" svg:width="0.1862in" svg:height="0.1669in" draw:transform="rotate (-0.798662665712605) translate (4.30902777777778in 2.67708333333333in)"><draw:text-box><text:p><text:span text:style-name="T5">…</text:span></text:p></draw:text-box></draw:frame></draw:g><draw:g text:anchor-type="paragraph" draw:z-index="86" draw:style-name="gr1"><draw:frame draw:name="Shape11" draw:style-name="gr54" draw:text-style-name="P17" svg:width="0.1453in" svg:height="0.1669in" draw:transform="rotate (-0.802327857141794) translate (4.95763888888889in 3.04652777777778in)"><draw:text-box><text:p><text:span text:style-name="T5">.</text:span><text:span text:style-name="T5">.</text:span><text:span text:style-name="T5">.</text:span></text:p></draw:text-box></draw:frame><draw:frame draw:name="Shape11" draw:style-name="gr54" draw:text-style-name="P17" svg:width="0.1858in" svg:height="0.1669in" draw:transform="rotate (-0.803898653468588) translate (5.38541666666667in 2.67083333333333in)"><draw:text-box><text:p><text:span text:style-name="T5">.</text:span><text:span text:style-name="T5">.</text:span><text:span text:style-name="T5">.</text:span></text:p></draw:text-box></draw:frame><draw:custom-shape draw:name="Shape2" draw:style-name="gr55" draw:text-style-name="P27" svg:width="0.4331in" svg:height="0.376in" svg:x="4.8283in" svg:y="2.6961in"><text:p/><draw:enhanced-geometry svg:viewBox="0 0 21600 21600" draw:type="rectangle" draw:enhanced-path="M 0 0 L 21600 0 21600 21600 0 21600 0 0 Z N"/></draw:custom-shape><draw:custom-shape draw:name="Shape2" draw:style-name="gr56" draw:text-style-name="P27" svg:width="0.4335in" svg:height="0.3776in" svg:x="4.8657in" svg:y="2.7327in"><text:p/><draw:enhanced-geometry svg:viewBox="0 0 21600 21600" draw:type="rectangle" draw:enhanced-path="M 0 0 L 21600 0 21600 21600 0 21600 0 0 Z N"/></draw:custom-shape><draw:custom-shape draw:name="Shape2" draw:style-name="gr57" draw:text-style-name="P27" svg:width="0.4323in" svg:height="0.376in" svg:x="4.9528in" svg:y="2.8165in"><text:p/><draw:enhanced-geometry svg:viewBox="0 0 21600 21600" draw:type="rectangle" draw:enhanced-path="M 0 0 L 21600 0 21600 21600 0 21600 0 0 Z N"/></draw:custom-shape><draw:frame draw:name="Shape11" draw:style-name="gr54" draw:text-style-name="P17" svg:width="0.1862in" svg:height="0.1669in" draw:transform="rotate (-0.798662665712605) translate (4.94236111111111in 2.67708333333333in)"><draw:text-box><text:p><text:span text:style-name="T5">…</text:span></text:p></draw:text-box></draw:frame></draw:g><draw:g text:anchor-type="paragraph" draw:z-index="87" draw:style-name="gr1"><draw:frame draw:name="Shape11" draw:style-name="gr58" draw:text-style-name="P7" svg:width="0.1098in" svg:height="0.1386in" draw:transform="rotate (-0.803200521767791) translate (6.23611111111111in 3.05277777777778in)"><draw:text-box><text:p><text:span text:style-name="T2">.</text:span><text:span text:style-name="T2">.</text:span><text:span text:style-name="T2">.</text:span></text:p></draw:text-box></draw:frame><draw:frame draw:name="Shape11" draw:style-name="gr59" draw:text-style-name="P7" svg:width="0.1413in" svg:height="0.1378in" draw:transform="rotate (-0.802851455917392) translate (6.56111111111111in 2.76944444444444in)"><draw:text-box><text:p><text:span text:style-name="T2">.</text:span><text:span text:style-name="T2">.</text:span><text:span text:style-name="T2">.</text:span></text:p></draw:text-box></draw:frame><draw:custom-shape draw:name="Shape2" draw:style-name="gr60" draw:text-style-name="P27" svg:width="0.3295in" svg:height="0.285in" svg:x="6.1382in" svg:y="2.7886in"><text:p/><draw:enhanced-geometry svg:viewBox="0 0 21600 21600" draw:type="rectangle" draw:enhanced-path="M 0 0 L 21600 0 21600 21600 0 21600 0 0 Z N"/></draw:custom-shape><draw:custom-shape draw:name="Shape2" draw:style-name="gr61" draw:text-style-name="P27" svg:width="0.3303in" svg:height="0.2858in" svg:x="6.1665in" svg:y="2.8165in"><text:p/><draw:enhanced-geometry svg:viewBox="0 0 21600 21600" draw:type="rectangle" draw:enhanced-path="M 0 0 L 21600 0 21600 21600 0 21600 0 0 Z N"/></draw:custom-shape><draw:custom-shape draw:name="Shape2" draw:style-name="gr62" draw:text-style-name="P27" svg:width="0.3287in" svg:height="0.285in" svg:x="6.2327in" svg:y="2.8803in"><text:p/><draw:enhanced-geometry svg:viewBox="0 0 21600 21600" draw:type="rectangle" draw:enhanced-path="M 0 0 L 21600 0 21600 21600 0 21600 0 0 Z N"/></draw:custom-shape><draw:frame draw:name="Shape11" draw:style-name="gr58" draw:text-style-name="P7" svg:width="0.1413in" svg:height="0.1386in" draw:transform="rotate (-0.795870138909415) translate (6.225in 2.77361111111111in)"><draw:text-box><text:p><text:span text:style-name="T2">…</text:span></text:p></draw:text-box></draw:frame></draw:g><draw:g text:anchor-type="paragraph" draw:z-index="88" draw:style-name="gr1"><draw:frame draw:name="Shape11" draw:style-name="gr41" draw:text-style-name="P17" svg:width="0.1453in" svg:height="0.1449in" draw:transform="rotate (-0.805643982720583) translate (5.61597222222222in 3.04652777777778in)"><draw:text-box><text:p><text:span text:style-name="T5">.</text:span><text:span text:style-name="T5">.</text:span><text:span text:style-name="T5">.</text:span></text:p></draw:text-box></draw:frame><draw:frame draw:name="Shape11" draw:style-name="gr41" draw:text-style-name="P17" svg:width="0.1858in" svg:height="0.1449in" draw:transform="rotate (-0.806516647346579) translate (6.04375in 2.67083333333333in)"><draw:text-box><text:p><text:span text:style-name="T5">.</text:span><text:span text:style-name="T5">.</text:span><text:span text:style-name="T5">.</text:span></text:p></draw:text-box></draw:frame><draw:custom-shape draw:name="Shape2" draw:style-name="gr63" draw:text-style-name="P27" svg:width="0.4331in" svg:height="0.3768in" svg:x="5.4862in" svg:y="2.6961in"><text:p/><draw:enhanced-geometry svg:viewBox="0 0 21600 21600" draw:type="rectangle" draw:enhanced-path="M 0 0 L 21600 0 21600 21600 0 21600 0 0 Z N"/></draw:custom-shape><draw:custom-shape draw:name="Shape2" draw:style-name="gr64" draw:text-style-name="P27" svg:width="0.4335in" svg:height="0.3787in" svg:x="5.5224in" svg:y="2.7327in"><text:p/><draw:enhanced-geometry svg:viewBox="0 0 21600 21600" draw:type="rectangle" draw:enhanced-path="M 0 0 L 21600 0 21600 21600 0 21600 0 0 Z N"/></draw:custom-shape><draw:custom-shape draw:name="Shape2" draw:style-name="gr65" draw:text-style-name="P27" svg:width="0.4323in" svg:height="0.3768in" svg:x="5.6106in" svg:y="2.8165in"><text:p/><draw:enhanced-geometry svg:viewBox="0 0 21600 21600" draw:type="rectangle" draw:enhanced-path="M 0 0 L 21600 0 21600 21600 0 21600 0 0 Z N"/></draw:custom-shape><draw:frame draw:name="Shape11" draw:style-name="gr41" draw:text-style-name="P17" svg:width="0.187in" svg:height="0.1449in" draw:transform="rotate (-0.801106126665397) translate (5.6in 2.67708333333333in)"><draw:text-box><text:p><text:span text:style-name="T5">…</text:span></text:p></draw:text-box></draw:frame></draw:g><draw:g text:anchor-type="paragraph" draw:z-index="89" draw:style-name="gr1"><draw:frame draw:name="Shape11" draw:style-name="gr58" draw:text-style-name="P7" svg:width="0.1098in" svg:height="0.1386in" draw:transform="rotate (-0.803200521767791) translate (6.76944444444444in 3.05277777777778in)"><draw:text-box><text:p><text:span text:style-name="T2">.</text:span><text:span text:style-name="T2">.</text:span><text:span text:style-name="T2">.</text:span></text:p></draw:text-box></draw:frame><draw:frame draw:name="Shape11" draw:style-name="gr59" draw:text-style-name="P7" svg:width="0.1413in" svg:height="0.1378in" draw:transform="rotate (-0.802851455917392) translate (7.09513888888889in 2.76944444444444in)"><draw:text-box><text:p><text:span text:style-name="T2">.</text:span><text:span text:style-name="T2">.</text:span><text:span text:style-name="T2">.</text:span></text:p></draw:text-box></draw:frame><draw:custom-shape draw:name="Shape2" draw:style-name="gr60" draw:text-style-name="P27" svg:width="0.3295in" svg:height="0.285in" svg:x="6.6717in" svg:y="2.7886in"><text:p/><draw:enhanced-geometry svg:viewBox="0 0 21600 21600" draw:type="rectangle" draw:enhanced-path="M 0 0 L 21600 0 21600 21600 0 21600 0 0 Z N"/></draw:custom-shape><draw:custom-shape draw:name="Shape2" draw:style-name="gr61" draw:text-style-name="P27" svg:width="0.3303in" svg:height="0.2858in" svg:x="6.7in" svg:y="2.8165in"><text:p/><draw:enhanced-geometry svg:viewBox="0 0 21600 21600" draw:type="rectangle" draw:enhanced-path="M 0 0 L 21600 0 21600 21600 0 21600 0 0 Z N"/></draw:custom-shape><draw:custom-shape draw:name="Shape2" draw:style-name="gr62" draw:text-style-name="P27" svg:width="0.3287in" svg:height="0.285in" svg:x="6.7661in" svg:y="2.8803in"><text:p/><draw:enhanced-geometry svg:viewBox="0 0 21600 21600" draw:type="rectangle" draw:enhanced-path="M 0 0 L 21600 0 21600 21600 0 21600 0 0 Z N"/></draw:custom-shape><draw:frame draw:name="Shape11" draw:style-name="gr58" draw:text-style-name="P7" svg:width="0.1413in" svg:height="0.1386in" draw:transform="rotate (-0.795870138909415) translate (6.75833333333333in 2.77361111111111in)"><draw:text-box><text:p><text:span text:style-name="T2">…</text:span></text:p></draw:text-box></draw:frame></draw:g><draw:g text:anchor-type="paragraph" draw:z-index="90" draw:style-name="gr1"><draw:custom-shape draw:name="Shape3" draw:style-name="gr66" draw:text-style-name="P19" svg:width="0.1323in" svg:height="0.1295in" svg:x="3.6508in" svg:y="2.918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3.7819in" svg:y1="2.9185in" svg:x2="4.487in" svg:y2="3.0272in"><text:p/></draw:line><draw:line draw:name="Shape4" draw:style-name="gr35" draw:text-style-name="P6" svg:x1="3.7819in" svg:y1="3.0472in" svg:x2="4.487in" svg:y2="3.0472in"><text:p/></draw:line></draw:g></draw:g><draw:g text:anchor-type="paragraph" draw:z-index="91" draw:style-name="gr1"><draw:custom-shape draw:name="Shape3" draw:style-name="gr66" draw:text-style-name="P19" svg:width="0.1323in" svg:height="0.1295in" svg:x="5.7453in" svg:y="2.9728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5.8764in" svg:y1="2.9728in" svg:x2="6.3622in" svg:y2="3.0815in"><text:p/></draw:line><draw:line draw:name="Shape4" draw:style-name="gr35" draw:text-style-name="P6" svg:x1="5.8764in" svg:y1="3.102in" svg:x2="6.3622in" svg:y2="3.102in"><text:p/></draw:line></draw:g></draw:g><draw:g text:anchor-type="paragraph" draw:z-index="92" draw:style-name="gr1"><draw:custom-shape draw:name="Shape3" draw:style-name="gr66" draw:text-style-name="P19" svg:width="0.1323in" svg:height="0.1295in" svg:x="5.1528in" svg:y="2.9425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5.2835in" svg:y1="2.9421in" svg:x2="5.7693in" svg:y2="3.0508in"><text:p/></draw:line><draw:line draw:name="Shape4" draw:style-name="gr35" draw:text-style-name="P6" svg:x1="5.2835in" svg:y1="3.0709in" svg:x2="5.7693in" svg:y2="3.0709in"><text:p/></draw:line></draw:g></draw:g><draw:g text:anchor-type="paragraph" draw:z-index="95" draw:style-name="gr1"><draw:frame draw:name="Shape5" draw:style-name="gr67" draw:text-style-name="P28" svg:width="0.6614in" svg:height="0.2567in" svg:x="3.2799in" svg:y="2.1839in"><draw:text-box><text:p text:style-name="P6"><text:span text:style-name="T6"><text:s/></text:span><text:span text:style-name="T6">C</text:span><text:span text:style-name="T6">o</text:span><text:span text:style-name="T6">n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2</text:span></text:p><text:p text:style-name="P6"><text:span text:style-name="T10">F</text:span><text:span text:style-name="T10">i</text:span><text:span text:style-name="T10">l</text:span><text:span text:style-name="T10">t</text:span><text:span text:style-name="T10">e</text:span><text:span text:style-name="T10">r</text:span><text:span text:style-name="T10">s</text:span><text:span text:style-name="T10">:</text:span><text:span text:style-name="T10"> </text:span><text:span text:style-name="T10">6</text:span><text:span text:style-name="T10">4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2</text:span><text:span text:style-name="T10">x</text:span><text:span text:style-name="T10">2</text:span></text:p></draw:text-box></draw:frame><draw:line draw:name="Shape7" draw:style-name="gr43" draw:text-style-name="P6" svg:x1="3.3173in" svg:y1="2.4402in" svg:x2="3.3173in" svg:y2="2.6882in"><text:p/></draw:line><draw:frame draw:name="Shape5" draw:style-name="gr68" draw:text-style-name="P29" svg:width="0.6614in" svg:height="0.1815in" svg:x="3.9638in" svg:y="2.1886in"><draw:text-box><text:p text:style-name="P6"><text:span text:style-name="T6"><text:s/></text:span><text:span text:style-name="T6">M</text:span><text:span text:style-name="T6">a</text:span><text:span text:style-name="T6">x</text:span><text:span text:style-name="T6"> </text:span><text:span text:style-name="T6">P</text:span><text:span text:style-name="T6">o</text:span><text:span text:style-name="T6">o</text:span><text:span text:style-name="T6">l</text:span><text:span text:style-name="T6">i</text:span><text:span text:style-name="T6">n</text:span><text:span text:style-name="T6">g</text:span><text:span text:style-name="T6"> </text:span><text:span text:style-name="T6">P</text:span><text:span text:style-name="T6">2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2</text:span><text:span text:style-name="T10">x</text:span><text:span text:style-name="T10">2</text:span></text:p></draw:text-box></draw:frame><draw:frame draw:name="Shape5" draw:style-name="gr69" draw:text-style-name="P30" svg:width="0.4898in" svg:height="0.2039in" svg:x="4.7055in" svg:y="2.1866in"><draw:text-box><text:p text:style-name="P6"><text:span text:style-name="T6"><text:s/></text:span><text:span text:style-name="T6">D</text:span><text:span text:style-name="T6">r</text:span><text:span text:style-name="T6">o</text:span><text:span text:style-name="T6">p</text:span><text:span text:style-name="T6">o</text:span><text:span text:style-name="T6">u</text:span><text:span text:style-name="T6">t</text:span><text:span text:style-name="T6"> </text:span><text:span text:style-name="T6">D</text:span><text:span text:style-name="T6">2</text:span></text:p><text:p text:style-name="P6"><text:span text:style-name="T10">p</text:span><text:span text:style-name="T10">:</text:span><text:span text:style-name="T10">0</text:span><text:span text:style-name="T10">.</text:span><text:span text:style-name="T10">2</text:span></text:p></draw:text-box></draw:frame><draw:line draw:name="Shape7" draw:style-name="gr43" draw:text-style-name="P6" svg:x1="4.8283in" svg:y1="2.3902in" svg:x2="4.8283in" svg:y2="2.6756in"><text:p/></draw:line><draw:line draw:name="Shape7" draw:style-name="gr43" draw:text-style-name="P6" svg:x1="4.1799in" svg:y1="2.3701in" svg:x2="4.1799in" svg:y2="2.6555in"><text:p/></draw:line></draw:g><draw:g text:anchor-type="paragraph" draw:z-index="96" draw:style-name="gr1"><draw:frame draw:name="Shape5" draw:style-name="gr67" draw:text-style-name="P28" svg:width="0.6614in" svg:height="0.2567in" svg:x="5.4138in" svg:y="2.1366in"><draw:text-box><text:p text:style-name="P6"><text:span text:style-name="T6"><text:s/></text:span><text:span text:style-name="T6">C</text:span><text:span text:style-name="T6">o</text:span><text:span text:style-name="T6">n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3</text:span></text:p><text:p text:style-name="P6"><text:span text:style-name="T10">F</text:span><text:span text:style-name="T10">i</text:span><text:span text:style-name="T10">l</text:span><text:span text:style-name="T10">t</text:span><text:span text:style-name="T10">e</text:span><text:span text:style-name="T10">r</text:span><text:span text:style-name="T10">s</text:span><text:span text:style-name="T10">:</text:span><text:span text:style-name="T10"> </text:span><text:span text:style-name="T10">1</text:span><text:span text:style-name="T10">2</text:span><text:span text:style-name="T10">8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2</text:span><text:span text:style-name="T10">x</text:span><text:span text:style-name="T10">2</text:span></text:p></draw:text-box></draw:frame><draw:line draw:name="Shape7" draw:style-name="gr43" draw:text-style-name="P6" svg:x1="5.4591in" svg:y1="2.3929in" svg:x2="5.4591in" svg:y2="2.713in"><text:p/></draw:line><draw:frame draw:name="Shape5" draw:style-name="gr68" draw:text-style-name="P29" svg:width="0.6614in" svg:height="0.1815in" svg:x="5.9181in" svg:y="2.415in"><draw:text-box><text:p text:style-name="P6"><text:span text:style-name="T6"><text:s/></text:span><text:span text:style-name="T6">M</text:span><text:span text:style-name="T6">a</text:span><text:span text:style-name="T6">x</text:span><text:span text:style-name="T6"> </text:span><text:span text:style-name="T6">P</text:span><text:span text:style-name="T6">o</text:span><text:span text:style-name="T6">o</text:span><text:span text:style-name="T6">l</text:span><text:span text:style-name="T6">i</text:span><text:span text:style-name="T6">n</text:span><text:span text:style-name="T6">g</text:span><text:span text:style-name="T6"> </text:span><text:span text:style-name="T6">P</text:span><text:span text:style-name="T6">3</text:span></text:p><text:p text:style-name="P6"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_</text:span><text:span text:style-name="T10">s</text:span><text:span text:style-name="T10">i</text:span><text:span text:style-name="T10">z</text:span><text:span text:style-name="T10">e</text:span><text:span text:style-name="T10">:</text:span><text:span text:style-name="T10"> </text:span><text:span text:style-name="T10">2</text:span><text:span text:style-name="T10">x</text:span><text:span text:style-name="T10">2</text:span></text:p></draw:text-box></draw:frame><draw:frame draw:name="Shape5" draw:style-name="gr69" draw:text-style-name="P30" svg:width="0.4898in" svg:height="0.2039in" svg:x="6.6146in" svg:y="2.411in"><draw:text-box><text:p text:style-name="P6"><text:span text:style-name="T6"><text:s/></text:span><text:span text:style-name="T6">D</text:span><text:span text:style-name="T6">r</text:span><text:span text:style-name="T6">o</text:span><text:span text:style-name="T6">p</text:span><text:span text:style-name="T6">o</text:span><text:span text:style-name="T6">u</text:span><text:span text:style-name="T6">t</text:span><text:span text:style-name="T6"> </text:span><text:span text:style-name="T6">D</text:span><text:span text:style-name="T6">3</text:span></text:p><text:p text:style-name="P6"><text:span text:style-name="T10">p</text:span><text:span text:style-name="T10">:</text:span><text:span text:style-name="T10">0</text:span><text:span text:style-name="T10">.</text:span><text:span text:style-name="T10">3</text:span></text:p></draw:text-box></draw:frame><draw:line draw:name="Shape7" draw:style-name="gr43" draw:text-style-name="P6" svg:x1="6.6154in" svg:y1="2.6146in" svg:x2="6.6154in" svg:y2="2.9in"><text:p/></draw:line><draw:line draw:name="Shape7" draw:style-name="gr43" draw:text-style-name="P6" svg:x1="6.089in" svg:y1="2.5965in" svg:x2="6.089in" svg:y2="2.8449in"><text:p/></draw:line></draw:g><draw:g text:anchor-type="paragraph" draw:z-index="98" draw:style-name="gr1"><draw:custom-shape draw:name="Shape3" draw:style-name="gr66" draw:text-style-name="P19" svg:width="0.1323in" svg:height="0.1295in" svg:x="4.5in" svg:y="2.9374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4.6315in" svg:y1="2.9374in" svg:x2="5.1173in" svg:y2="3.0461in"><text:p/></draw:line><draw:line draw:name="Shape4" draw:style-name="gr35" draw:text-style-name="P6" svg:x1="4.6307in" svg:y1="3.0665in" svg:x2="5.1165in" svg:y2="3.0665in"><text:p/></draw:line></draw:g></draw:g><draw:g text:anchor-type="paragraph" draw:z-index="99" draw:style-name="gr1"><draw:custom-shape draw:name="Shape3" draw:style-name="gr66" draw:text-style-name="P19" svg:width="0.1323in" svg:height="0.1295in" svg:x="6.3626in" svg:y="2.9728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6.4937in" svg:y1="2.9728in" svg:x2="6.9795in" svg:y2="3.0815in"><text:p/></draw:line><draw:line draw:name="Shape4" draw:style-name="gr35" draw:text-style-name="P6" svg:x1="6.4937in" svg:y1="3.102in" svg:x2="6.9795in" svg:y2="3.102in"><text:p/></draw:line></draw:g></draw:g><draw:frame text:anchor-type="paragraph" draw:z-index="103" draw:name="Shape9" draw:style-name="gr82" draw:text-style-name="P21" svg:width="0.1161in" svg:height="0.124in" draw:transform="rotate (-0.785398163397448) translate (3.39791666666667in 3.12083333333333in)"><draw:text-box><text:p><text:span text:style-name="T6">6</text:span><text:span text:style-name="T6">4</text:span></text:p></draw:text-box></draw:frame><draw:frame text:anchor-type="paragraph" draw:z-index="104" draw:name="Shape9" draw:style-name="gr82" draw:text-style-name="P21" svg:width="0.1161in" svg:height="0.124in" draw:transform="rotate (-0.785398163397448) translate (4.2375in 3.10972222222222in)"><draw:text-box><text:p><text:span text:style-name="T6">6</text:span><text:span text:style-name="T6">4</text:span></text:p></draw:text-box></draw:frame><draw:frame text:anchor-type="paragraph" draw:z-index="105" draw:name="Shape9" draw:style-name="gr82" draw:text-style-name="P21" svg:width="0.1161in" svg:height="0.124in" draw:transform="rotate (-0.785398163397448) translate (4.87083333333333in 3.10972222222222in)"><draw:text-box><text:p><text:span text:style-name="T6">6</text:span><text:span text:style-name="T6">4</text:span></text:p></draw:text-box></draw:frame><draw:frame text:anchor-type="paragraph" draw:z-index="106" draw:name="Shape9" draw:style-name="gr83" draw:text-style-name="P21" svg:width="0.2394in" svg:height="0.1362in" draw:transform="rotate (-0.00907571211037019) translate (5.03541666666667in 3.19236111111111in)"><draw:text-box><text:p><text:span text:style-name="T6">6</text:span><text:span text:style-name="T6">3</text:span><text:span text:style-name="T6">x</text:span><text:span text:style-name="T6">4</text:span><text:span text:style-name="T6">7</text:span></text:p></draw:text-box></draw:frame><draw:frame text:anchor-type="paragraph" draw:z-index="107" draw:name="Shape9" draw:style-name="gr82" draw:text-style-name="P21" svg:width="0.178in" svg:height="0.124in" draw:transform="rotate (-0.785398163397449) translate (5.50694444444444in 3.1in)"><draw:text-box><text:p><text:span text:style-name="T6">1</text:span><text:span text:style-name="T6">2</text:span><text:span text:style-name="T6">8</text:span></text:p></draw:text-box></draw:frame><draw:frame text:anchor-type="paragraph" draw:z-index="108" draw:name="Shape9" draw:style-name="gr82" draw:text-style-name="P21" svg:width="0.178in" svg:height="0.124in" draw:transform="rotate (-0.785398163397449) translate (6.12986111111111in 3.08194444444444in)"><draw:text-box><text:p><text:span text:style-name="T6">1</text:span><text:span text:style-name="T6">2</text:span><text:span text:style-name="T6">8</text:span></text:p></draw:text-box></draw:frame><draw:frame text:anchor-type="paragraph" draw:z-index="109" draw:name="Shape9" draw:style-name="gr82" draw:text-style-name="P21" svg:width="0.178in" svg:height="0.124in" draw:transform="rotate (-0.785398163397449) translate (6.64861111111111in 3.08194444444444in)"><draw:text-box><text:p><text:span text:style-name="T6">128</text:span></text:p></draw:text-box></draw:frame><draw:frame text:anchor-type="paragraph" draw:z-index="110" draw:name="Shape9" draw:style-name="gr84" draw:text-style-name="P21" svg:width="0.2425in" svg:height="0.1185in" draw:transform="rotate (-0.00907571211037019) translate (6.83333333333333in 3.18958333333333in)"><draw:text-box><text:p><text:span text:style-name="T6">31x23</text:span></text:p></draw:text-box></draw:frame><draw:custom-shape text:anchor-type="paragraph" draw:z-index="111" draw:name="Shape10" draw:style-name="gr89" draw:text-style-name="P31" svg:width="2.1807in" svg:height="1.4441in" svg:x="3.2299in" svg:y="2.0811in"><text:p text:style-name="P24"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a</text:span><text:span text:style-name="T11">r</text:span><text:span text:style-name="T11">y</text:span><text:span text:style-name="T11"> </text:span><text:span text:style-name="T11">b</text:span><text:span text:style-name="T11">l</text:span><text:span text:style-name="T11">o</text:span><text:span text:style-name="T11">c</text:span><text:span text:style-name="T11">k</text:span><text:span text:style-name="T11"> </text:span><text:span text:style-name="T11">2</text:span></text:p><draw:enhanced-geometry svg:viewBox="0 0 21600 21600" draw:type="rectangle" draw:enhanced-path="M 0 0 L 21600 0 21600 21600 0 21600 0 0 Z N"/></draw:custom-shape><draw:custom-shape text:anchor-type="paragraph" draw:z-index="112" draw:name="Shape10" draw:style-name="gr90" draw:text-style-name="P31" svg:width="1.7323in" svg:height="1.4441in" svg:x="5.4102in" svg:y="2.0744in"><text:p text:style-name="P24"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a</text:span><text:span text:style-name="T11">r</text:span><text:span text:style-name="T11">y</text:span><text:span text:style-name="T11"> </text:span><text:span text:style-name="T11">b</text:span><text:span text:style-name="T11">l</text:span><text:span text:style-name="T11">o</text:span><text:span text:style-name="T11">c</text:span><text:span text:style-name="T11">k</text:span><text:span text:style-name="T11"> </text:span><text:span text:style-name="T11">3</text:span></text:p><draw:enhanced-geometry svg:viewBox="0 0 21600 21600" draw:type="rectangle" draw:enhanced-path="M 0 0 L 21600 0 21600 21600 0 21600 0 0 Z N"/></draw:custom-shape><draw:frame text:anchor-type="paragraph" draw:z-index="114" draw:name="Shape8" draw:style-name="gr91" draw:text-style-name="P22" svg:width="0.1815in" svg:height="0.113in" svg:x="3.6445in" svg:y="2.8189in"><draw:text-box><text:p><text:span text:style-name="T7">2x2</text:span></text:p></draw:text-box></draw:frame><draw:frame text:anchor-type="paragraph" draw:z-index="115" draw:name="Shape8" draw:style-name="gr91" draw:text-style-name="P22" svg:width="0.1815in" svg:height="0.113in" svg:x="5.1528in" svg:y="2.8492in"><draw:text-box><text:p><text:span text:style-name="T7">2</text:span><text:span text:style-name="T7">x</text:span><text:span text:style-name="T7">2</text:span></text:p></draw:text-box></draw:frame><draw:frame text:anchor-type="paragraph" draw:z-index="116" draw:name="Shape8" draw:style-name="gr91" draw:text-style-name="P22" svg:width="0.1815in" svg:height="0.113in" svg:x="5.7374in" svg:y="2.8602in"><draw:text-box><text:p><text:span text:style-name="T7">2</text:span><text:span text:style-name="T7">x</text:span><text:span text:style-name="T7">2</text:span></text:p></draw:text-box></draw:frame><draw:line text:anchor-type="paragraph" draw:z-index="117" draw:name="Shape6" draw:style-name="gr77" draw:text-style-name="P5" svg:x1="7.1031in" svg:y1="2.9181in" svg:x2="7.4567in" svg:y2="3.0138in"><text:p/></draw:line><draw:line text:anchor-type="paragraph" draw:z-index="118" draw:name="Shape6" draw:style-name="gr77" draw:text-style-name="P5" svg:x1="7.0295in" svg:y1="2.8445in" svg:x2="7.4205in" svg:y2="2.9181in"><text:p/></draw:line><draw:g text:anchor-type="paragraph" draw:z-index="119" draw:style-name="gr1"><draw:line draw:name="Shape4" draw:style-name="gr35" draw:text-style-name="P6" svg:x1="8.2083in" svg:y1="2.9736in" svg:x2="8.3012in" svg:y2="2.9736in"><text:p/></draw:line></draw:g><draw:frame text:anchor-type="paragraph" draw:z-index="120" draw:name="Shape11" draw:style-name="gr92" draw:text-style-name="P32" svg:width="0.1378in" svg:height="0.0807in" draw:transform="rotate (-1.25663706143592) translate (8.28472222222222in 2.89375in)"><draw:text-box><text:p><text:span text:style-name="T10">…</text:span><text:span text:style-name="T10">.</text:span></text:p></draw:text-box></draw:frame><draw:frame text:anchor-type="paragraph" draw:z-index="121" draw:name="Shape5" draw:style-name="gr93" draw:text-style-name="P7" svg:width="0.2087in" svg:height="0.1661in" svg:x="8.0591in" svg:y="2.728in"><draw:text-box><text:p><text:span text:style-name="T2">FC3</text:span></text:p></draw:text-box></draw:frame><draw:g text:anchor-type="paragraph" draw:z-index="82" draw:style-name="gr1"><draw:line draw:name="Shape4" draw:style-name="gr4" draw:text-style-name="P6" svg:x1="4.1618in" svg:y1="0.6571in" svg:x2="4.2937in" svg:y2="1.0343in"><text:p/></draw:line><draw:frame draw:name="Shape5" draw:style-name="gr39" draw:text-style-name="P7" svg:width="0.2087in" svg:height="0.1661in" svg:x="4.0866in" svg:y="0.5472in"><draw:text-box><text:p><text:span text:style-name="T2">F</text:span><text:span text:style-name="T2">C</text:span><text:span text:style-name="T2">1</text:span></text:p></draw:text-box></draw:frame><draw:frame draw:name="Shape5" draw:style-name="gr28" draw:text-style-name="P21" svg:width="0.4169in" svg:height="0.1925in" svg:x="4.3319in" svg:y="1.0571in"><draw:text-box><text:p><text:span text:style-name="T6">F</text:span><text:span text:style-name="T6">C</text:span><text:span text:style-name="T6">1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s</text:span></text:p></draw:text-box></draw:frame><draw:g draw:style-name="gr2"><draw:line draw:name="Shape6" draw:style-name="gr3" draw:text-style-name="P5" svg:x1="3.8441in" svg:y1="1.0354in" svg:x2="4.287in" svg:y2="1.0354in"><text:p/></draw:line><draw:line draw:name="Shape6" draw:style-name="gr3" draw:text-style-name="P5" svg:x1="3.7461in" svg:y1="0.6571in" svg:x2="4.1551in" svg:y2="0.6571in"><text:p/></draw:line><draw:line draw:name="Shape6" draw:style-name="gr3" draw:text-style-name="P5" svg:x1="3.8441in" svg:y1="1.0339in" svg:x2="4.2067in" svg:y2="0.8854in"><text:p/></draw:line><draw:line draw:name="Shape6" draw:style-name="gr3" draw:text-style-name="P5" svg:x1="3.8528in" svg:y1="0.8827in" svg:x2="4.2437in" svg:y2="0.9563in"><text:p/></draw:line><draw:line draw:name="Shape6" draw:style-name="gr3" draw:text-style-name="P5" svg:x1="3.8528in" svg:y1="0.7882in" svg:x2="4.2063in" svg:y2="0.8839in"><text:p/></draw:line><draw:line draw:name="Shape6" draw:style-name="gr3" draw:text-style-name="P5" svg:x1="3.7791in" svg:y1="0.7134in" svg:x2="4.1701in" svg:y2="0.787in"><text:p/></draw:line><draw:line draw:name="Shape6" draw:style-name="gr3" draw:text-style-name="P5" svg:x1="3.8909in" svg:y1="0.8236in" svg:x2="4.1783in" svg:y2="0.7134in"><text:p/></draw:line><draw:line draw:name="Shape6" draw:style-name="gr3" draw:text-style-name="P5" svg:x1="3.8528in" svg:y1="0.9575in" svg:x2="4.1791in" svg:y2="0.8091in"><text:p/></draw:line></draw:g><draw:g draw:style-name="gr2"><draw:line draw:name="Shape6" draw:style-name="gr3" draw:text-style-name="P5" svg:x1="4.2874in" svg:y1="1.0354in" svg:x2="4.7303in" svg:y2="1.0354in"><text:p/></draw:line><draw:line draw:name="Shape6" draw:style-name="gr3" draw:text-style-name="P5" svg:x1="4.1882in" svg:y1="0.6571in" svg:x2="4.5972in" svg:y2="0.6571in"><text:p/></draw:line><draw:line draw:name="Shape6" draw:style-name="gr3" draw:text-style-name="P5" svg:x1="4.2874in" svg:y1="1.0339in" svg:x2="4.65in" svg:y2="0.8854in"><text:p/></draw:line><draw:line draw:name="Shape6" draw:style-name="gr3" draw:text-style-name="P5" svg:x1="4.2587in" svg:y1="0.8555in" svg:x2="4.687in" svg:y2="0.9571in"><text:p/></draw:line><draw:line draw:name="Shape6" draw:style-name="gr3" draw:text-style-name="P5" svg:x1="4.2228in" svg:y1="0.7591in" svg:x2="4.65in" svg:y2="0.8835in"><text:p/></draw:line><draw:line draw:name="Shape6" draw:style-name="gr3" draw:text-style-name="P5" svg:x1="4.2228in" svg:y1="0.7134in" svg:x2="4.6138in" svg:y2="0.787in"><text:p/></draw:line><draw:line draw:name="Shape6" draw:style-name="gr3" draw:text-style-name="P5" svg:x1="4.2587in" svg:y1="0.8551in" svg:x2="4.6224in" svg:y2="0.7134in"><text:p/></draw:line><draw:line draw:name="Shape6" draw:style-name="gr3" draw:text-style-name="P5" svg:x1="4.2969in" svg:y1="0.9575in" svg:x2="4.6232in" svg:y2="0.8091in"><text:p/></draw:line></draw:g><draw:line draw:name="Shape4" draw:style-name="gr4" draw:text-style-name="P6" svg:x1="4.5984in" svg:y1="0.6571in" svg:x2="4.7303in" svg:y2="1.0343in"><text:p/></draw:line><draw:g draw:style-name="gr2"><draw:line draw:name="Shape6" draw:style-name="gr3" draw:text-style-name="P5" svg:x1="4.7295in" svg:y1="1.0118in" svg:x2="4.9311in" svg:y2="1.0118in"><text:p/></draw:line><draw:line draw:name="Shape6" draw:style-name="gr3" draw:text-style-name="P5" svg:x1="4.6323in" svg:y1="0.6571in" svg:x2="4.8406in" svg:y2="0.6571in"><text:p/></draw:line><draw:line draw:name="Shape6" draw:style-name="gr3" draw:text-style-name="P5" svg:x1="4.7122in" svg:y1="0.9409in" svg:x2="4.9205in" svg:y2="0.9409in"><text:p/></draw:line><draw:line draw:name="Shape6" draw:style-name="gr3" draw:text-style-name="P5" svg:x1="4.6591in" svg:y1="0.7673in" svg:x2="4.8575in" svg:y2="0.7673in"><text:p/></draw:line><draw:line draw:name="Shape6" draw:style-name="gr3" draw:text-style-name="P5" svg:x1="4.6531in" svg:y1="0.7118in" svg:x2="4.8283in" svg:y2="0.7118in"><text:p/></draw:line><draw:line draw:name="Shape6" draw:style-name="gr3" draw:text-style-name="P5" svg:x1="4.6768in" svg:y1="0.8299in" svg:x2="4.8693in" svg:y2="0.8264in"><text:p/></draw:line><draw:line draw:name="Shape6" draw:style-name="gr3" draw:text-style-name="P5" svg:x1="4.7004in" svg:y1="0.8827in" svg:x2="4.9122in" svg:y2="0.8827in"><text:p/></draw:line></draw:g><draw:frame draw:name="Shape5" draw:style-name="gr39" draw:text-style-name="P7" svg:width="0.2087in" svg:height="0.1661in" svg:x="4.522in" svg:y="0.5335in"><draw:text-box><text:p><text:span text:style-name="T2">F</text:span><text:span text:style-name="T2">C</text:span><text:span text:style-name="T2">2</text:span></text:p></draw:text-box></draw:frame></draw:g></text:p>
      <text:p text:style-name="P4"><draw:g text:anchor-type="paragraph" draw:z-index="134" draw:style-name="gr1"><draw:custom-shape draw:name="Shape2" draw:style-name="gr108" draw:text-style-name="P27" svg:width="0.4933in" svg:height="0.4287in" svg:x="2.3846in" svg:y="0.6496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09" draw:text-style-name="P27" svg:width="0.4933in" svg:height="0.4295in" svg:x="2.428in" svg:y="0.6925in"><text:p/><draw:enhanced-geometry svg:viewBox="0 0 21600 21600" draw:mirror-horizontal="false" draw:mirror-vertical="false" draw:type="rectangle" draw:enhanced-path="M 0 0 L 21600 0 21600 21600 0 21600 0 0 Z N"/></draw:custom-shape><draw:custom-shape draw:name="Shape2" draw:style-name="gr108" draw:text-style-name="P27" svg:width="0.4933in" svg:height="0.4287in" svg:x="2.5272in" svg:y="0.7878in"><text:p/><draw:enhanced-geometry svg:viewBox="0 0 21600 21600" draw:mirror-horizontal="false" draw:mirror-vertical="false" draw:type="rectangle" draw:enhanced-path="M 0 0 L 21600 0 21600 21600 0 21600 0 0 Z N"/></draw:custom-shape><draw:frame draw:name="Shape11" draw:style-name="gr28" draw:text-style-name="P26" svg:width="0.2106in" svg:height="0.1925in" draw:transform="rotate (-0.801629725440996) translate (2.51527777777778in 0.571527777777778in)"><draw:text-box><text:p><text:span text:style-name="T9">…</text:span></text:p></draw:text-box></draw:frame><draw:frame draw:name="Shape11" draw:style-name="gr28" draw:text-style-name="P26" svg:width="0.2106in" svg:height="0.1925in" draw:transform="rotate (-0.801629725440996) translate (3.00069444444444in 0.585115923009624in)"><draw:text-box><text:p><text:span text:style-name="T9">.</text:span><text:span text:style-name="T9">.</text:span><text:span text:style-name="T9">.</text:span></text:p></draw:text-box></draw:frame><draw:frame draw:name="Shape11" draw:style-name="gr28" draw:text-style-name="P26" svg:width="0.165in" svg:height="0.1925in" draw:transform="rotate (-0.8004079949646) translate (2.52291666666667in 0.985416666666667in)"><draw:text-box><text:p><text:span text:style-name="T9">.</text:span><text:span text:style-name="T9">.</text:span><text:span text:style-name="T9">.</text:span></text:p></draw:text-box></draw:frame></draw:g><draw:g text:anchor-type="paragraph" draw:z-index="135" draw:style-name="gr1"><draw:frame draw:name="Shape11" draw:style-name="gr28" draw:text-style-name="P18" svg:width="0.2531in" svg:height="0.1925in" draw:transform="rotate (-0.802851455917392) translate (1.43194444444444in 1.12083333333333in)"><draw:text-box><text:p>.…</text:p></draw:text-box></draw:frame><draw:frame draw:name="Shape11" draw:style-name="gr32" draw:text-style-name="P18" svg:width="0.3248in" svg:height="0.2413in" draw:transform="rotate (-0.802851455917392) translate (2.18402777777778in 0.455555555555556in)"><draw:text-box><text:p>….</text:p></draw:text-box></draw:frame><draw:custom-shape draw:name="Shape2" draw:style-name="gr33" svg:width="0.7587in" svg:height="0.6587in" svg:x="1.2575in" svg:y="0.4917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24in" svg:y="0.5575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4764in" svg:y="0.7039in"><text:p/><draw:enhanced-geometry svg:viewBox="0 0 21600 21600" draw:type="rectangle" draw:enhanced-path="M 0 0 L 21600 0 21600 21600 0 21600 0 0 Z N"/></draw:custom-shape><draw:frame draw:name="Shape11" draw:style-name="gr32" draw:text-style-name="P18" svg:width="0.3248in" svg:height="0.2413in" draw:transform="rotate (-0.802851455917392) translate (1.45902777777778in 0.458333333333333in)"><draw:text-box><text:p>….</text:p></draw:text-box></draw:frame></draw:g><draw:custom-shape text:anchor-type="paragraph" draw:z-index="136" draw:name="Shape2" draw:style-name="gr73" svg:width="0.7587in" svg:height="0.6587in" svg:x="0.2457in" svg:y="0.5882in"><text:p/><draw:enhanced-geometry svg:viewBox="0 0 21600 21600" draw:type="rectangle" draw:enhanced-path="M 0 0 L 21600 0 21600 21600 0 21600 0 0 Z N"/></draw:custom-shape><draw:g text:anchor-type="paragraph" draw:z-index="137" draw:style-name="gr1"><draw:custom-shape draw:name="Shape3" draw:style-name="gr34" draw:text-style-name="P19" svg:width="0.1559in" svg:height="0.1295in" svg:x="1.7445in" svg:y="0.91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1.9in" svg:y1="0.911in" svg:x2="2.7925in" svg:y2="1.0197in"><text:p/></draw:line><draw:line draw:name="Shape4" draw:style-name="gr35" draw:text-style-name="P6" svg:x1="1.8996in" svg:y1="1.0402in" svg:x2="2.7921in" svg:y2="1.0402in"><text:p/></draw:line></draw:g></draw:g><draw:custom-shape text:anchor-type="paragraph" draw:z-index="138" draw:name="Shape3" draw:style-name="gr74" draw:text-style-name="P19" svg:width="0.1421in" svg:height="0.1461in" svg:x="2.7925in" svg:y="0.9016in"><text:p/><draw:enhanced-geometry svg:viewBox="0 0 21600 21600" draw:type="rectangle" draw:enhanced-path="M 0 0 L 21600 0 21600 21600 0 21600 0 0 Z N"/></draw:custom-shape><draw:g text:anchor-type="paragraph" draw:z-index="139" draw:style-name="gr1"><draw:custom-shape draw:name="Shape3" draw:style-name="gr37" draw:text-style-name="P19" svg:width="0.1886in" svg:height="0.1886in" svg:x="0.6807in" svg:y="0.8382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0.8646in" svg:y1="0.8382in" svg:x2="1.7449in" svg:y2="1.0047in"><text:p/></draw:line><draw:line draw:name="Shape4" draw:style-name="gr35" draw:text-style-name="P6" svg:x1="0.8646in" svg:y1="1.0264in" svg:x2="1.7449in" svg:y2="1.0264in"><text:p/></draw:line></draw:g></draw:g><draw:frame text:anchor-type="paragraph" draw:z-index="140" draw:name="Shape9" draw:style-name="gr82" draw:text-style-name="P21" svg:width="0.326in" svg:height="0.124in" draw:transform="rotate (-0.00907571211037019) translate (1.61041666666667in 1.36041666666667in)"><draw:text-box><text:p><text:span text:style-name="T6">w x </text:span><text:span text:style-name="T6">h</text:span></text:p></draw:text-box></draw:frame><draw:frame text:anchor-type="paragraph" draw:z-index="141" draw:name="Shape9" draw:style-name="gr82" draw:text-style-name="P21" svg:width="0.2713in" svg:height="0.124in" draw:transform="rotate (-0.00907571211037019) translate (2.69375in 1.23472222222222in)"><draw:text-box><text:p><text:span text:style-name="T6">w x h </text:span></text:p></draw:text-box></draw:frame><draw:frame text:anchor-type="paragraph" draw:z-index="142" draw:name="Shape5" draw:style-name="gr85" draw:text-style-name="P23" svg:width="0.2988in" svg:height="0.1461in" svg:x="0.5264in" svg:y="0.4728in"><draw:text-box><text:p text:style-name="P6"><text:span text:style-name="T2">Input</text:span></text:p></draw:text-box></draw:frame><draw:g text:anchor-type="paragraph" draw:z-index="143" draw:style-name="gr1"><draw:line draw:name="Shape4" draw:style-name="gr4" draw:text-style-name="P6" svg:x1="5.3657in" svg:y1="0.813in" svg:x2="5.4839in" svg:y2="1.1276in"><text:p/></draw:line><draw:frame draw:name="Shape5" draw:style-name="gr58" draw:text-style-name="P21" svg:width="0.187in" svg:height="0.1386in" svg:x="5.298in" svg:y="0.7217in"><draw:text-box><text:p><text:span text:style-name="T6">F</text:span><text:span text:style-name="T6">C</text:span><text:span text:style-name="T6">2</text:span></text:p></draw:text-box></draw:frame><draw:frame draw:name="Shape5" draw:style-name="gr110" draw:text-style-name="P32" svg:width="0.374in" svg:height="0.1606in" svg:x="5.5181in" svg:y="1.1465in"><draw:text-box><text:p><text:span text:style-name="T10">F</text:span><text:span text:style-name="T10">C</text:span><text:span text:style-name="T10">2</text:span><text:span text:style-name="T10"> 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s</text:span></text:p></draw:text-box></draw:frame><draw:g draw:style-name="gr2"><draw:line draw:name="Shape6" draw:style-name="gr3" draw:text-style-name="P5" svg:x1="5.0803in" svg:y1="1.128in" svg:x2="5.4772in" svg:y2="1.128in"><text:p/></draw:line><draw:line draw:name="Shape6" draw:style-name="gr3" draw:text-style-name="P5" svg:x1="4.9925in" svg:y1="0.813in" svg:x2="5.3591in" svg:y2="0.813in"><text:p/></draw:line><draw:line draw:name="Shape6" draw:style-name="gr3" draw:text-style-name="P5" svg:x1="5.0803in" svg:y1="1.1272in" svg:x2="5.4051in" svg:y2="1.0035in"><text:p/></draw:line><draw:line draw:name="Shape6" draw:style-name="gr3" draw:text-style-name="P5" svg:x1="5.0886in" svg:y1="1.0012in" svg:x2="5.439in" svg:y2="1.0626in"><text:p/></draw:line><draw:line draw:name="Shape6" draw:style-name="gr3" draw:text-style-name="P5" svg:x1="5.0886in" svg:y1="0.9217in" svg:x2="5.4051in" svg:y2="1.0016in"><text:p/></draw:line><draw:line draw:name="Shape6" draw:style-name="gr3" draw:text-style-name="P5" svg:x1="5.0232in" svg:y1="0.8598in" svg:x2="5.3736in" svg:y2="0.9213in"><text:p/></draw:line><draw:line draw:name="Shape6" draw:style-name="gr3" draw:text-style-name="P5" svg:x1="5.1236in" svg:y1="0.952in" svg:x2="5.3811in" svg:y2="0.8598in"><text:p/></draw:line><draw:line draw:name="Shape6" draw:style-name="gr3" draw:text-style-name="P5" svg:x1="5.0886in" svg:y1="1.0626in" svg:x2="5.3811in" svg:y2="0.939in"><text:p/></draw:line></draw:g><draw:g draw:style-name="gr2"><draw:line draw:name="Shape6" draw:style-name="gr3" draw:text-style-name="P5" svg:x1="5.4776in" svg:y1="1.128in" svg:x2="5.8744in" svg:y2="1.128in"><text:p/></draw:line><draw:line draw:name="Shape6" draw:style-name="gr3" draw:text-style-name="P5" svg:x1="5.3894in" svg:y1="0.813in" svg:x2="5.7559in" svg:y2="0.813in"><text:p/></draw:line><draw:line draw:name="Shape6" draw:style-name="gr3" draw:text-style-name="P5" svg:x1="5.4776in" svg:y1="1.1272in" svg:x2="5.8024in" svg:y2="1.0035in"><text:p/></draw:line><draw:line draw:name="Shape6" draw:style-name="gr3" draw:text-style-name="P5" svg:x1="5.4524in" svg:y1="0.9791in" svg:x2="5.8362in" svg:y2="1.0638in"><text:p/></draw:line><draw:line draw:name="Shape6" draw:style-name="gr3" draw:text-style-name="P5" svg:x1="5.4205in" svg:y1="0.898in" svg:x2="5.8031in" svg:y2="1.002in"><text:p/></draw:line><draw:line draw:name="Shape6" draw:style-name="gr3" draw:text-style-name="P5" svg:x1="5.4205in" svg:y1="0.8598in" svg:x2="5.7709in" svg:y2="0.9213in"><text:p/></draw:line><draw:line draw:name="Shape6" draw:style-name="gr3" draw:text-style-name="P5" svg:x1="5.4524in" svg:y1="0.978in" svg:x2="5.7783in" svg:y2="0.8598in"><text:p/></draw:line><draw:line draw:name="Shape6" draw:style-name="gr3" draw:text-style-name="P5" svg:x1="5.4858in" svg:y1="1.0626in" svg:x2="5.7783in" svg:y2="0.939in"><text:p/></draw:line></draw:g><draw:line draw:name="Shape4" draw:style-name="gr4" draw:text-style-name="P6" svg:x1="5.7559in" svg:y1="0.813in" svg:x2="5.874in" svg:y2="1.1276in"><text:p/></draw:line><draw:g draw:style-name="gr2"><draw:line draw:name="Shape6" draw:style-name="gr3" draw:text-style-name="P5" svg:x1="5.8744in" svg:y1="1.1087in" svg:x2="6.0551in" svg:y2="1.1087in"><text:p/></draw:line><draw:line draw:name="Shape6" draw:style-name="gr3" draw:text-style-name="P5" svg:x1="5.787in" svg:y1="0.813in" svg:x2="5.9736in" svg:y2="0.813in"><text:p/></draw:line><draw:line draw:name="Shape6" draw:style-name="gr3" draw:text-style-name="P5" svg:x1="5.8591in" svg:y1="1.05in" svg:x2="6.0457in" svg:y2="1.05in"><text:p/></draw:line><draw:line draw:name="Shape6" draw:style-name="gr3" draw:text-style-name="P5" svg:x1="5.8114in" svg:y1="0.9055in" svg:x2="5.989in" svg:y2="0.9055in"><text:p/></draw:line><draw:line draw:name="Shape6" draw:style-name="gr3" draw:text-style-name="P5" svg:x1="5.8063in" svg:y1="0.8583in" svg:x2="5.9634in" svg:y2="0.8583in"><text:p/></draw:line><draw:line draw:name="Shape6" draw:style-name="gr3" draw:text-style-name="P5" svg:x1="5.8272in" svg:y1="0.9571in" svg:x2="5.9996in" svg:y2="0.9539in"><text:p/></draw:line><draw:line draw:name="Shape6" draw:style-name="gr3" draw:text-style-name="P5" svg:x1="5.848in" svg:y1="1.0012in" svg:x2="6.0378in" svg:y2="1.0012in"><text:p/></draw:line></draw:g><draw:frame draw:name="Shape5" draw:style-name="gr58" draw:text-style-name="P21" svg:width="0.187in" svg:height="0.1386in" svg:x="5.6878in" svg:y="0.7098in"><draw:text-box><text:p><text:span text:style-name="T6">F</text:span><text:span text:style-name="T6">C</text:span><text:span text:style-name="T6">3</text:span></text:p></draw:text-box></draw:frame></draw:g><draw:frame text:anchor-type="paragraph" draw:z-index="145" draw:name="Shape9" draw:style-name="gr82" draw:text-style-name="P21" svg:width="0.1161in" svg:height="0.124in" draw:transform="rotate (-0.785398163397448) translate (1.37569444444444in 1.26319444444444in)"><draw:text-box><text:p><text:span text:style-name="T6">d</text:span></text:p></draw:text-box></draw:frame><draw:frame text:anchor-type="paragraph" draw:z-index="146" draw:name="Shape9" draw:style-name="gr82" draw:text-style-name="P21" svg:width="0.1161in" svg:height="0.124in" draw:transform="rotate (-0.785398163397448) translate (2.41388888888889in 1.12152777777778in)"><draw:text-box><text:p><text:span text:style-name="T6">d</text:span></text:p></draw:text-box></draw:frame><draw:g text:anchor-type="paragraph" draw:z-index="122" draw:style-name="gr1"><draw:frame draw:name="Shape11" draw:style-name="gr94" draw:text-style-name="P35" svg:width="0.1496in" svg:height="0.3433in" draw:transform="rotate (-0.799535330338603) translate (4.33611111111111in 0.967361111111111in)"><draw:text-box><text:p><text:span text:style-name="T13">.</text:span><text:span text:style-name="T13">.</text:span><text:span text:style-name="T13">.</text:span></text:p></draw:text-box></draw:frame><draw:frame draw:name="Shape11" draw:style-name="gr28" draw:text-style-name="P18" svg:width="0.1323in" svg:height="0.1925in" draw:transform="rotate (-0.807738377822975) translate (4.64652777777778in 0.754861111111111in)"><draw:text-box><text:p>...</text:p></draw:text-box></draw:frame><draw:custom-shape draw:name="Shape2" draw:style-name="gr95" svg:width="0.3098in" svg:height="0.2689in" svg:x="4.2472in" svg:y="0.772in"><text:p/><draw:enhanced-geometry svg:viewBox="0 0 21600 21600" draw:type="rectangle" draw:enhanced-path="M 0 0 L 21600 0 21600 21600 0 21600 0 0 Z N"/></draw:custom-shape><draw:custom-shape draw:name="Shape2" draw:style-name="gr96" svg:width="0.3106in" svg:height="0.2689in" svg:x="4.2736in" svg:y="0.7992in"><text:p/><draw:enhanced-geometry svg:viewBox="0 0 21600 21600" draw:type="rectangle" draw:enhanced-path="M 0 0 L 21600 0 21600 21600 0 21600 0 0 Z N"/></draw:custom-shape><draw:custom-shape draw:name="Shape2" draw:style-name="gr95" svg:width="0.3098in" svg:height="0.2689in" svg:x="4.3366in" svg:y="0.8591in"><text:p/><draw:enhanced-geometry svg:viewBox="0 0 21600 21600" draw:type="rectangle" draw:enhanced-path="M 0 0 L 21600 0 21600 21600 0 21600 0 0 Z N"/></draw:custom-shape><draw:frame draw:name="Shape11" draw:style-name="gr40" draw:text-style-name="P35" svg:width="0.1331in" svg:height="0.1724in" draw:transform="rotate (-0.8002334620394) translate (4.33263888888889in 0.685416666666667in)"><draw:text-box><text:p><text:span text:style-name="T13">…</text:span></text:p></draw:text-box></draw:frame></draw:g><draw:g text:anchor-type="paragraph" draw:z-index="123" draw:style-name="gr1"><draw:frame draw:name="Shape11" draw:style-name="gr97" draw:text-style-name="P32" svg:width="0.1398in" svg:height="0.1949in" draw:transform="rotate (-0.799535330338603) translate (3.74236111111111in 0.975in)"><draw:text-box><text:p><text:span text:style-name="T13">…</text:span></text:p></draw:text-box></draw:frame><draw:frame draw:name="Shape11" draw:style-name="gr98" draw:text-style-name="P26" svg:width="0.1787in" svg:height="0.3843in" draw:transform="rotate (-0.804596785169387) translate (4.15625in 0.661805555555556in)"><draw:text-box><text:p><text:span text:style-name="T9">…</text:span><text:span text:style-name="T9">.</text:span></text:p></draw:text-box></draw:frame><draw:custom-shape draw:name="Shape2" draw:style-name="gr99" draw:text-style-name="P27" svg:width="0.4169in" svg:height="0.3614in" svg:x="3.6472in" svg:y="0.6819in"><text:p/><draw:enhanced-geometry svg:viewBox="0 0 21600 21600" draw:type="rectangle" draw:enhanced-path="M 0 0 L 21600 0 21600 21600 0 21600 0 0 Z N"/></draw:custom-shape><draw:custom-shape draw:name="Shape2" draw:style-name="gr100" draw:text-style-name="P27" svg:width="0.4177in" svg:height="0.3614in" svg:x="3.6835in" svg:y="0.7181in"><text:p/><draw:enhanced-geometry svg:viewBox="0 0 21600 21600" draw:type="rectangle" draw:enhanced-path="M 0 0 L 21600 0 21600 21600 0 21600 0 0 Z N"/></draw:custom-shape><draw:custom-shape draw:name="Shape2" draw:style-name="gr99" draw:text-style-name="P27" svg:width="0.4169in" svg:height="0.3614in" svg:x="3.7673in" svg:y="0.7988in"><text:p/><draw:enhanced-geometry svg:viewBox="0 0 21600 21600" draw:type="rectangle" draw:enhanced-path="M 0 0 L 21600 0 21600 21600 0 21600 0 0 Z N"/></draw:custom-shape><draw:frame draw:name="Shape11" draw:style-name="gr101" draw:text-style-name="P35" svg:width="0.1795in" svg:height="0.1941in" draw:transform="rotate (-0.799011731563004) translate (3.75694444444444in 0.621527777777778in)"><draw:text-box><text:p><text:span text:style-name="T13">…</text:span></text:p></draw:text-box></draw:frame></draw:g><draw:g text:anchor-type="paragraph" draw:z-index="124" draw:style-name="gr1"><draw:custom-shape draw:name="Shape3" draw:style-name="gr102" draw:text-style-name="P19" svg:width="0.0862in" svg:height="0.0713in" svg:x="3.9256in" svg:y="0.929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4.0114in" svg:y1="0.9287in" svg:x2="4.5016in" svg:y2="0.9886in"><text:p/></draw:line><draw:line draw:name="Shape4" draw:style-name="gr35" draw:text-style-name="P6" svg:x1="4.011in" svg:y1="0.9996in" svg:x2="4.5012in" svg:y2="0.9996in"><text:p/></draw:line></draw:g></draw:g><draw:custom-shape text:anchor-type="paragraph" draw:z-index="125" draw:name="Shape3" draw:style-name="gr103" draw:text-style-name="P19" svg:width="0.078in" svg:height="0.0803in" svg:x="4.5016in" svg:y="0.9236in"><text:p/><draw:enhanced-geometry svg:viewBox="0 0 21600 21600" draw:type="rectangle" draw:enhanced-path="M 0 0 L 21600 0 21600 21600 0 21600 0 0 Z N"/></draw:custom-shape><draw:frame text:anchor-type="paragraph" draw:z-index="126" draw:name="Shape9" draw:style-name="gr104" draw:text-style-name="P21" svg:width="0.215in" svg:height="0.0969in" draw:transform="rotate (-0.00767944870877482) translate (3.85208333333333in 1.17569444444444in)"><draw:text-box><text:p><text:span text:style-name="T6">w x h</text:span></text:p></draw:text-box></draw:frame><draw:frame text:anchor-type="paragraph" draw:z-index="127" draw:name="Shape9" draw:style-name="gr105" draw:text-style-name="P21" svg:width="0.1913in" svg:height="0.1925in" draw:transform="rotate (-0.0139626340159549) translate (4.4125in 1.13472222222222in)"><draw:text-box><text:p><text:span text:style-name="T6">w x h </text:span></text:p></draw:text-box></draw:frame><draw:frame text:anchor-type="paragraph" draw:z-index="132" draw:name="Shape9" draw:style-name="gr104" draw:text-style-name="P21" svg:width="0.0642in" svg:height="0.0969in" draw:transform="rotate (-0.785398163397448) translate (3.72291666666667in 1.12222222222222in)"><draw:text-box><text:p><text:span text:style-name="T6">d</text:span></text:p></draw:text-box></draw:frame><draw:frame text:anchor-type="paragraph" draw:z-index="133" draw:name="Shape9" draw:style-name="gr104" draw:text-style-name="P21" svg:width="0.065in" svg:height="0.0969in" draw:transform="rotate (-0.785398163397448) translate (4.27708333333333in 1.07430555555556in)"><draw:text-box><text:p><text:span text:style-name="T6">d</text:span></text:p></draw:text-box></draw:frame><draw:frame text:anchor-type="paragraph" draw:z-index="128" draw:name="Shape5" draw:style-name="gr106" draw:text-style-name="P36" svg:width="0.3634in" svg:height="0.1551in" svg:x="3.5083in" svg:y="0.2272in"><draw:text-box><text:p text:style-name="P24"><text:span text:style-name="T14">Convol</text:span><text:span text:style-name="T14">ution</text:span></text:p></draw:text-box></draw:frame><draw:line text:anchor-type="paragraph" draw:z-index="129" draw:name="Shape7" draw:style-name="gr81" draw:text-style-name="P6" svg:x1="3.6102in" svg:y1="0.3819in" svg:x2="3.6102in" svg:y2="0.8055in"><text:p/></draw:line><draw:frame text:anchor-type="paragraph" draw:z-index="130" draw:name="Shape5" draw:style-name="gr107" draw:text-style-name="P37" svg:width="0.363in" svg:height="0.1724in" svg:x="3.9917in" svg:y="0.2161in"><draw:text-box><text:p text:style-name="P24"><text:span text:style-name="T14"><text:s/></text:span><text:span text:style-name="T14">Max Pooling </text:span></text:p></draw:text-box></draw:frame><draw:line text:anchor-type="paragraph" draw:z-index="131" draw:name="Shape7" draw:style-name="gr81" draw:text-style-name="P6" svg:x1="4.2134in" svg:y1="0.3882in" svg:x2="4.2134in" svg:y2="0.802in"><text:p/></draw:line><draw:g text:anchor-type="paragraph" draw:z-index="144" draw:style-name="gr1"><draw:frame draw:name="Shape5" draw:style-name="gr86" draw:text-style-name="P33" svg:width="0.6614in" svg:height="0.2567in" svg:x="1.0874in" svg:y="0.1819in"><draw:text-box><text:p text:style-name="P24"><text:span text:style-name="T12"><text:s/></text:span><text:span text:style-name="T12">C</text:span><text:span text:style-name="T12">o</text:span><text:span text:style-name="T12">n</text:span><text:span text:style-name="T12">v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/text:p></draw:text-box></draw:frame><draw:line draw:name="Shape7" draw:style-name="gr43" draw:text-style-name="P6" svg:x1="1.1693in" svg:y1="0.4382in" svg:x2="1.1693in" svg:y2="0.6862in"><text:p/></draw:line><draw:frame draw:name="Shape5" draw:style-name="gr87" draw:text-style-name="P34" svg:width="0.6614in" svg:height="0.1815in" svg:x="1.9421in" svg:y="0.2138in"><draw:text-box><text:p text:style-name="P24"><text:span text:style-name="T12"><text:s/></text:span><text:span text:style-name="T12">M</text:span><text:span text:style-name="T12">a</text:span><text:span text:style-name="T12">x</text:span><text:span text:style-name="T12"> </text:span><text:span text:style-name="T12">P</text:span><text:span text:style-name="T12">o</text:span><text:span text:style-name="T12">o</text:span><text:span text:style-name="T12">l</text:span><text:span text:style-name="T12">i</text:span><text:span text:style-name="T12">n</text:span><text:span text:style-name="T12">g</text:span><text:span text:style-name="T12"> </text:span></text:p></draw:text-box></draw:frame><draw:line draw:name="Shape7" draw:style-name="gr43" draw:text-style-name="P6" svg:x1="2.2681in" svg:y1="0.3953in" svg:x2="2.2681in" svg:y2="0.6807in"><text:p/></draw:line></draw:g><draw:g text:anchor-type="paragraph" draw:z-index="149" draw:style-name="gr1"><draw:line draw:name="Shape4" draw:style-name="gr4" draw:text-style-name="P39" svg:x1="4.9524in" svg:y1="0.8016in" svg:x2="5.0705in" svg:y2="1.1181in"><text:p/></draw:line><draw:frame draw:name="Shape5" draw:style-name="gr113" draw:text-style-name="P21" svg:width="0.187in" svg:height="0.0969in" svg:x="4.8846in" svg:y="0.7098in"><draw:text-box><text:p><text:span text:style-name="T6">F</text:span><text:span text:style-name="T6">C</text:span><text:span text:style-name="T6">1</text:span></text:p></draw:text-box></draw:frame><draw:frame draw:name="Shape5" draw:style-name="gr114" draw:text-style-name="P32" svg:width="0.374in" svg:height="0.1079in" svg:x="5.1039in" svg:y="1.1378in"><draw:text-box><text:p><text:span text:style-name="T10">F</text:span><text:span text:style-name="T10">C</text:span><text:span text:style-name="T10">1</text:span><text:span text:style-name="T10"> 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s</text:span></text:p></draw:text-box></draw:frame><draw:g draw:style-name="gr2"><draw:line draw:name="Shape6" draw:style-name="gr3" draw:text-style-name="P40" svg:x1="4.6665in" svg:y1="1.1185in" svg:x2="5.0634in" svg:y2="1.1185in"><text:p/></draw:line><draw:line draw:name="Shape6" draw:style-name="gr3" draw:text-style-name="P40" svg:x1="4.5787in" svg:y1="0.8016in" svg:x2="4.9453in" svg:y2="0.8016in"><text:p/></draw:line><draw:line draw:name="Shape6" draw:style-name="gr3" draw:text-style-name="P40" svg:x1="4.6665in" svg:y1="1.1181in" svg:x2="4.9913in" svg:y2="0.9937in"><text:p/></draw:line><draw:line draw:name="Shape6" draw:style-name="gr3" draw:text-style-name="P40" svg:x1="4.674in" svg:y1="0.9909in" svg:x2="5.0244in" svg:y2="1.0528in"><text:p/></draw:line><draw:line draw:name="Shape6" draw:style-name="gr3" draw:text-style-name="P40" svg:x1="4.674in" svg:y1="0.9118in" svg:x2="4.9906in" svg:y2="0.9921in"><text:p/></draw:line><draw:line draw:name="Shape6" draw:style-name="gr3" draw:text-style-name="P40" svg:x1="4.6087in" svg:y1="0.85in" svg:x2="4.9591in" svg:y2="0.9118in"><text:p/></draw:line><draw:line draw:name="Shape6" draw:style-name="gr3" draw:text-style-name="P40" svg:x1="4.7091in" svg:y1="0.9425in" svg:x2="4.9665in" svg:y2="0.85in"><text:p/></draw:line><draw:line draw:name="Shape6" draw:style-name="gr3" draw:text-style-name="P40" svg:x1="4.674in" svg:y1="1.0535in" svg:x2="4.9665in" svg:y2="0.9291in"><text:p/></draw:line></draw:g></draw:g><draw:g text:anchor-type="paragraph" draw:z-index="150" draw:style-name="gr1"><draw:frame draw:name="Shape11" draw:style-name="gr27" draw:text-style-name="P18" svg:width="0.1886in" svg:height="0.3512in" draw:transform="rotate (-0.803724120543389) translate (2.56041666666667in 3.14067147856518in)"><draw:text-box><text:p>...</text:p></draw:text-box></draw:frame><draw:frame draw:name="Shape11" draw:style-name="gr28" draw:text-style-name="P18" svg:width="0.2413in" svg:height="0.1925in" draw:transform="rotate (-0.803724120543389) translate (3.11736111111111in 2.65138888888889in)"><draw:text-box><text:p>...</text:p></draw:text-box></draw:frame><draw:custom-shape draw:name="Shape2" draw:style-name="gr29" svg:width="0.5642in" svg:height="0.4898in" svg:x="2.3909in" svg:y="2.6835in"><text:p/><draw:enhanced-geometry svg:viewBox="0 0 21600 21600" draw:type="rectangle" draw:enhanced-path="M 0 0 L 21600 0 21600 21600 0 21600 0 0 Z N"/></draw:custom-shape><draw:custom-shape draw:name="Shape2" draw:style-name="gr30" svg:width="0.5642in" svg:height="0.4906in" svg:x="2.4402in" svg:y="2.7327in"><text:p/><draw:enhanced-geometry svg:viewBox="0 0 21600 21600" draw:type="rectangle" draw:enhanced-path="M 0 0 L 21600 0 21600 21600 0 21600 0 0 Z N"/></draw:custom-shape><draw:custom-shape draw:name="Shape2" draw:style-name="gr31" svg:width="0.5634in" svg:height="0.4898in" svg:x="2.5539in" svg:y="2.8417in"><text:p/><draw:enhanced-geometry svg:viewBox="0 0 21600 21600" draw:type="rectangle" draw:enhanced-path="M 0 0 L 21600 0 21600 21600 0 21600 0 0 Z N"/></draw:custom-shape><draw:frame draw:name="Shape11" draw:style-name="gr28" draw:text-style-name="P18" svg:width="0.2421in" svg:height="0.1925in" draw:transform="rotate (-0.801629725440996) translate (2.54027777777778in 2.65872703412073in)"><draw:text-box><text:p>…</text:p></draw:text-box></draw:frame></draw:g><draw:g text:anchor-type="paragraph" draw:z-index="151" draw:style-name="gr1"><draw:frame draw:name="Shape11" draw:style-name="gr28" draw:text-style-name="P18" svg:width="0.2531in" svg:height="0.1925in" draw:transform="rotate (-0.802851455917392) translate (1.49375in 3.17886592300962in)"><draw:text-box><text:p>.…</text:p></draw:text-box></draw:frame><draw:frame draw:name="Shape11" draw:style-name="gr32" draw:text-style-name="P18" svg:width="0.3248in" svg:height="0.2413in" draw:transform="rotate (-0.802851455917392) translate (2.24583333333333in 2.51319444444444in)"><draw:text-box><text:p>….</text:p></draw:text-box></draw:frame><draw:custom-shape draw:name="Shape2" draw:style-name="gr33" svg:width="0.7587in" svg:height="0.6587in" svg:x="1.3193in" svg:y="2.5496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3858in" svg:y="2.6154in"><text:p/><draw:enhanced-geometry svg:viewBox="0 0 21600 21600" draw:type="rectangle" draw:enhanced-path="M 0 0 L 21600 0 21600 21600 0 21600 0 0 Z N"/></draw:custom-shape><draw:custom-shape draw:name="Shape2" draw:style-name="gr33" svg:width="0.7587in" svg:height="0.6587in" svg:x="1.5382in" svg:y="2.7618in"><text:p/><draw:enhanced-geometry svg:viewBox="0 0 21600 21600" draw:type="rectangle" draw:enhanced-path="M 0 0 L 21600 0 21600 21600 0 21600 0 0 Z N"/></draw:custom-shape><draw:frame draw:name="Shape11" draw:style-name="gr32" draw:text-style-name="P18" svg:width="0.3248in" svg:height="0.2413in" draw:transform="rotate (-0.802851455917392) translate (1.52083333333333in 2.51597222222222in)"><draw:text-box><text:p>….</text:p></draw:text-box></draw:frame></draw:g><draw:custom-shape text:anchor-type="paragraph" draw:z-index="152" draw:name="Shape2" draw:style-name="gr73" svg:width="0.7587in" svg:height="0.6587in" svg:x="0.3075in" svg:y="2.6457in"><text:p/><draw:enhanced-geometry svg:viewBox="0 0 21600 21600" draw:type="rectangle" draw:enhanced-path="M 0 0 L 21600 0 21600 21600 0 21600 0 0 Z N"/></draw:custom-shape><draw:g text:anchor-type="paragraph" draw:z-index="153" draw:style-name="gr1"><draw:custom-shape draw:name="Shape3" draw:style-name="gr34" draw:text-style-name="P19" svg:width="0.1559in" svg:height="0.1295in" svg:x="1.8063in" svg:y="2.9689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1.9618in" svg:y1="2.9685in" svg:x2="2.8543in" svg:y2="3.0772in"><text:p/></draw:line><draw:line draw:name="Shape4" draw:style-name="gr35" draw:text-style-name="P6" svg:x1="1.9614in" svg:y1="3.0976in" svg:x2="2.8539in" svg:y2="3.0976in"><text:p/></draw:line></draw:g></draw:g><draw:custom-shape text:anchor-type="paragraph" draw:z-index="154" draw:name="Shape3" draw:style-name="gr74" draw:text-style-name="P19" svg:width="0.1421in" svg:height="0.1461in" svg:x="2.8543in" svg:y="2.9591in"><text:p/><draw:enhanced-geometry svg:viewBox="0 0 21600 21600" draw:type="rectangle" draw:enhanced-path="M 0 0 L 21600 0 21600 21600 0 21600 0 0 Z N"/></draw:custom-shape><draw:g text:anchor-type="paragraph" draw:z-index="155" draw:style-name="gr1"><draw:custom-shape draw:name="Shape3" draw:style-name="gr37" draw:text-style-name="P19" svg:width="0.1886in" svg:height="0.1886in" svg:x="0.7425in" svg:y="2.7181in"><text:p/><draw:enhanced-geometry svg:viewBox="0 0 21600 21600" draw:type="rectangle" draw:enhanced-path="M 0 0 L 21600 0 21600 21600 0 21600 0 0 Z N"/></draw:custom-shape><draw:g draw:style-name="gr2"><draw:line draw:name="Shape4" draw:style-name="gr35" draw:text-style-name="P6" svg:x1="0.9264in" svg:y1="2.7177in" svg:x2="1.8067in" svg:y2="2.8843in"><text:p/></draw:line><draw:line draw:name="Shape4" draw:style-name="gr35" draw:text-style-name="P6" svg:x1="0.9264in" svg:y1="2.9059in" svg:x2="1.8067in" svg:y2="2.9059in"><text:p/></draw:line></draw:g></draw:g><draw:frame text:anchor-type="paragraph" draw:z-index="156" draw:name="Shape9" draw:style-name="gr82" draw:text-style-name="P21" svg:width="0.326in" svg:height="0.124in" draw:transform="rotate (-0.00907571211037019) translate (1.67222222222222in 3.41805555555556in)"><draw:text-box><text:p><text:span text:style-name="T6">w</text:span><text:span text:style-name="T6"> </text:span><text:span text:style-name="T6">x</text:span><text:span text:style-name="T6"> </text:span><text:span text:style-name="T6">h</text:span></text:p></draw:text-box></draw:frame><draw:frame text:anchor-type="paragraph" draw:z-index="157" draw:name="Shape9" draw:style-name="gr82" draw:text-style-name="P21" svg:width="0.2713in" svg:height="0.124in" draw:transform="rotate (-0.00907571211037019) translate (2.69236111111111in 3.34444444444444in)"><draw:text-box><text:p><text:span text:style-name="T6">w</text:span><text:span text:style-name="T6"> </text:span><text:span text:style-name="T6">x</text:span><text:span text:style-name="T6"> </text:span><text:span text:style-name="T6">h</text:span><text:span text:style-name="T6"> </text:span></text:p></draw:text-box></draw:frame><draw:frame text:anchor-type="paragraph" draw:z-index="158" draw:name="Shape5" draw:style-name="gr85" draw:text-style-name="P23" svg:width="0.2988in" svg:height="0.1461in" svg:x="0.5882in" svg:y="2.5307in"><draw:text-box><text:p text:style-name="P6"><text:span text:style-name="T2">I</text:span><text:span text:style-name="T2">n</text:span><text:span text:style-name="T2">p</text:span><text:span text:style-name="T2">u</text:span><text:span text:style-name="T2">t</text:span></text:p></draw:text-box></draw:frame><draw:g text:anchor-type="paragraph" draw:z-index="0" draw:style-name="gr1"><draw:g draw:style-name="gr2"><draw:line draw:name="Shape6" draw:style-name="gr3" draw:text-style-name="P5" svg:x1="3.1008in" svg:y1="3.2642in" svg:x2="3.7154in" svg:y2="3.2642in"><text:p/></draw:line><draw:line draw:name="Shape6" draw:style-name="gr3" draw:text-style-name="P5" svg:x1="2.9642in" svg:y1="2.6831in" svg:x2="3.5315in" svg:y2="2.6831in"><text:p/></draw:line><draw:line draw:name="Shape6" draw:style-name="gr3" draw:text-style-name="P5" svg:x1="3.1008in" svg:y1="3.2622in" svg:x2="3.6039in" svg:y2="3.0343in"><text:p/></draw:line><draw:line draw:name="Shape6" draw:style-name="gr3" draw:text-style-name="P5" svg:x1="3.0614in" svg:y1="2.9882in" svg:x2="3.6555in" svg:y2="3.1445in"><text:p/></draw:line><draw:line draw:name="Shape6" draw:style-name="gr3" draw:text-style-name="P5" svg:x1="3.0118in" svg:y1="2.8402in" svg:x2="3.6043in" svg:y2="3.0315in"><text:p/></draw:line><draw:line draw:name="Shape6" draw:style-name="gr3" draw:text-style-name="P5" svg:x1="3.0118in" svg:y1="2.7697in" svg:x2="3.5543in" svg:y2="2.8827in"><text:p/></draw:line><draw:line draw:name="Shape6" draw:style-name="gr3" draw:text-style-name="P5" svg:x1="3.0614in" svg:y1="2.9874in" svg:x2="3.5661in" svg:y2="2.7697in"><text:p/></draw:line><draw:line draw:name="Shape6" draw:style-name="gr3" draw:text-style-name="P5" svg:x1="3.1146in" svg:y1="3.1437in" svg:x2="3.5673in" svg:y2="2.9157in"><text:p/></draw:line></draw:g><draw:line draw:name="Shape4" draw:style-name="gr4" draw:text-style-name="P6" svg:x1="3.5327in" svg:y1="2.6831in" svg:x2="3.7157in" svg:y2="3.263in"><text:p/></draw:line><draw:g draw:style-name="gr2"><draw:line draw:name="Shape6" draw:style-name="gr3" draw:text-style-name="P5" svg:x1="3.715in" svg:y1="3.2283in" svg:x2="3.9945in" svg:y2="3.2283in"><text:p/></draw:line><draw:line draw:name="Shape6" draw:style-name="gr3" draw:text-style-name="P5" svg:x1="3.5795in" svg:y1="2.6831in" svg:x2="3.8685in" svg:y2="2.6831in"><text:p/></draw:line><draw:line draw:name="Shape6" draw:style-name="gr3" draw:text-style-name="P5" svg:x1="3.6909in" svg:y1="3.1197in" svg:x2="3.9799in" svg:y2="3.1197in"><text:p/></draw:line><draw:line draw:name="Shape6" draw:style-name="gr3" draw:text-style-name="P5" svg:x1="3.6169in" svg:y1="2.8528in" svg:x2="3.8921in" svg:y2="2.8528in"><text:p/></draw:line><draw:line draw:name="Shape6" draw:style-name="gr3" draw:text-style-name="P5" svg:x1="3.6091in" svg:y1="2.7673in" svg:x2="3.852in" svg:y2="2.7673in"><text:p/></draw:line><draw:line draw:name="Shape6" draw:style-name="gr3" draw:text-style-name="P5" svg:x1="3.6421in" svg:y1="2.9488in" svg:x2="3.9091in" svg:y2="2.9433in"><text:p/></draw:line><draw:line draw:name="Shape6" draw:style-name="gr3" draw:text-style-name="P5" svg:x1="3.6744in" svg:y1="3.0295in" svg:x2="3.9681in" svg:y2="3.0295in"><text:p/></draw:line></draw:g><draw:frame draw:name="Shape5" draw:style-name="gr5" draw:text-style-name="P7" svg:width="0.2894in" svg:height="0.2559in" svg:x="3.4272in" svg:y="2.4929in"><draw:text-box><text:p><text:span text:style-name="T2">F</text:span><text:span text:style-name="T2">C</text:span></text:p></draw:text-box></draw:frame></draw:g><draw:g text:anchor-type="paragraph" draw:z-index="159" draw:style-name="gr1"><draw:frame draw:name="Shape5" draw:style-name="gr86" draw:text-style-name="P33" svg:width="0.6614in" svg:height="0.2567in" svg:x="1.1492in" svg:y="2.2398in"><draw:text-box><text:p text:style-name="P24"><text:span text:style-name="T12"><text:s/></text:span><text:span text:style-name="T12">C</text:span><text:span text:style-name="T12">o</text:span><text:span text:style-name="T12">n</text:span><text:span text:style-name="T12">v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/text:p></draw:text-box></draw:frame><draw:line draw:name="Shape7" draw:style-name="gr43" draw:text-style-name="P6" svg:x1="1.2311in" svg:y1="2.4961in" svg:x2="1.2311in" svg:y2="2.7441in"><text:p/></draw:line><draw:frame draw:name="Shape5" draw:style-name="gr87" draw:text-style-name="P34" svg:width="0.6614in" svg:height="0.1815in" svg:x="2.0039in" svg:y="2.2717in"><draw:text-box><text:p text:style-name="P24"><text:span text:style-name="T12"><text:s/></text:span><text:span text:style-name="T12">M</text:span><text:span text:style-name="T12">a</text:span><text:span text:style-name="T12">x</text:span><text:span text:style-name="T12"> </text:span><text:span text:style-name="T12">P</text:span><text:span text:style-name="T12">o</text:span><text:span text:style-name="T12">o</text:span><text:span text:style-name="T12">l</text:span><text:span text:style-name="T12">i</text:span><text:span text:style-name="T12">n</text:span><text:span text:style-name="T12">g</text:span><text:span text:style-name="T12"> </text:span></text:p></draw:text-box></draw:frame><draw:line draw:name="Shape7" draw:style-name="gr43" draw:text-style-name="P6" svg:x1="2.3299in" svg:y1="2.4531in" svg:x2="2.3299in" svg:y2="2.7386in"><text:p/></draw:line></draw:g><draw:frame text:anchor-type="paragraph" draw:z-index="160" draw:name="Shape9" draw:style-name="gr82" draw:text-style-name="P21" svg:width="0.1161in" svg:height="0.124in" draw:transform="rotate (-0.785398163397448) translate (1.4375in 3.32083333333333in)"><draw:text-box><text:p><text:span text:style-name="T6">d</text:span></text:p></draw:text-box></draw:frame><draw:frame text:anchor-type="paragraph" draw:z-index="161" draw:name="Shape9" draw:style-name="gr82" draw:text-style-name="P21" svg:width="0.1161in" svg:height="0.124in" draw:transform="rotate (-0.785398163397448) translate (2.44583333333333in 3.23402777777778in)"><draw:text-box><text:p><text:span text:style-name="T6">d</text:span></text:p></draw:text-box></draw:frame><draw:g text:anchor-type="paragraph" draw:z-index="162" draw:style-name="gr1"><draw:line draw:name="Shape4" draw:style-name="gr4" draw:text-style-name="P6" svg:x1="5.2894in" svg:y1="3.7366in" svg:x2="5.4528in" svg:y2="4.2173in"><text:p/></draw:line><draw:frame draw:name="Shape5" draw:style-name="gr115" draw:text-style-name="P7" svg:width="0.2579in" svg:height="0.2122in" svg:x="5.1957in" svg:y="3.5965in"><draw:text-box><text:p><text:span text:style-name="T2">F</text:span><text:span text:style-name="T2">C</text:span><text:span text:style-name="T2">1</text:span></text:p></draw:text-box></draw:frame><draw:frame draw:name="Shape5" draw:style-name="gr116" draw:text-style-name="P21" svg:width="0.5161in" svg:height="0.2453in" svg:x="5.4992in" svg:y="4.2465in"><draw:text-box><text:p><text:span text:style-name="T6">F</text:span><text:span text:style-name="T6">C</text:span><text:span text:style-name="T6">1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s</text:span></text:p></draw:text-box></draw:frame><draw:g draw:style-name="gr2"><draw:line draw:name="Shape6" draw:style-name="gr3" draw:text-style-name="P5" svg:x1="4.8953in" svg:y1="4.2181in" svg:x2="5.4437in" svg:y2="4.2181in"><text:p/></draw:line><draw:line draw:name="Shape6" draw:style-name="gr3" draw:text-style-name="P5" svg:x1="4.774in" svg:y1="3.7366in" svg:x2="5.2807in" svg:y2="3.7366in"><text:p/></draw:line><draw:line draw:name="Shape6" draw:style-name="gr3" draw:text-style-name="P5" svg:x1="4.8953in" svg:y1="4.2165in" svg:x2="5.3441in" svg:y2="4.0272in"><text:p/></draw:line><draw:line draw:name="Shape6" draw:style-name="gr3" draw:text-style-name="P5" svg:x1="4.9059in" svg:y1="4.0244in" svg:x2="5.3902in" svg:y2="4.1181in"><text:p/></draw:line><draw:line draw:name="Shape6" draw:style-name="gr3" draw:text-style-name="P5" svg:x1="4.9059in" svg:y1="3.9031in" svg:x2="5.3437in" svg:y2="4.0252in"><text:p/></draw:line><draw:line draw:name="Shape6" draw:style-name="gr3" draw:text-style-name="P5" svg:x1="4.815in" svg:y1="3.8083in" svg:x2="5.2992in" svg:y2="3.902in"><text:p/></draw:line><draw:line draw:name="Shape6" draw:style-name="gr3" draw:text-style-name="P5" svg:x1="4.9531in" svg:y1="3.9488in" svg:x2="5.3091in" svg:y2="3.8083in"><text:p/></draw:line><draw:line draw:name="Shape6" draw:style-name="gr3" draw:text-style-name="P5" svg:x1="4.9059in" svg:y1="4.1193in" svg:x2="5.3098in" svg:y2="3.9299in"><text:p/></draw:line></draw:g></draw:g><draw:line text:anchor-type="paragraph" draw:z-index="147" draw:name="Shape12" draw:style-name="gr111" draw:text-style-name="P6" svg:x1="0.402in" svg:y1="1.7291in" svg:x2="6.7547in" svg:y2="1.7291in"><text:p/></draw:line><draw:frame text:anchor-type="paragraph" draw:z-index="148" draw:name="Shape13" draw:style-name="gr112" draw:text-style-name="P38" svg:width="0.5157in" svg:height="0.1925in" svg:x="3.0728in" svg:y="0.852in"><draw:text-box><text:p text:style-name="P6">……..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3" draw:display-name="Arrowheads 3" svg:viewBox="0 0 1131 902" svg:d="M564 0l-564 902h1131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8-05-16T10:45:41.023946504</dc:date>
    <meta:editing-duration>PT5H20M19S</meta:editing-duration>
    <meta:editing-cycles>126</meta:editing-cycles>
    <meta:generator>LibreOffice/5.1.6.2$Linux_X86_64 LibreOffice_project/10m0$Build-2</meta:generator>
    <meta:document-statistic meta:table-count="0" meta:image-count="0" meta:object-count="0" meta:page-count="3" meta:paragraph-count="3" meta:word-count="12" meta:character-count="64" meta:non-whitespace-character-count="53"/>
  </office:meta>
</office:document-meta>
</file>